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047in"/>
    </style:style>
    <style:style style:name="co2" style:family="table-column">
      <style:table-column-properties fo:break-before="auto" style:column-width="0.8752in"/>
    </style:style>
    <style:style style:name="co3" style:family="table-column">
      <style:table-column-properties fo:break-before="auto" style:column-width="3.7965in"/>
    </style:style>
    <style:style style:name="co4" style:family="table-column">
      <style:table-column-properties fo:break-before="auto" style:column-width="2.3783in"/>
    </style:style>
    <style:style style:name="co5" style:family="table-column">
      <style:table-column-properties fo:break-before="auto" style:column-width="0.9602in"/>
    </style:style>
    <style:style style:name="co6" style:family="table-column">
      <style:table-column-properties fo:break-before="auto" style:column-width="0.7827in"/>
    </style:style>
    <style:style style:name="co7" style:family="table-column">
      <style:table-column-properties fo:break-before="auto" style:column-width="0.8925in"/>
    </style:style>
    <style:style style:name="co8" style:family="table-column">
      <style:table-column-properties fo:break-before="auto" style:column-width="1.2862in"/>
    </style:style>
    <style:style style:name="co9" style:family="table-column">
      <style:table-column-properties fo:break-before="auto" style:column-width="3.3862in"/>
    </style:style>
    <style:style style:name="ro1" style:family="table-row">
      <style:table-row-properties style:row-height="0.1693in" fo:break-before="auto" style:use-optimal-row-height="true"/>
    </style:style>
    <style:style style:name="ro2" style:family="table-row">
      <style:table-row-properties style:row-height="0.1736in" fo:break-before="auto" style:use-optimal-row-height="true"/>
    </style:style>
    <style:style style:name="ta1" style:family="table" style:master-page-name="Default">
      <style:table-properties table:display="true" style:writing-mode="lr-tb"/>
    </style:style>
    <number:number-style style:name="N3">
      <number:number number:decimal-places="0" number:min-integer-digits="1" number:grouping="true"/>
    </number:number-style>
    <style:style style:name="ce1" style:family="table-cell" style:parent-style-name="Default">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data-style-name="N3"/>
    <style:style style:name="ce3" style:family="table-cell" style:parent-style-name="Default" style:data-style-name="N3">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ce2"/>
        <table:table-column table:style-name="co7" table:default-cell-style-name="ce2"/>
        <table:table-column table:style-name="co8" table:default-cell-style-name="Default"/>
        <table:table-column table:style-name="co9" table:default-cell-style-name="Default"/>
        <table:table-row table:style-name="ro1">
          <table:table-cell office:value-type="string">
            <table:cell-range-source table:name="HTML_1" xlink:type="simple" xlink:href="../../../../Downloads/Minnesota%20Legislative%20Reference%20Library%20-%20Constitutional%20Amendments.html" table:filter-name="calc_HTML_WebQuery" table:filter-options="0 1" table:last-column-spanned="10" table:last-row-spanned="215"/>
            <text:p>date</text:p>
          </table:table-cell>
          <table:table-cell office:value-type="string">
            <text:p>display_date</text:p>
          </table:table-cell>
          <table:table-cell office:value-type="string">
            <text:p>description</text:p>
          </table:table-cell>
          <table:table-cell office:value-type="string">
            <text:p>orig_description</text:p>
          </table:table-cell>
          <table:table-cell office:value-type="string">
            <text:p>series</text:p>
          </table:table-cell>
          <table:table-cell office:value-type="string">
            <text:p>adopted</text:p>
          </table:table-cell>
          <table:table-cell office:value-type="string">
            <text:p>votes_yes</text:p>
          </table:table-cell>
          <table:table-cell office:value-type="string">
            <text:p>votes_no</text:p>
          </table:table-cell>
          <table:table-cell office:value-type="string">
            <text:p>total_votes</text:p>
          </table:table-cell>
          <table:table-cell office:value-type="string">
            <text:p>link</text:p>
          </table:table-cell>
        </table:table-row>
        <table:table-row table:style-name="ro2">
          <table:table-cell table:number-columns-repeated="2" table:style-name="ce1" office:value-type="float" office:value="2012">
            <text:p>2012</text:p>
          </table:table-cell>
          <table:table-cell table:style-name="ce1" table:formula="of:=&quot;&lt;div class=&quot;&quot;desc&quot;&quot;&gt;&quot;&amp;[.D2]&amp;&quot;&lt;/div&gt;&lt;div class=&quot;&quot;status&quot;&quot;&gt;&quot;&amp;[.F2]&amp;&quot;&lt;/div&gt;&lt;div class=&quot;&quot;votes-yes&quot;&quot;&gt;Yes Votes: &quot;&amp;[.G2]&amp;&quot;&lt;/div&gt;&lt;div class=&quot;&quot;votes-no&quot;&quot;&gt;&quot;&amp;[.H2]&amp;&quot;&lt;/div&gt;&quot;" office:value-type="string" office:string-value="&lt;div class=&quot;desc&quot;&gt;To provide that only a union of one man and one woman shall be valid or recognized as a marriage in Minnesota&lt;/div&gt;&lt;div class=&quot;status&quot;&gt;U&lt;/div&gt;&lt;div class=&quot;votes-yes&quot;&gt;Yes Votes: &lt;/div&gt;&lt;div class=&quot;votes-no&quot;&gt;&lt;/div&gt;">
            <text:p>&lt;div class="desc"&gt;To provide that only a union of one man and one woman shall be valid or recognized as a marriage in Minnesota&lt;/div&gt;&lt;div class="status"&gt;U&lt;/div&gt;&lt;div class="votes-yes"&gt;Yes Votes: &lt;/div&gt;&lt;div class="votes-no"&gt;&lt;/div&gt;</text:p>
          </table:table-cell>
          <table:table-cell table:style-name="ce1" office:value-type="string">
            <text:p>To provide that only a union of one man and one woman shall be valid or recognized as a marriage in Minnesota</text:p>
          </table:table-cell>
          <table:table-cell table:style-name="ce1" table:formula="of:=IF([.F2] = &quot;U&quot;;&quot;Unresolved&quot;;IF([.F2] = &quot;A&quot;; &quot;Adopted&quot;; &quot;Rejected&quot;))" office:value-type="string" office:string-value="Unresolved">
            <text:p>Unresolved</text:p>
          </table:table-cell>
          <table:table-cell table:style-name="ce1" office:value-type="string">
            <text:p>U</text:p>
          </table:table-cell>
          <table:table-cell table:style-name="ce3"/>
          <table:table-cell/>
          <table:table-cell table:style-name="ce1"/>
          <table:table-cell table:style-name="ce1" office:value-type="string">
            <text:p><text:a xlink:href="https://www.revisor.mn.gov/laws/?id=88&amp;doctype=Chapter&amp;year=2011&amp;type=0">2011 Laws of MInnesota Chapter 88</text:a></text:p>
          </table:table-cell>
        </table:table-row>
        <table:table-row table:style-name="ro2">
          <table:table-cell table:number-columns-repeated="2" table:style-name="ce1" office:value-type="float" office:value="2008">
            <text:p>2008</text:p>
          </table:table-cell>
          <table:table-cell table:style-name="ce1"/>
          <table:table-cell table:style-name="ce1" office:value-type="string">
            <text:p>To protect our natural resources and preserve Minnesota’s arts and cultural heritage by increasing the sales and use tax rate beginning July 1, 2009, by three-eights of one percent on taxable sales until the year 2034</text:p>
          </table:table-cell>
          <table:table-cell table:style-name="ce1" table:formula="of:=IF([.F3] = &quot;U&quot;;&quot;Unresolved&quot;;IF([.F3] = &quot;A&quot;; &quot;Adopted&quot;; &quot;Rejected&quot;))" office:value-type="string" office:string-value="Adopted">
            <text:p>Adopted</text:p>
          </table:table-cell>
          <table:table-cell table:style-name="ce1" office:value-type="string">
            <text:p>A</text:p>
          </table:table-cell>
          <table:table-cell table:style-name="ce3" office:value-type="float" office:value="1635046">
            <text:p>1,635,046</text:p>
          </table:table-cell>
          <table:table-cell office:value-type="float" office:value="1141540">
            <text:p>1,141,540</text:p>
          </table:table-cell>
          <table:table-cell table:style-name="ce1" office:value-type="string">
            <text:p>2,920,214<text:a xlink:href="http://www.leg.state.mn.us/lrl/mngov/constitutionalamendments.aspx#t">t</text:a></text:p>
          </table:table-cell>
          <table:table-cell table:style-name="ce1" office:value-type="string">
            <text:p><text:a xlink:href="https://www.revisor.mn.gov/laws/?id=151&amp;year=2008">2008 Laws of MInnesota Chapter 151</text:a></text:p>
          </table:table-cell>
        </table:table-row>
        <table:table-row table:style-name="ro2">
          <table:table-cell table:number-columns-repeated="2" table:style-name="ce1" office:value-type="float" office:value="2006">
            <text:p>2006</text:p>
          </table:table-cell>
          <table:table-cell table:style-name="ce1"/>
          <table:table-cell table:style-name="ce1" office:value-type="string">
            <text:p>To dedicate the motor vehicle sales tax to highways and public transportation.</text:p>
          </table:table-cell>
          <table:table-cell table:style-name="ce1" table:formula="of:=IF([.F4] = &quot;U&quot;;&quot;Unresolved&quot;;IF([.F4] = &quot;A&quot;; &quot;Adopted&quot;; &quot;Rejected&quot;))" office:value-type="string" office:string-value="Adopted">
            <text:p>Adopted</text:p>
          </table:table-cell>
          <table:table-cell table:style-name="ce1" office:value-type="string">
            <text:p>A</text:p>
          </table:table-cell>
          <table:table-cell table:style-name="ce3" office:value-type="float" office:value="1270042">
            <text:p>1,270,042</text:p>
          </table:table-cell>
          <table:table-cell office:value-type="float" office:value="947776">
            <text:p>947,776</text:p>
          </table:table-cell>
          <table:table-cell table:style-name="ce1" office:value-type="string">
            <text:p>2,217,818<text:a xlink:href="http://www.leg.state.mn.us/lrl/mngov/constitutionalamendments.aspx#t">t</text:a></text:p>
          </table:table-cell>
          <table:table-cell table:style-name="ce1" office:value-type="string">
            <text:p><text:a xlink:href="https://www.revisor.mn.gov/laws/?id=88&amp;year=2005">2005 Laws of MInnesota Chapter 88</text:a></text:p>
          </table:table-cell>
        </table:table-row>
        <table:table-row table:style-name="ro2">
          <table:table-cell table:number-columns-repeated="2" table:style-name="ce1" office:value-type="float" office:value="1998">
            <text:p>1998</text:p>
          </table:table-cell>
          <table:table-cell table:style-name="ce1"/>
          <table:table-cell table:style-name="ce1" office:value-type="string">
            <text:p>To extend use of lottery for environmental trust fund.</text:p>
          </table:table-cell>
          <table:table-cell table:style-name="ce1" table:formula="of:=IF([.F5] = &quot;U&quot;;&quot;Unresolved&quot;;IF([.F5] = &quot;A&quot;; &quot;Adopted&quot;; &quot;Rejected&quot;))" office:value-type="string" office:string-value="Adopted">
            <text:p>Adopted</text:p>
          </table:table-cell>
          <table:table-cell table:style-name="ce1" office:value-type="string">
            <text:p>A</text:p>
          </table:table-cell>
          <table:table-cell table:style-name="ce3" office:value-type="float" office:value="1556895">
            <text:p>1,556,895</text:p>
          </table:table-cell>
          <table:table-cell office:value-type="float" office:value="460747">
            <text:p>460,747</text:p>
          </table:table-cell>
          <table:table-cell table:style-name="ce1" office:value-type="string">
            <text:p>2,105,343<text:a xlink:href="http://www.leg.state.mn.us/lrl/mngov/constitutionalamendments.aspx#t">t</text:a></text:p>
          </table:table-cell>
          <table:table-cell table:style-name="ce1" office:value-type="string">
            <text:p><text:a xlink:href="https://www.revisor.mn.gov/laws/?id=342&amp;year=1998">1998 Laws of MInnesota Chapter 342</text:a></text:p>
          </table:table-cell>
        </table:table-row>
        <table:table-row table:style-name="ro2">
          <table:table-cell table:number-columns-repeated="2" table:style-name="ce1" office:value-type="float" office:value="1998">
            <text:p>1998</text:p>
          </table:table-cell>
          <table:table-cell table:style-name="ce1"/>
          <table:table-cell table:style-name="ce1" office:value-type="string">
            <text:p>To abolish the office of state treasurer.</text:p>
          </table:table-cell>
          <table:table-cell table:style-name="ce1" table:formula="of:=IF([.F6] = &quot;U&quot;;&quot;Unresolved&quot;;IF([.F6] = &quot;A&quot;; &quot;Adopted&quot;; &quot;Rejected&quot;))" office:value-type="string" office:string-value="Adopted">
            <text:p>Adopted</text:p>
          </table:table-cell>
          <table:table-cell table:style-name="ce1" office:value-type="string">
            <text:p>A</text:p>
          </table:table-cell>
          <table:table-cell table:style-name="ce3" office:value-type="float" office:value="1087789">
            <text:p>1,087,789</text:p>
          </table:table-cell>
          <table:table-cell office:value-type="float" office:value="855853">
            <text:p>855,853</text:p>
          </table:table-cell>
          <table:table-cell table:style-name="ce1" office:value-type="string">
            <text:p>2,105,343<text:a xlink:href="http://www.leg.state.mn.us/lrl/mngov/constitutionalamendments.aspx#t">t</text:a></text:p>
          </table:table-cell>
          <table:table-cell table:style-name="ce1" office:value-type="string">
            <text:p><text:a xlink:href="https://www.revisor.mn.gov/laws/?id=387&amp;year=1998">1998 Laws of MInnesota Chapter 387</text:a> (Art. 1 Sec. 3)</text:p>
          </table:table-cell>
        </table:table-row>
        <table:table-row table:style-name="ro2">
          <table:table-cell table:number-columns-repeated="2" table:style-name="ce1" office:value-type="float" office:value="1998">
            <text:p>1998</text:p>
          </table:table-cell>
          <table:table-cell table:style-name="ce1"/>
          <table:table-cell table:style-name="ce1" office:value-type="string">
            <text:p>To preserve hunting and fishing heritage.</text:p>
          </table:table-cell>
          <table:table-cell table:style-name="ce1" table:formula="of:=IF([.F7] = &quot;U&quot;;&quot;Unresolved&quot;;IF([.F7] = &quot;A&quot;; &quot;Adopted&quot;; &quot;Rejected&quot;))" office:value-type="string" office:string-value="Adopted">
            <text:p>Adopted</text:p>
          </table:table-cell>
          <table:table-cell table:style-name="ce1" office:value-type="string">
            <text:p>A</text:p>
          </table:table-cell>
          <table:table-cell table:style-name="ce3" office:value-type="float" office:value="1570720">
            <text:p>1,570,720</text:p>
          </table:table-cell>
          <table:table-cell office:value-type="float" office:value="462749">
            <text:p>462,749</text:p>
          </table:table-cell>
          <table:table-cell table:style-name="ce1" office:value-type="string">
            <text:p>2,105,343<text:a xlink:href="http://www.leg.state.mn.us/lrl/mngov/constitutionalamendments.aspx#t">t</text:a></text:p>
          </table:table-cell>
          <table:table-cell table:style-name="ce1" office:value-type="string">
            <text:p><text:a xlink:href="https://www.revisor.mn.gov/laws/?id=392&amp;year=1998">1998 Laws of MInnesota Chapter 392</text:a></text:p>
          </table:table-cell>
        </table:table-row>
        <table:table-row table:style-name="ro2">
          <table:table-cell table:number-columns-repeated="2" table:style-name="ce1" office:value-type="float" office:value="1996">
            <text:p>1996</text:p>
          </table:table-cell>
          <table:table-cell table:style-name="ce1"/>
          <table:table-cell table:style-name="ce1" office:value-type="string">
            <text:p>To provide for recall of elected state officials.</text:p>
          </table:table-cell>
          <table:table-cell table:style-name="ce1" table:formula="of:=IF([.F8] = &quot;U&quot;;&quot;Unresolved&quot;;IF([.F8] = &quot;A&quot;; &quot;Adopted&quot;; &quot;Rejected&quot;))" office:value-type="string" office:string-value="Adopted">
            <text:p>Adopted</text:p>
          </table:table-cell>
          <table:table-cell table:style-name="ce1" office:value-type="string">
            <text:p>A</text:p>
          </table:table-cell>
          <table:table-cell table:style-name="ce3" office:value-type="float" office:value="1833523">
            <text:p>1,833,523</text:p>
          </table:table-cell>
          <table:table-cell office:value-type="float" office:value="248778">
            <text:p>248,778</text:p>
          </table:table-cell>
          <table:table-cell table:style-name="ce1" office:value-type="string">
            <text:p>2,211,161<text:a xlink:href="http://www.leg.state.mn.us/lrl/mngov/constitutionalamendments.aspx#t">t</text:a></text:p>
          </table:table-cell>
          <table:table-cell table:style-name="ce1" office:value-type="string">
            <text:p><text:a xlink:href="https://www.revisor.mn.gov/laws/?id=469&amp;year=1996">1996 Laws of MInnesota Chapter 469</text:a></text:p>
          </table:table-cell>
        </table:table-row>
        <table:table-row table:style-name="ro2">
          <table:table-cell table:number-columns-repeated="2" table:style-name="ce1" office:value-type="float" office:value="1996">
            <text:p>1996</text:p>
          </table:table-cell>
          <table:table-cell table:style-name="ce1"/>
          <table:table-cell table:style-name="ce1" office:value-type="string">
            <text:p>To authorize a bonus for Persian Gulf War veterans.</text:p>
          </table:table-cell>
          <table:table-cell table:style-name="ce1" table:formula="of:=IF([.F9] = &quot;U&quot;;&quot;Unresolved&quot;;IF([.F9] = &quot;A&quot;; &quot;Adopted&quot;; &quot;Rejected&quot;))" office:value-type="string" office:string-value="Adopted">
            <text:p>Adopted</text:p>
          </table:table-cell>
          <table:table-cell table:style-name="ce1" office:value-type="string">
            <text:p>A</text:p>
          </table:table-cell>
          <table:table-cell table:style-name="ce3" office:value-type="float" office:value="1334409">
            <text:p>1,334,409</text:p>
          </table:table-cell>
          <table:table-cell office:value-type="float" office:value="740039">
            <text:p>740,039</text:p>
          </table:table-cell>
          <table:table-cell table:style-name="ce1" office:value-type="string">
            <text:p>2,211,161<text:a xlink:href="http://www.leg.state.mn.us/lrl/mngov/constitutionalamendments.aspx#t">t</text:a></text:p>
          </table:table-cell>
          <table:table-cell table:style-name="ce1" office:value-type="string">
            <text:p><text:a xlink:href="https://www.revisor.mn.gov/laws/?id=429&amp;year=1996">1996 Laws of MInnesota Chapter 429</text:a></text:p>
          </table:table-cell>
        </table:table-row>
        <table:table-row table:style-name="ro2">
          <table:table-cell table:number-columns-repeated="2" table:style-name="ce1" office:value-type="float" office:value="1994">
            <text:p>1994</text:p>
          </table:table-cell>
          <table:table-cell table:style-name="ce1"/>
          <table:table-cell table:style-name="ce1" office:value-type="string">
            <text:p>To permit off-track wagering on horse racing in a manner prescribed by law.</text:p>
          </table:table-cell>
          <table:table-cell table:style-name="ce1" table:formula="of:=IF([.F10] = &quot;U&quot;;&quot;Unresolved&quot;;IF([.F10] = &quot;A&quot;; &quot;Adopted&quot;; &quot;Rejected&quot;))" office:value-type="string" office:string-value="Rejected">
            <text:p>Rejected</text:p>
          </table:table-cell>
          <table:table-cell table:style-name="ce1" office:value-type="string">
            <text:p>R</text:p>
          </table:table-cell>
          <table:table-cell table:style-name="ce3" office:value-type="float" office:value="841277">
            <text:p>841,277</text:p>
          </table:table-cell>
          <table:table-cell office:value-type="float" office:value="847802">
            <text:p>847,802</text:p>
          </table:table-cell>
          <table:table-cell table:style-name="ce1" office:value-type="string">
            <text:p>1,794,618<text:a xlink:href="http://www.leg.state.mn.us/lrl/mngov/constitutionalamendments.aspx#t">t</text:a></text:p>
          </table:table-cell>
          <table:table-cell table:style-name="ce1" office:value-type="string">
            <text:p><text:a xlink:href="https://www.revisor.mn.gov/laws/?id=626&amp;year=1994">1994 Laws of MInnesota Chapter 626</text:a></text:p>
          </table:table-cell>
        </table:table-row>
        <table:table-row table:style-name="ro2">
          <table:table-cell table:number-columns-repeated="2" table:style-name="ce1" office:value-type="float" office:value="1990">
            <text:p>1990</text:p>
          </table:table-cell>
          <table:table-cell table:style-name="ce1"/>
          <table:table-cell table:style-name="ce1" office:value-type="string">
            <text:p>To dedicate 40 percent of the state lottery proceeds to the environment and natural resources trust fund until the year 2001.</text:p>
          </table:table-cell>
          <table:table-cell table:style-name="ce1" table:formula="of:=IF([.F11] = &quot;U&quot;;&quot;Unresolved&quot;;IF([.F11] = &quot;A&quot;; &quot;Adopted&quot;; &quot;Rejected&quot;))" office:value-type="string" office:string-value="Adopted">
            <text:p>Adopted</text:p>
          </table:table-cell>
          <table:table-cell table:style-name="ce1" office:value-type="string">
            <text:p>A</text:p>
          </table:table-cell>
          <table:table-cell table:style-name="ce3" office:value-type="float" office:value="1388105">
            <text:p>1,388,105</text:p>
          </table:table-cell>
          <table:table-cell office:value-type="float" office:value="329806">
            <text:p>329,806</text:p>
          </table:table-cell>
          <table:table-cell table:style-name="ce1" office:value-type="string">
            <text:p>1,843,104<text:a xlink:href="http://www.leg.state.mn.us/lrl/mngov/constitutionalamendments.aspx#t">t</text:a></text:p>
          </table:table-cell>
          <table:table-cell table:style-name="ce1" office:value-type="string">
            <text:p><text:a xlink:href="https://www.revisor.mn.gov/laws/?id=610&amp;year=1990">1990 Laws of MInnesota Chapter 610</text:a></text:p>
          </table:table-cell>
        </table:table-row>
        <table:table-row table:style-name="ro2">
          <table:table-cell table:number-columns-repeated="2" table:style-name="ce1" office:value-type="float" office:value="1988">
            <text:p>1988</text:p>
          </table:table-cell>
          <table:table-cell table:style-name="ce1"/>
          <table:table-cell table:style-name="ce1" office:value-type="string">
            <text:p>To allow the use of juries of fewer 12 members in civil and nonfelony cases.</text:p>
          </table:table-cell>
          <table:table-cell table:style-name="ce1" table:formula="of:=IF([.F12] = &quot;U&quot;;&quot;Unresolved&quot;;IF([.F12] = &quot;A&quot;; &quot;Adopted&quot;; &quot;Rejected&quot;))" office:value-type="string" office:string-value="Adopted">
            <text:p>Adopted</text:p>
          </table:table-cell>
          <table:table-cell table:style-name="ce1" office:value-type="string">
            <text:p>A</text:p>
          </table:table-cell>
          <table:table-cell table:style-name="ce3" office:value-type="float" office:value="1205730">
            <text:p>1,205,730</text:p>
          </table:table-cell>
          <table:table-cell office:value-type="float" office:value="806766">
            <text:p>806,766</text:p>
          </table:table-cell>
          <table:table-cell table:style-name="ce1" office:value-type="string">
            <text:p>2,125,119<text:a xlink:href="http://www.leg.state.mn.us/lrl/mngov/constitutionalamendments.aspx#t">t</text:a></text:p>
          </table:table-cell>
          <table:table-cell table:style-name="ce1" office:value-type="string">
            <text:p><text:a xlink:href="https://www.revisor.mn.gov/laws/?id=716&amp;year=1988">1988 Laws of MInnesota Chapter 716</text:a></text:p>
          </table:table-cell>
        </table:table-row>
        <table:table-row table:style-name="ro2">
          <table:table-cell table:number-columns-repeated="2" table:style-name="ce1" office:value-type="float" office:value="1988">
            <text:p>1988</text:p>
          </table:table-cell>
          <table:table-cell table:style-name="ce1"/>
          <table:table-cell table:style-name="ce1" office:value-type="string">
            <text:p>To establish a Minnesota Environmental and Natural Resources Trust Fund for environmental, natural resources, and wildlife purposes.</text:p>
          </table:table-cell>
          <table:table-cell table:style-name="ce1" table:formula="of:=IF([.F13] = &quot;U&quot;;&quot;Unresolved&quot;;IF([.F13] = &quot;A&quot;; &quot;Adopted&quot;; &quot;Rejected&quot;))" office:value-type="string" office:string-value="Adopted">
            <text:p>Adopted</text:p>
          </table:table-cell>
          <table:table-cell table:style-name="ce1" office:value-type="string">
            <text:p>A</text:p>
          </table:table-cell>
          <table:table-cell table:style-name="ce3" office:value-type="float" office:value="1645090">
            <text:p>1,645,090</text:p>
          </table:table-cell>
          <table:table-cell office:value-type="float" office:value="375752">
            <text:p>375,752</text:p>
          </table:table-cell>
          <table:table-cell table:style-name="ce1" office:value-type="string">
            <text:p>2,125,119<text:a xlink:href="http://www.leg.state.mn.us/lrl/mngov/constitutionalamendments.aspx#t">t</text:a></text:p>
          </table:table-cell>
          <table:table-cell table:style-name="ce1" office:value-type="string">
            <text:p><text:a xlink:href="https://www.revisor.mn.gov/laws/?id=690&amp;year=1988">1988 Laws of MInnesota Chapter 690</text:a></text:p>
          </table:table-cell>
        </table:table-row>
        <table:table-row table:style-name="ro2">
          <table:table-cell table:number-columns-repeated="2" table:style-name="ce1" office:value-type="float" office:value="1988">
            <text:p>1988</text:p>
          </table:table-cell>
          <table:table-cell table:style-name="ce1"/>
          <table:table-cell table:style-name="ce1" office:value-type="string">
            <text:p>To permit the legislature to authorize a lottery operated by the state.</text:p>
          </table:table-cell>
          <table:table-cell table:style-name="ce1" table:formula="of:=IF([.F14] = &quot;U&quot;;&quot;Unresolved&quot;;IF([.F14] = &quot;A&quot;; &quot;Adopted&quot;; &quot;Rejected&quot;))" office:value-type="string" office:string-value="Adopted">
            <text:p>Adopted</text:p>
          </table:table-cell>
          <table:table-cell table:style-name="ce1" office:value-type="string">
            <text:p>A</text:p>
          </table:table-cell>
          <table:table-cell table:style-name="ce3" office:value-type="float" office:value="1214032">
            <text:p>1,214,032</text:p>
          </table:table-cell>
          <table:table-cell office:value-type="float" office:value="843307">
            <text:p>843,307</text:p>
          </table:table-cell>
          <table:table-cell table:style-name="ce1" office:value-type="string">
            <text:p>2,125,119<text:a xlink:href="http://www.leg.state.mn.us/lrl/mngov/constitutionalamendments.aspx#t">t</text:a></text:p>
          </table:table-cell>
          <table:table-cell table:style-name="ce1" office:value-type="string">
            <text:p><text:a xlink:href="https://www.revisor.mn.gov/laws/?id=690&amp;year=1988">1988 Laws of MInnesota Chapter 690</text:a></text:p>
          </table:table-cell>
        </table:table-row>
        <table:table-row table:style-name="ro2">
          <table:table-cell table:number-columns-repeated="2" table:style-name="ce1" office:value-type="float" office:value="1984">
            <text:p>1984</text:p>
          </table:table-cell>
          <table:table-cell table:style-name="ce1"/>
          <table:table-cell table:style-name="ce1" office:value-type="string">
            <text:p>To allow the exchange of state-owned lands for other lands owned by state or local governments.</text:p>
          </table:table-cell>
          <table:table-cell table:style-name="ce1" table:formula="of:=IF([.F15] = &quot;U&quot;;&quot;Unresolved&quot;;IF([.F15] = &quot;A&quot;; &quot;Adopted&quot;; &quot;Rejected&quot;))" office:value-type="string" office:string-value="Adopted">
            <text:p>Adopted</text:p>
          </table:table-cell>
          <table:table-cell table:style-name="ce1" office:value-type="string">
            <text:p>A</text:p>
          </table:table-cell>
          <table:table-cell table:style-name="ce3" office:value-type="float" office:value="1176809">
            <text:p>1,176,809</text:p>
          </table:table-cell>
          <table:table-cell office:value-type="float" office:value="611200">
            <text:p>611,200</text:p>
          </table:table-cell>
          <table:table-cell table:style-name="ce1" office:value-type="string">
            <text:p>2,114,842<text:a xlink:href="http://www.leg.state.mn.us/lrl/mngov/constitutionalamendments.aspx#t">t</text:a></text:p>
          </table:table-cell>
          <table:table-cell table:style-name="ce1" office:value-type="string">
            <text:p><text:a xlink:href="https://www.revisor.mn.gov/laws/?id=643&amp;year=1984">1984 Laws of MInnesota Chapter 643</text:a></text:p>
          </table:table-cell>
        </table:table-row>
        <table:table-row table:style-name="ro2">
          <table:table-cell table:number-columns-repeated="2" table:style-name="ce1" office:value-type="float" office:value="1984">
            <text:p>1984</text:p>
          </table:table-cell>
          <table:table-cell table:style-name="ce1"/>
          <table:table-cell table:style-name="ce1" office:value-type="string">
            <text:p>To remove restrictions on the investment of the permanent school fund and to allow the limits on the investment of the fund and the apportionment of the returns on the investment to school districts to be set by law.</text:p>
          </table:table-cell>
          <table:table-cell table:style-name="ce1" table:formula="of:=IF([.F16] = &quot;U&quot;;&quot;Unresolved&quot;;IF([.F16] = &quot;A&quot;; &quot;Adopted&quot;; &quot;Rejected&quot;))" office:value-type="string" office:string-value="Adopted">
            <text:p>Adopted</text:p>
          </table:table-cell>
          <table:table-cell table:style-name="ce1" office:value-type="string">
            <text:p>A</text:p>
          </table:table-cell>
          <table:table-cell table:style-name="ce3" office:value-type="float" office:value="1139390">
            <text:p>1,139,390</text:p>
          </table:table-cell>
          <table:table-cell office:value-type="float" office:value="631378">
            <text:p>631,378</text:p>
          </table:table-cell>
          <table:table-cell table:style-name="ce1" office:value-type="string">
            <text:p>2,114,842<text:a xlink:href="http://www.leg.state.mn.us/lrl/mngov/constitutionalamendments.aspx#t">t</text:a></text:p>
          </table:table-cell>
          <table:table-cell table:style-name="ce1" office:value-type="string">
            <text:p><text:a xlink:href="https://www.revisor.mn.gov/laws/?id=482&amp;year=1984">1984 Laws of MInnesota Chapter 482</text:a></text:p>
          </table:table-cell>
        </table:table-row>
        <table:table-row table:style-name="ro2">
          <table:table-cell table:number-columns-repeated="2" table:style-name="ce1" office:value-type="float" office:value="1982">
            <text:p>1982</text:p>
          </table:table-cell>
          <table:table-cell table:style-name="ce1"/>
          <table:table-cell table:style-name="ce1" office:value-type="string">
            <text:p>To allow the creation of a court of appeals.</text:p>
          </table:table-cell>
          <table:table-cell table:style-name="ce1" table:formula="of:=IF([.F17] = &quot;U&quot;;&quot;Unresolved&quot;;IF([.F17] = &quot;A&quot;; &quot;Adopted&quot;; &quot;Rejected&quot;))" office:value-type="string" office:string-value="Adopted">
            <text:p>Adopted</text:p>
          </table:table-cell>
          <table:table-cell table:style-name="ce1" office:value-type="string">
            <text:p>A</text:p>
          </table:table-cell>
          <table:table-cell table:style-name="ce3" office:value-type="float" office:value="1304127">
            <text:p>1,304,127</text:p>
          </table:table-cell>
          <table:table-cell office:value-type="float" office:value="385738">
            <text:p>385,738</text:p>
          </table:table-cell>
          <table:table-cell table:style-name="ce1" office:value-type="string">
            <text:p>1,834,737<text:a xlink:href="http://www.leg.state.mn.us/lrl/mngov/constitutionalamendments.aspx#t">t</text:a></text:p>
          </table:table-cell>
          <table:table-cell table:style-name="ce1" office:value-type="string">
            <text:p><text:a xlink:href="https://www.revisor.mn.gov/data/revisor/law/1982/0/1982-501.pdf">1982 Laws of MInnesota Chapter 501</text:a></text:p>
          </table:table-cell>
        </table:table-row>
        <table:table-row table:style-name="ro2">
          <table:table-cell table:number-columns-repeated="2" table:style-name="ce1" office:value-type="float" office:value="1982">
            <text:p>1982</text:p>
          </table:table-cell>
          <table:table-cell table:style-name="ce1"/>
          <table:table-cell table:style-name="ce1" office:value-type="string">
            <text:p>To remove restrictions on the interest rate for and the amount of trunk highway bonds.</text:p>
          </table:table-cell>
          <table:table-cell table:style-name="ce1" table:formula="of:=IF([.F18] = &quot;U&quot;;&quot;Unresolved&quot;;IF([.F18] = &quot;A&quot;; &quot;Adopted&quot;; &quot;Rejected&quot;))" office:value-type="string" office:string-value="Adopted">
            <text:p>Adopted</text:p>
          </table:table-cell>
          <table:table-cell table:style-name="ce1" office:value-type="string">
            <text:p>A</text:p>
          </table:table-cell>
          <table:table-cell table:style-name="ce3" office:value-type="float" office:value="1103221">
            <text:p>1,103,221</text:p>
          </table:table-cell>
          <table:table-cell office:value-type="float" office:value="563865">
            <text:p>563,865</text:p>
          </table:table-cell>
          <table:table-cell table:style-name="ce1" office:value-type="string">
            <text:p>1,834,737<text:a xlink:href="http://www.leg.state.mn.us/lrl/mngov/constitutionalamendments.aspx#t">t</text:a></text:p>
          </table:table-cell>
          <table:table-cell table:style-name="ce1" office:value-type="string">
            <text:p><text:a xlink:href="https://www.revisor.mn.gov/data/revisor/law/1982/0/1982-510.pdf">1982 Laws of MInnesota Chapter 510</text:a></text:p>
          </table:table-cell>
        </table:table-row>
        <table:table-row table:style-name="ro2">
          <table:table-cell table:number-columns-repeated="2" table:style-name="ce1" office:value-type="float" office:value="1982">
            <text:p>1982</text:p>
          </table:table-cell>
          <table:table-cell table:style-name="ce1"/>
          <table:table-cell table:style-name="ce1" office:value-type="string">
            <text:p>To permit the legislature to authorize on-track pari-mutuel betting on horse racing.</text:p>
          </table:table-cell>
          <table:table-cell table:style-name="ce1" table:formula="of:=IF([.F19] = &quot;U&quot;;&quot;Unresolved&quot;;IF([.F19] = &quot;A&quot;; &quot;Adopted&quot;; &quot;Rejected&quot;))" office:value-type="string" office:string-value="Adopted">
            <text:p>Adopted</text:p>
          </table:table-cell>
          <table:table-cell table:style-name="ce1" office:value-type="string">
            <text:p>A</text:p>
          </table:table-cell>
          <table:table-cell table:style-name="ce3" office:value-type="float" office:value="1108255">
            <text:p>1,108,255</text:p>
          </table:table-cell>
          <table:table-cell office:value-type="float" office:value="624721">
            <text:p>624,721</text:p>
          </table:table-cell>
          <table:table-cell table:style-name="ce1" office:value-type="string">
            <text:p>1,834,737<text:a xlink:href="http://www.leg.state.mn.us/lrl/mngov/constitutionalamendments.aspx#t">t</text:a></text:p>
          </table:table-cell>
          <table:table-cell table:style-name="ce1" office:value-type="string">
            <text:p><text:a xlink:href="https://www.revisor.mn.gov/data/revisor/law/1982/0/1982-518.pdf">1982 Laws of MInnesota Chapter 518</text:a></text:p>
          </table:table-cell>
        </table:table-row>
        <table:table-row table:style-name="ro2">
          <table:table-cell table:number-columns-repeated="2" table:style-name="ce1" office:value-type="float" office:value="1982">
            <text:p>1982</text:p>
          </table:table-cell>
          <table:table-cell table:style-name="ce1"/>
          <table:table-cell table:style-name="ce1" office:value-type="string">
            <text:p>To provide state bonding authority for the improvement and rehabilitation of railroad facilities.</text:p>
          </table:table-cell>
          <table:table-cell table:style-name="ce1" table:formula="of:=IF([.F20] = &quot;U&quot;;&quot;Unresolved&quot;;IF([.F20] = &quot;A&quot;; &quot;Adopted&quot;; &quot;Rejected&quot;))" office:value-type="string" office:string-value="Adopted">
            <text:p>Adopted</text:p>
          </table:table-cell>
          <table:table-cell table:style-name="ce1" office:value-type="string">
            <text:p>A</text:p>
          </table:table-cell>
          <table:table-cell table:style-name="ce3" office:value-type="float" office:value="1201321">
            <text:p>1,201,321</text:p>
          </table:table-cell>
          <table:table-cell office:value-type="float" office:value="492736">
            <text:p>492,736</text:p>
          </table:table-cell>
          <table:table-cell table:style-name="ce1" office:value-type="string">
            <text:p>1,834,737<text:a xlink:href="http://www.leg.state.mn.us/lrl/mngov/constitutionalamendments.aspx#t">t</text:a></text:p>
          </table:table-cell>
          <table:table-cell table:style-name="ce1" office:value-type="string">
            <text:p><text:a xlink:href="https://www.revisor.mn.gov/data/revisor/law/1982/0/1982-600.pdf">1982 Laws of MInnesota Chapter 600</text:a></text:p>
          </table:table-cell>
        </table:table-row>
        <table:table-row table:style-name="ro2">
          <table:table-cell table:number-columns-repeated="2" table:style-name="ce1" office:value-type="float" office:value="1980">
            <text:p>1980</text:p>
          </table:table-cell>
          <table:table-cell table:style-name="ce1"/>
          <table:table-cell table:style-name="ce1" office:value-type="string">
            <text:p>To require campaign spending limits for executive and legislative offices and public disclosure of campaign spending for all state candidates.</text:p>
          </table:table-cell>
          <table:table-cell table:style-name="ce1" table:formula="of:=IF([.F21] = &quot;U&quot;;&quot;Unresolved&quot;;IF([.F21] = &quot;A&quot;; &quot;Adopted&quot;; &quot;Rejected&quot;))" office:value-type="string" office:string-value="Adopted">
            <text:p>Adopted</text:p>
          </table:table-cell>
          <table:table-cell table:style-name="ce1" office:value-type="string">
            <text:p>A</text:p>
          </table:table-cell>
          <table:table-cell table:style-name="ce3" office:value-type="float" office:value="1457454">
            <text:p>1,457,454</text:p>
          </table:table-cell>
          <table:table-cell office:value-type="float" office:value="398551">
            <text:p>398,551</text:p>
          </table:table-cell>
          <table:table-cell table:style-name="ce1" office:value-type="string">
            <text:p>2,079,411<text:a xlink:href="http://www.leg.state.mn.us/lrl/mngov/constitutionalamendments.aspx#t">t</text:a></text:p>
          </table:table-cell>
          <table:table-cell table:style-name="ce1" office:value-type="string">
            <text:p><text:a xlink:href="https://www.revisor.mn.gov/data/revisor/law/1980/0/1980-587.pdf">1980 Laws of MInnesota Chapter 587</text:a></text:p>
          </table:table-cell>
        </table:table-row>
        <table:table-row table:style-name="ro2">
          <table:table-cell table:number-columns-repeated="2" table:style-name="ce1" office:value-type="float" office:value="1980">
            <text:p>1980</text:p>
          </table:table-cell>
          <table:table-cell table:style-name="ce1"/>
          <table:table-cell table:style-name="ce1" office:value-type="string">
            <text:p>To remove restrictions on the interest rate for and the amount of highway bonds.</text:p>
          </table:table-cell>
          <table:table-cell table:style-name="ce1" table:formula="of:=IF([.F22] = &quot;U&quot;;&quot;Unresolved&quot;;IF([.F22] = &quot;A&quot;; &quot;Adopted&quot;; &quot;Rejected&quot;))" office:value-type="string" office:string-value="Rejected">
            <text:p>Rejected</text:p>
          </table:table-cell>
          <table:table-cell table:style-name="ce1" office:value-type="string">
            <text:p>R</text:p>
          </table:table-cell>
          <table:table-cell table:style-name="ce3" office:value-type="float" office:value="964212">
            <text:p>964,212</text:p>
          </table:table-cell>
          <table:table-cell office:value-type="float" office:value="823192">
            <text:p>823,192</text:p>
          </table:table-cell>
          <table:table-cell table:style-name="ce1" office:value-type="string">
            <text:p>2,079,411<text:a xlink:href="http://www.leg.state.mn.us/lrl/mngov/constitutionalamendments.aspx#t">t</text:a></text:p>
          </table:table-cell>
          <table:table-cell table:style-name="ce1" office:value-type="string">
            <text:p><text:a xlink:href="https://www.revisor.mn.gov/data/revisor/law/1980/0/1980-549.pdf">1980 Laws of MInnesota Chapter 549</text:a></text:p>
          </table:table-cell>
        </table:table-row>
        <table:table-row table:style-name="ro2">
          <table:table-cell table:number-columns-repeated="2" table:style-name="ce1" office:value-type="float" office:value="1980">
            <text:p>1980</text:p>
          </table:table-cell>
          <table:table-cell table:style-name="ce1"/>
          <table:table-cell table:style-name="ce1" office:value-type="string">
            <text:p>To remove requirement of senate approval for notaries public.</text:p>
          </table:table-cell>
          <table:table-cell table:style-name="ce1" table:formula="of:=IF([.F23] = &quot;U&quot;;&quot;Unresolved&quot;;IF([.F23] = &quot;A&quot;; &quot;Adopted&quot;; &quot;Rejected&quot;))" office:value-type="string" office:string-value="Rejected">
            <text:p>Rejected</text:p>
          </table:table-cell>
          <table:table-cell table:style-name="ce1" office:value-type="string">
            <text:p>R</text:p>
          </table:table-cell>
          <table:table-cell table:style-name="ce3" office:value-type="float" office:value="944883">
            <text:p>944,883</text:p>
          </table:table-cell>
          <table:table-cell office:value-type="float" office:value="850251">
            <text:p>850,251</text:p>
          </table:table-cell>
          <table:table-cell table:style-name="ce1" office:value-type="string">
            <text:p>2,079,411<text:a xlink:href="http://www.leg.state.mn.us/lrl/mngov/constitutionalamendments.aspx#t">t</text:a></text:p>
          </table:table-cell>
          <table:table-cell table:style-name="ce1" office:value-type="string">
            <text:p><text:a xlink:href="https://www.revisor.mn.gov/data/revisor/law/1980/0/1980-592.pdf">1980 Laws of MInnesota Chapter 592</text:a></text:p>
          </table:table-cell>
        </table:table-row>
        <table:table-row table:style-name="ro2">
          <table:table-cell table:number-columns-repeated="2" table:style-name="ce1" office:value-type="float" office:value="1980">
            <text:p>1980</text:p>
          </table:table-cell>
          <table:table-cell table:style-name="ce1"/>
          <table:table-cell table:style-name="ce1" office:value-type="string">
            <text:p>To establish a bipartisan reapportionment commission.</text:p>
          </table:table-cell>
          <table:table-cell table:style-name="ce1" table:formula="of:=IF([.F24] = &quot;U&quot;;&quot;Unresolved&quot;;IF([.F24] = &quot;A&quot;; &quot;Adopted&quot;; &quot;Rejected&quot;))" office:value-type="string" office:string-value="Rejected">
            <text:p>Rejected</text:p>
          </table:table-cell>
          <table:table-cell table:style-name="ce1" office:value-type="string">
            <text:p>R</text:p>
          </table:table-cell>
          <table:table-cell table:style-name="ce3" office:value-type="float" office:value="1036581">
            <text:p>1,036,581</text:p>
          </table:table-cell>
          <table:table-cell office:value-type="float" office:value="754935">
            <text:p>754,935</text:p>
          </table:table-cell>
          <table:table-cell table:style-name="ce1" office:value-type="string">
            <text:p>2,079,411<text:a xlink:href="http://www.leg.state.mn.us/lrl/mngov/constitutionalamendments.aspx#t">t</text:a></text:p>
          </table:table-cell>
          <table:table-cell table:style-name="ce1" office:value-type="string">
            <text:p><text:a xlink:href="https://www.revisor.mn.gov/data/revisor/law/1980/0/1980-588.pdf">1980 Laws of MInnesota Chapter 588</text:a></text:p>
          </table:table-cell>
        </table:table-row>
        <table:table-row table:style-name="ro2">
          <table:table-cell table:number-columns-repeated="2" table:style-name="ce1" office:value-type="float" office:value="1980">
            <text:p>1980</text:p>
          </table:table-cell>
          <table:table-cell table:style-name="ce1"/>
          <table:table-cell table:style-name="ce1" office:value-type="string">
            <text:p>To establish initiative and referendum.</text:p>
          </table:table-cell>
          <table:table-cell table:style-name="ce1" table:formula="of:=IF([.F25] = &quot;U&quot;;&quot;Unresolved&quot;;IF([.F25] = &quot;A&quot;; &quot;Adopted&quot;; &quot;Rejected&quot;))" office:value-type="string" office:string-value="Rejected">
            <text:p>Rejected</text:p>
          </table:table-cell>
          <table:table-cell table:style-name="ce1" office:value-type="string">
            <text:p>R</text:p>
          </table:table-cell>
          <table:table-cell table:style-name="ce3" office:value-type="float" office:value="970407">
            <text:p>970,407</text:p>
          </table:table-cell>
          <table:table-cell office:value-type="float" office:value="854164">
            <text:p>854,164</text:p>
          </table:table-cell>
          <table:table-cell table:style-name="ce1" office:value-type="string">
            <text:p>2,079,411<text:a xlink:href="http://www.leg.state.mn.us/lrl/mngov/constitutionalamendments.aspx#t">t</text:a></text:p>
          </table:table-cell>
          <table:table-cell table:style-name="ce1" office:value-type="string">
            <text:p><text:a xlink:href="https://www.revisor.mn.gov/data/revisor/law/1980/0/1980-587.pdf">1980 Laws of MInnesota Chapter 587</text:a></text:p>
          </table:table-cell>
        </table:table-row>
        <table:table-row table:style-name="ro2">
          <table:table-cell table:number-columns-repeated="2" table:style-name="ce1" office:value-type="float" office:value="1976">
            <text:p>1976</text:p>
          </table:table-cell>
          <table:table-cell table:style-name="ce1"/>
          <table:table-cell table:style-name="ce1" office:value-type="string">
            <text:p>To permit proceeds from increases in motor fuel taxes to be placed in the general fund; to remove restrictions on interest rate for and amount of highway bonds.</text:p>
          </table:table-cell>
          <table:table-cell table:style-name="ce1" table:formula="of:=IF([.F26] = &quot;U&quot;;&quot;Unresolved&quot;;IF([.F26] = &quot;A&quot;; &quot;Adopted&quot;; &quot;Rejected&quot;))" office:value-type="string" office:string-value="Rejected">
            <text:p>Rejected</text:p>
          </table:table-cell>
          <table:table-cell table:style-name="ce1" office:value-type="string">
            <text:p>R</text:p>
          </table:table-cell>
          <table:table-cell table:style-name="ce3" office:value-type="float" office:value="552543">
            <text:p>552,543</text:p>
          </table:table-cell>
          <table:table-cell office:value-type="float" office:value="1134847">
            <text:p>1,134,847</text:p>
          </table:table-cell>
          <table:table-cell table:style-name="ce1" office:value-type="string">
            <text:p>1,978,590<text:a xlink:href="http://www.leg.state.mn.us/lrl/mngov/constitutionalamendments.aspx#t">t</text:a></text:p>
          </table:table-cell>
          <table:table-cell table:style-name="ce1" office:value-type="string">
            <text:p><text:a xlink:href="https://www.revisor.mn.gov/data/revisor/law/1975/0/1975-203.pdf">1975 Laws of MInnesota Chapter 203</text:a></text:p>
          </table:table-cell>
        </table:table-row>
        <table:table-row table:style-name="ro2">
          <table:table-cell table:number-columns-repeated="2" table:style-name="ce1" office:value-type="float" office:value="1974">
            <text:p>1974</text:p>
          </table:table-cell>
          <table:table-cell table:style-name="ce1"/>
          <table:table-cell table:style-name="ce1" office:value-type="string">
            <text:p>To revise organization and language of constitution.</text:p>
          </table:table-cell>
          <table:table-cell table:style-name="ce1" table:formula="of:=IF([.F27] = &quot;U&quot;;&quot;Unresolved&quot;;IF([.F27] = &quot;A&quot;; &quot;Adopted&quot;; &quot;Rejected&quot;))" office:value-type="string" office:string-value="Adopted">
            <text:p>Adopted</text:p>
          </table:table-cell>
          <table:table-cell table:style-name="ce1" office:value-type="string">
            <text:p>A</text:p>
          </table:table-cell>
          <table:table-cell table:style-name="ce3" office:value-type="float" office:value="815064">
            <text:p>815,064</text:p>
          </table:table-cell>
          <table:table-cell office:value-type="float" office:value="311781">
            <text:p>311,781</text:p>
          </table:table-cell>
          <table:table-cell table:style-name="ce1" office:value-type="string">
            <text:p>1,296,209<text:a xlink:href="http://www.leg.state.mn.us/lrl/mngov/constitutionalamendments.aspx#t">t</text:a></text:p>
          </table:table-cell>
          <table:table-cell table:style-name="ce1" office:value-type="string">
            <text:p><text:a xlink:href="https://www.revisor.mn.gov/data/revisor/law/1974/0/1974-409.pdf">1974 Laws of MInnesota Chapter 409</text:a></text:p>
          </table:table-cell>
        </table:table-row>
        <table:table-row table:style-name="ro2">
          <table:table-cell table:number-columns-repeated="2" table:style-name="ce1" office:value-type="float" office:value="1974">
            <text:p>1974</text:p>
          </table:table-cell>
          <table:table-cell table:style-name="ce1"/>
          <table:table-cell table:style-name="ce1" office:value-type="string">
            <text:p>To ease vote requirement for amending constitution.</text:p>
          </table:table-cell>
          <table:table-cell table:style-name="ce1" table:formula="of:=IF([.F28] = &quot;U&quot;;&quot;Unresolved&quot;;IF([.F28] = &quot;A&quot;; &quot;Adopted&quot;; &quot;Rejected&quot;))" office:value-type="string" office:string-value="Rejected">
            <text:p>Rejected</text:p>
          </table:table-cell>
          <table:table-cell table:style-name="ce1" office:value-type="string">
            <text:p>R</text:p>
          </table:table-cell>
          <table:table-cell table:style-name="ce3" office:value-type="float" office:value="638775">
            <text:p>638,775</text:p>
          </table:table-cell>
          <table:table-cell office:value-type="float" office:value="474519">
            <text:p>474,519</text:p>
          </table:table-cell>
          <table:table-cell table:style-name="ce1" office:value-type="string">
            <text:p>1,296,209<text:a xlink:href="http://www.leg.state.mn.us/lrl/mngov/constitutionalamendments.aspx#t">t</text:a></text:p>
          </table:table-cell>
          <table:table-cell table:style-name="ce1" office:value-type="string">
            <text:p><text:a xlink:href="https://www.revisor.mn.gov/data/revisor/law/1974/0/1974-457.pdf">1974 Laws of MInnesota Chapter 457</text:a></text:p>
          </table:table-cell>
        </table:table-row>
        <table:table-row table:style-name="ro2">
          <table:table-cell table:number-columns-repeated="2" table:style-name="ce1" office:value-type="float" office:value="1974">
            <text:p>1974</text:p>
          </table:table-cell>
          <table:table-cell table:style-name="ce1"/>
          <table:table-cell table:style-name="ce1" office:value-type="string">
            <text:p>To allow legislature to determine railroad taxes.</text:p>
          </table:table-cell>
          <table:table-cell table:style-name="ce1" table:formula="of:=IF([.F29] = &quot;U&quot;;&quot;Unresolved&quot;;IF([.F29] = &quot;A&quot;; &quot;Adopted&quot;; &quot;Rejected&quot;))" office:value-type="string" office:string-value="Adopted">
            <text:p>Adopted</text:p>
          </table:table-cell>
          <table:table-cell table:style-name="ce1" office:value-type="string">
            <text:p>A</text:p>
          </table:table-cell>
          <table:table-cell table:style-name="ce3" office:value-type="float" office:value="741353">
            <text:p>741,353</text:p>
          </table:table-cell>
          <table:table-cell office:value-type="float" office:value="372158">
            <text:p>372,158</text:p>
          </table:table-cell>
          <table:table-cell table:style-name="ce1" office:value-type="string">
            <text:p>1,296,209<text:a xlink:href="http://www.leg.state.mn.us/lrl/mngov/constitutionalamendments.aspx#t">t</text:a></text:p>
          </table:table-cell>
          <table:table-cell table:style-name="ce1" office:value-type="string">
            <text:p><text:a xlink:href="https://www.revisor.mn.gov/data/revisor/law/1974/0/1974-467.pdf">1974 Laws of MInnesota Chapter 467</text:a></text:p>
          </table:table-cell>
        </table:table-row>
        <table:table-row table:style-name="ro2">
          <table:table-cell table:number-columns-repeated="2" table:style-name="ce1" office:value-type="float" office:value="1972">
            <text:p>1972</text:p>
          </table:table-cell>
          <table:table-cell table:style-name="ce1"/>
          <table:table-cell table:style-name="ce1" office:value-type="string">
            <text:p>To allow flexible legislative sessions.</text:p>
          </table:table-cell>
          <table:table-cell table:style-name="ce1" table:formula="of:=IF([.F30] = &quot;U&quot;;&quot;Unresolved&quot;;IF([.F30] = &quot;A&quot;; &quot;Adopted&quot;; &quot;Rejected&quot;))" office:value-type="string" office:string-value="Adopted">
            <text:p>Adopted</text:p>
          </table:table-cell>
          <table:table-cell table:style-name="ce1" office:value-type="string">
            <text:p>A</text:p>
          </table:table-cell>
          <table:table-cell table:style-name="ce3" office:value-type="float" office:value="968088">
            <text:p>968,088</text:p>
          </table:table-cell>
          <table:table-cell office:value-type="float" office:value="603385">
            <text:p>603,385</text:p>
          </table:table-cell>
          <table:table-cell table:style-name="ce1" office:value-type="string">
            <text:p>1,773,838<text:a xlink:href="http://www.leg.state.mn.us/lrl/mngov/constitutionalamendments.aspx#t">t</text:a></text:p>
          </table:table-cell>
          <table:table-cell table:style-name="ce1" office:value-type="string">
            <text:p><text:a xlink:href="https://www.revisor.mn.gov/data/revisor/law/1971/1/1971-EX-026.pdf">1971 1st Sp. Sess Laws of MInnesota Chapter 26</text:a></text:p>
          </table:table-cell>
        </table:table-row>
        <table:table-row table:style-name="ro2">
          <table:table-cell table:number-columns-repeated="2" table:style-name="ce1" office:value-type="float" office:value="1972">
            <text:p>1972</text:p>
          </table:table-cell>
          <table:table-cell table:style-name="ce1"/>
          <table:table-cell table:style-name="ce1" office:value-type="string">
            <text:p>To reorganize the state judicial system; to provide for appointment of clerks of district court; to authorize discipline and removal of</text:p>
          </table:table-cell>
          <table:table-cell table:style-name="ce1" table:formula="of:=IF([.F31] = &quot;U&quot;;&quot;Unresolved&quot;;IF([.F31] = &quot;A&quot;; &quot;Adopted&quot;; &quot;Rejected&quot;))" office:value-type="string" office:string-value="Adopted">
            <text:p>Adopted</text:p>
          </table:table-cell>
          <table:table-cell table:style-name="ce1" office:value-type="string">
            <text:p>A</text:p>
          </table:table-cell>
          <table:table-cell table:style-name="ce3" office:value-type="float" office:value="1012916">
            <text:p>1,012,916</text:p>
          </table:table-cell>
          <table:table-cell office:value-type="float" office:value="531831">
            <text:p>531,831</text:p>
          </table:table-cell>
          <table:table-cell table:style-name="ce1" office:value-type="string">
            <text:p>1,773,838<text:a xlink:href="http://www.leg.state.mn.us/lrl/mngov/constitutionalamendments.aspx#t">t</text:a></text:p>
          </table:table-cell>
          <table:table-cell table:style-name="ce1" office:value-type="string">
            <text:p><text:a xlink:href="https://www.revisor.mn.gov/data/revisor/law/1971/0/1971-957.pdf">1971 Laws of MInnesota Chapter 957</text:a></text:p>
          </table:table-cell>
        </table:table-row>
        <table:table-row table:style-name="ro2">
          <table:table-cell table:number-columns-repeated="2" table:style-name="ce1" office:value-type="float" office:value="1972">
            <text:p>1972</text:p>
          </table:table-cell>
          <table:table-cell table:style-name="ce1"/>
          <table:table-cell table:style-name="ce1" office:value-type="string">
            <text:p>To provide for the joint election of the governor and lieutenant governor; to remove the lieutenant governor as the presiding officer of the senate.</text:p>
          </table:table-cell>
          <table:table-cell table:style-name="ce1" table:formula="of:=IF([.F32] = &quot;U&quot;;&quot;Unresolved&quot;;IF([.F32] = &quot;A&quot;; &quot;Adopted&quot;; &quot;Rejected&quot;))" office:value-type="string" office:string-value="Adopted">
            <text:p>Adopted</text:p>
          </table:table-cell>
          <table:table-cell table:style-name="ce1" office:value-type="string">
            <text:p>A</text:p>
          </table:table-cell>
          <table:table-cell table:style-name="ce3" office:value-type="float" office:value="1064580">
            <text:p>1,064,580</text:p>
          </table:table-cell>
          <table:table-cell office:value-type="float" office:value="503342">
            <text:p>503,342</text:p>
          </table:table-cell>
          <table:table-cell table:style-name="ce1" office:value-type="string">
            <text:p>1,773,838<text:a xlink:href="http://www.leg.state.mn.us/lrl/mngov/constitutionalamendments.aspx#t">t</text:a></text:p>
          </table:table-cell>
          <table:table-cell table:style-name="ce1" office:value-type="string">
            <text:p><text:a xlink:href="https://www.revisor.mn.gov/data/revisor/law/1971/0/1971-958.pdf">1971 Laws of MInnesota Chapter 958</text:a></text:p>
          </table:table-cell>
        </table:table-row>
        <table:table-row table:style-name="ro2">
          <table:table-cell table:number-columns-repeated="2" table:style-name="ce1" office:value-type="float" office:value="1972">
            <text:p>1972</text:p>
          </table:table-cell>
          <table:table-cell table:style-name="ce1"/>
          <table:table-cell table:style-name="ce1" office:value-type="string">
            <text:p>To authorize bonus payment for Vietnam veterans.</text:p>
          </table:table-cell>
          <table:table-cell table:style-name="ce1" table:formula="of:=IF([.F33] = &quot;U&quot;;&quot;Unresolved&quot;;IF([.F33] = &quot;A&quot;; &quot;Adopted&quot;; &quot;Rejected&quot;))" office:value-type="string" office:string-value="Adopted">
            <text:p>Adopted</text:p>
          </table:table-cell>
          <table:table-cell table:style-name="ce1" office:value-type="string">
            <text:p>A</text:p>
          </table:table-cell>
          <table:table-cell table:style-name="ce3" office:value-type="float" office:value="1131921">
            <text:p>1,131,921</text:p>
          </table:table-cell>
          <table:table-cell office:value-type="float" office:value="477473">
            <text:p>477,473</text:p>
          </table:table-cell>
          <table:table-cell table:style-name="ce1" office:value-type="string">
            <text:p>1,773,838<text:a xlink:href="http://www.leg.state.mn.us/lrl/mngov/constitutionalamendments.aspx#t">t</text:a></text:p>
          </table:table-cell>
          <table:table-cell table:style-name="ce1" office:value-type="string">
            <text:p><text:a xlink:href="https://www.revisor.mn.gov/data/revisor/law/1971/0/1971-959.pdf">1971 Laws of MInnesota Chapter 959</text:a></text:p>
          </table:table-cell>
        </table:table-row>
        <table:table-row table:style-name="ro2">
          <table:table-cell table:number-columns-repeated="2" table:style-name="ce1" office:value-type="float" office:value="1970">
            <text:p>1970</text:p>
          </table:table-cell>
          <table:table-cell table:style-name="ce1"/>
          <table:table-cell table:style-name="ce1" office:value-type="string">
            <text:p>To reduce voting age requirement from 21 to 19 years; to provide an age requirement of 21 years to hold public office.</text:p>
          </table:table-cell>
          <table:table-cell table:style-name="ce1" table:formula="of:=IF([.F34] = &quot;U&quot;;&quot;Unresolved&quot;;IF([.F34] = &quot;A&quot;; &quot;Adopted&quot;; &quot;Rejected&quot;))" office:value-type="string" office:string-value="Adopted">
            <text:p>Adopted</text:p>
          </table:table-cell>
          <table:table-cell table:style-name="ce1" office:value-type="string">
            <text:p>A</text:p>
          </table:table-cell>
          <table:table-cell table:style-name="ce3" office:value-type="float" office:value="700449">
            <text:p>700,449</text:p>
          </table:table-cell>
          <table:table-cell office:value-type="float" office:value="582890">
            <text:p>582,890</text:p>
          </table:table-cell>
          <table:table-cell table:style-name="ce1" office:value-type="string">
            <text:p>1,388,525<text:a xlink:href="http://www.leg.state.mn.us/lrl/mngov/constitutionalamendments.aspx#t">t</text:a></text:p>
          </table:table-cell>
          <table:table-cell table:style-name="ce1" office:value-type="string">
            <text:p><text:a xlink:href="https://www.revisor.mn.gov/data/revisor/law/1969/0/1969-996.pdf">1969 Laws of MInnesota Chapter 996</text:a></text:p>
          </table:table-cell>
        </table:table-row>
        <table:table-row table:style-name="ro2">
          <table:table-cell table:number-columns-repeated="2" table:style-name="ce1" office:value-type="float" office:value="1970">
            <text:p>1970</text:p>
          </table:table-cell>
          <table:table-cell table:style-name="ce1"/>
          <table:table-cell table:style-name="ce1" office:value-type="string">
            <text:p>To authorize the legislature to define or limit categories of tax-exempt property.</text:p>
          </table:table-cell>
          <table:table-cell table:style-name="ce1" table:formula="of:=IF([.F35] = &quot;U&quot;;&quot;Unresolved&quot;;IF([.F35] = &quot;A&quot;; &quot;Adopted&quot;; &quot;Rejected&quot;))" office:value-type="string" office:string-value="Adopted">
            <text:p>Adopted</text:p>
          </table:table-cell>
          <table:table-cell table:style-name="ce1" office:value-type="string">
            <text:p>A</text:p>
          </table:table-cell>
          <table:table-cell table:style-name="ce3" office:value-type="float" office:value="969774">
            <text:p>969,774</text:p>
          </table:table-cell>
          <table:table-cell office:value-type="float" office:value="287858">
            <text:p>287,858</text:p>
          </table:table-cell>
          <table:table-cell table:style-name="ce1" office:value-type="string">
            <text:p>1,388,525<text:a xlink:href="http://www.leg.state.mn.us/lrl/mngov/constitutionalamendments.aspx#t">t</text:a></text:p>
          </table:table-cell>
          <table:table-cell table:style-name="ce1" office:value-type="string">
            <text:p><text:a xlink:href="https://www.revisor.mn.gov/data/revisor/law/1969/0/1969-925.pdf">1969 Laws of MInnesota Chapter 925</text:a></text:p>
          </table:table-cell>
        </table:table-row>
        <table:table-row table:style-name="ro2">
          <table:table-cell table:number-columns-repeated="2" table:style-name="ce1" office:value-type="float" office:value="1968">
            <text:p>1968</text:p>
          </table:table-cell>
          <table:table-cell table:style-name="ce1"/>
          <table:table-cell table:style-name="ce1" office:value-type="string">
            <text:p>To allow legislators to assume another elective or appointive office upon resignation from the legislature.</text:p>
          </table:table-cell>
          <table:table-cell table:style-name="ce1" table:formula="of:=IF([.F36] = &quot;U&quot;;&quot;Unresolved&quot;;IF([.F36] = &quot;A&quot;; &quot;Adopted&quot;; &quot;Rejected&quot;))" office:value-type="string" office:string-value="Adopted">
            <text:p>Adopted</text:p>
          </table:table-cell>
          <table:table-cell table:style-name="ce1" office:value-type="string">
            <text:p>A</text:p>
          </table:table-cell>
          <table:table-cell table:style-name="ce3" office:value-type="float" office:value="1012235">
            <text:p>1,012,235</text:p>
          </table:table-cell>
          <table:table-cell office:value-type="float" office:value="359088">
            <text:p>359,088</text:p>
          </table:table-cell>
          <table:table-cell table:style-name="ce1" office:value-type="string">
            <text:p>1,601,515<text:a xlink:href="http://www.leg.state.mn.us/lrl/mngov/constitutionalamendments.aspx#t">t</text:a></text:p>
          </table:table-cell>
          <table:table-cell table:style-name="ce1" office:value-type="string">
            <text:p><text:a xlink:href="https://www.revisor.mn.gov/data/revisor/law/1967/0/1967-869.pdf">1967 Laws of MInnesota Chapter 869</text:a></text:p>
          </table:table-cell>
        </table:table-row>
        <table:table-row table:style-name="ro2">
          <table:table-cell table:number-columns-repeated="2" table:style-name="ce1" office:value-type="float" office:value="1968">
            <text:p>1968</text:p>
          </table:table-cell>
          <table:table-cell table:style-name="ce1"/>
          <table:table-cell table:style-name="ce1" office:value-type="string">
            <text:p>To allow legislature to present bills to governor within three days after legislature adjourns; allowing governor 14 days to sign or veto such bills.</text:p>
          </table:table-cell>
          <table:table-cell table:style-name="ce1" table:formula="of:=IF([.F37] = &quot;U&quot;;&quot;Unresolved&quot;;IF([.F37] = &quot;A&quot;; &quot;Adopted&quot;; &quot;Rejected&quot;))" office:value-type="string" office:string-value="Adopted">
            <text:p>Adopted</text:p>
          </table:table-cell>
          <table:table-cell table:style-name="ce1" office:value-type="string">
            <text:p>A</text:p>
          </table:table-cell>
          <table:table-cell table:style-name="ce3" office:value-type="float" office:value="1044418">
            <text:p>1,044,418</text:p>
          </table:table-cell>
          <table:table-cell office:value-type="float" office:value="316916">
            <text:p>316,916</text:p>
          </table:table-cell>
          <table:table-cell table:style-name="ce1" office:value-type="string">
            <text:p>1,601,515<text:a xlink:href="http://www.leg.state.mn.us/lrl/mngov/constitutionalamendments.aspx#t">t</text:a></text:p>
          </table:table-cell>
          <table:table-cell table:style-name="ce1" office:value-type="string">
            <text:p><text:a xlink:href="https://www.revisor.mn.gov/data/revisor/law/1967/1/1967-EX-051.pdf">1967 1st Sp. Sess Laws of MInnesota Chapter 51</text:a></text:p>
          </table:table-cell>
        </table:table-row>
        <table:table-row table:style-name="ro2">
          <table:table-cell table:number-columns-repeated="2" table:style-name="ce1" office:value-type="float" office:value="1966">
            <text:p>1966</text:p>
          </table:table-cell>
          <table:table-cell table:style-name="ce1"/>
          <table:table-cell table:style-name="ce1" office:value-type="string">
            <text:p>To allow legislators to seek election to other offices and to provide resignation procedure for legislators.</text:p>
          </table:table-cell>
          <table:table-cell table:style-name="ce1" table:formula="of:=IF([.F38] = &quot;U&quot;;&quot;Unresolved&quot;;IF([.F38] = &quot;A&quot;; &quot;Adopted&quot;; &quot;Rejected&quot;))" office:value-type="string" office:string-value="Rejected">
            <text:p>Rejected</text:p>
          </table:table-cell>
          <table:table-cell table:style-name="ce1" office:value-type="string">
            <text:p>R</text:p>
          </table:table-cell>
          <table:table-cell table:style-name="ce3" office:value-type="float" office:value="575967">
            <text:p>575,967</text:p>
          </table:table-cell>
          <table:table-cell office:value-type="float" office:value="471427">
            <text:p>471,427</text:p>
          </table:table-cell>
          <table:table-cell table:style-name="ce1" office:value-type="string">
            <text:p>1,312,288<text:a xlink:href="http://www.leg.state.mn.us/lrl/mngov/constitutionalamendments.aspx#t">t</text:a></text:p>
          </table:table-cell>
          <table:table-cell table:style-name="ce1" office:value-type="string">
            <text:p><text:a xlink:href="https://www.revisor.mn.gov/data/revisor/law/1965/0/1965-689.pdf">1965 Laws of MInnesota Chapter 689</text:a></text:p>
          </table:table-cell>
        </table:table-row>
        <table:table-row table:style-name="ro2">
          <table:table-cell table:number-columns-repeated="2" table:style-name="ce1" office:value-type="float" office:value="1964">
            <text:p>1964</text:p>
          </table:table-cell>
          <table:table-cell table:style-name="ce1"/>
          <table:table-cell table:style-name="ce1" office:value-type="string">
            <text:p>To prevent amendment or repeal of taconite tax policies for 25 years; to authorize legislature to impose limitations for not more than 25 years on taxation of copper and nickel mining.</text:p>
          </table:table-cell>
          <table:table-cell table:style-name="ce1" table:formula="of:=IF([.F39] = &quot;U&quot;;&quot;Unresolved&quot;;IF([.F39] = &quot;A&quot;; &quot;Adopted&quot;; &quot;Rejected&quot;))" office:value-type="string" office:string-value="Adopted">
            <text:p>Adopted</text:p>
          </table:table-cell>
          <table:table-cell table:style-name="ce1" office:value-type="string">
            <text:p>A</text:p>
          </table:table-cell>
          <table:table-cell table:style-name="ce3" office:value-type="float" office:value="1272590">
            <text:p>1,272,590</text:p>
          </table:table-cell>
          <table:table-cell office:value-type="float" office:value="204133">
            <text:p>204,133</text:p>
          </table:table-cell>
          <table:table-cell table:style-name="ce1" office:value-type="string">
            <text:p>1,586,173<text:a xlink:href="http://www.leg.state.mn.us/lrl/mngov/constitutionalamendments.aspx#t">t</text:a></text:p>
          </table:table-cell>
          <table:table-cell table:style-name="ce1" office:value-type="string">
            <text:p><text:a xlink:href="https://www.revisor.mn.gov/data/revisor/law/1963/0/1963-099.pdf">1963 Laws of MInnesota Chapter 99</text:a></text:p>
          </table:table-cell>
        </table:table-row>
        <table:table-row table:style-name="ro2">
          <table:table-cell table:number-columns-repeated="2" table:style-name="ce1" office:value-type="float" office:value="1964">
            <text:p>1964</text:p>
          </table:table-cell>
          <table:table-cell table:style-name="ce1"/>
          <table:table-cell table:style-name="ce1" office:value-type="string">
            <text:p>To remove obsolete language from constitution.</text:p>
          </table:table-cell>
          <table:table-cell table:style-name="ce1" table:formula="of:=IF([.F40] = &quot;U&quot;;&quot;Unresolved&quot;;IF([.F40] = &quot;A&quot;; &quot;Adopted&quot;; &quot;Rejected&quot;))" office:value-type="string" office:string-value="Adopted">
            <text:p>Adopted</text:p>
          </table:table-cell>
          <table:table-cell table:style-name="ce1" office:value-type="string">
            <text:p>A</text:p>
          </table:table-cell>
          <table:table-cell table:style-name="ce3" office:value-type="float" office:value="1089798">
            <text:p>1,089,798</text:p>
          </table:table-cell>
          <table:table-cell office:value-type="float" office:value="254216">
            <text:p>254,216</text:p>
          </table:table-cell>
          <table:table-cell table:style-name="ce1" office:value-type="string">
            <text:p>1,586,173<text:a xlink:href="http://www.leg.state.mn.us/lrl/mngov/constitutionalamendments.aspx#t">t</text:a></text:p>
          </table:table-cell>
          <table:table-cell table:style-name="ce1" office:value-type="string">
            <text:p><text:a xlink:href="https://www.revisor.mn.gov/data/revisor/law/1963/0/1963-870.pdf">1963 Laws of MInnesota Chapter 870</text:a></text:p>
          </table:table-cell>
        </table:table-row>
        <table:table-row table:style-name="ro2">
          <table:table-cell table:number-columns-repeated="2" table:style-name="ce1" office:value-type="float" office:value="1962">
            <text:p>1962</text:p>
          </table:table-cell>
          <table:table-cell table:style-name="ce1"/>
          <table:table-cell table:style-name="ce1" office:value-type="string">
            <text:p>To consolidate the swamp land fund and the permanent school fund; to set distribution requirements and investment restrictions.</text:p>
          </table:table-cell>
          <table:table-cell table:style-name="ce1" table:formula="of:=IF([.F41] = &quot;U&quot;;&quot;Unresolved&quot;;IF([.F41] = &quot;A&quot;; &quot;Adopted&quot;; &quot;Rejected&quot;))" office:value-type="string" office:string-value="Adopted">
            <text:p>Adopted</text:p>
          </table:table-cell>
          <table:table-cell table:style-name="ce1" office:value-type="string">
            <text:p>A</text:p>
          </table:table-cell>
          <table:table-cell table:style-name="ce3" office:value-type="float" office:value="828880">
            <text:p>828,880</text:p>
          </table:table-cell>
          <table:table-cell office:value-type="float" office:value="288490">
            <text:p>288,490</text:p>
          </table:table-cell>
          <table:table-cell table:style-name="ce1" office:value-type="string">
            <text:p>1,267,502<text:a xlink:href="http://www.leg.state.mn.us/lrl/mngov/constitutionalamendments.aspx#t">t</text:a></text:p>
          </table:table-cell>
          <table:table-cell table:style-name="ce1" office:value-type="string">
            <text:p><text:a xlink:href="https://www.revisor.mn.gov/data/revisor/law/1961/1/1961-EX-014.pdf">1961 1st Sp. Sess Laws of MInnesota Chapter 14</text:a></text:p>
          </table:table-cell>
        </table:table-row>
        <table:table-row table:style-name="ro2">
          <table:table-cell table:number-columns-repeated="2" table:style-name="ce1" office:value-type="float" office:value="1962">
            <text:p>1962</text:p>
          </table:table-cell>
          <table:table-cell table:style-name="ce1"/>
          <table:table-cell table:style-name="ce1" office:value-type="string">
            <text:p>To allow state to contract long- and short-term debts for public improvements upon approval of 3/5 of both houses of the legislature.</text:p>
          </table:table-cell>
          <table:table-cell table:style-name="ce1" table:formula="of:=IF([.F42] = &quot;U&quot;;&quot;Unresolved&quot;;IF([.F42] = &quot;A&quot;; &quot;Adopted&quot;; &quot;Rejected&quot;))" office:value-type="string" office:string-value="Adopted">
            <text:p>Adopted</text:p>
          </table:table-cell>
          <table:table-cell table:style-name="ce1" office:value-type="string">
            <text:p>A</text:p>
          </table:table-cell>
          <table:table-cell table:style-name="ce3" office:value-type="float" office:value="728255">
            <text:p>728,255</text:p>
          </table:table-cell>
          <table:table-cell office:value-type="float" office:value="385723">
            <text:p>385,723</text:p>
          </table:table-cell>
          <table:table-cell table:style-name="ce1" office:value-type="string">
            <text:p>1,267,502<text:a xlink:href="http://www.leg.state.mn.us/lrl/mngov/constitutionalamendments.aspx#t">t</text:a></text:p>
          </table:table-cell>
          <table:table-cell table:style-name="ce1" office:value-type="string">
            <text:p><text:a xlink:href="https://www.revisor.mn.gov/data/revisor/law/1961/1/1961-EX-099.pdf">1961 1st Sp. Sess Laws of MInnesota Chapter 99</text:a></text:p>
          </table:table-cell>
        </table:table-row>
        <table:table-row table:style-name="ro2">
          <table:table-cell table:number-columns-repeated="2" table:style-name="ce1" office:value-type="float" office:value="1962">
            <text:p>1962</text:p>
          </table:table-cell>
          <table:table-cell table:style-name="ce1"/>
          <table:table-cell table:style-name="ce1" office:value-type="string">
            <text:p>To remove restrictions on length of legislative sessions.</text:p>
          </table:table-cell>
          <table:table-cell table:style-name="ce1" table:formula="of:=IF([.F43] = &quot;U&quot;;&quot;Unresolved&quot;;IF([.F43] = &quot;A&quot;; &quot;Adopted&quot;; &quot;Rejected&quot;))" office:value-type="string" office:string-value="Adopted">
            <text:p>Adopted</text:p>
          </table:table-cell>
          <table:table-cell table:style-name="ce1" office:value-type="string">
            <text:p>A</text:p>
          </table:table-cell>
          <table:table-cell table:style-name="ce3" office:value-type="float" office:value="706761">
            <text:p>706,761</text:p>
          </table:table-cell>
          <table:table-cell office:value-type="float" office:value="393538">
            <text:p>393,538</text:p>
          </table:table-cell>
          <table:table-cell table:style-name="ce1" office:value-type="string">
            <text:p>1,267,502<text:a xlink:href="http://www.leg.state.mn.us/lrl/mngov/constitutionalamendments.aspx#t">t</text:a></text:p>
          </table:table-cell>
          <table:table-cell table:style-name="ce1" office:value-type="string">
            <text:p><text:a xlink:href="https://www.revisor.mn.gov/data/revisor/law/1961/1/1961-EX-100.pdf">1961 1st Sp. Sess Laws of MInnesota Chapter 100</text:a></text:p>
          </table:table-cell>
        </table:table-row>
        <table:table-row table:style-name="ro2">
          <table:table-cell table:number-columns-repeated="2" table:style-name="ce1" office:value-type="float" office:value="1960">
            <text:p>1960</text:p>
          </table:table-cell>
          <table:table-cell table:style-name="ce1"/>
          <table:table-cell table:style-name="ce1" office:value-type="string">
            <text:p>To extend the legislative session; to restrict the time during which bills can be introduced; to set qualifications for legislators running for other elective offices.</text:p>
          </table:table-cell>
          <table:table-cell table:style-name="ce1" table:formula="of:=IF([.F44] = &quot;U&quot;;&quot;Unresolved&quot;;IF([.F44] = &quot;A&quot;; &quot;Adopted&quot;; &quot;Rejected&quot;))" office:value-type="string" office:string-value="Rejected">
            <text:p>Rejected</text:p>
          </table:table-cell>
          <table:table-cell table:style-name="ce1" office:value-type="string">
            <text:p>R</text:p>
          </table:table-cell>
          <table:table-cell table:style-name="ce3" office:value-type="float" office:value="763434">
            <text:p>763,434</text:p>
          </table:table-cell>
          <table:table-cell office:value-type="float" office:value="501429">
            <text:p>501,429</text:p>
          </table:table-cell>
          <table:table-cell table:style-name="ce1" office:value-type="string">
            <text:p>1,577,509<text:a xlink:href="http://www.leg.state.mn.us/lrl/mngov/constitutionalamendments.aspx#t">t</text:a></text:p>
          </table:table-cell>
          <table:table-cell table:style-name="ce1" office:value-type="string">
            <text:p><text:a xlink:href="https://www.revisor.mn.gov/data/revisor/law/1959/1/1959-EX-089.pdf">1959 1st Sp. Sess Laws of MInnesota Chapter 89</text:a></text:p>
          </table:table-cell>
        </table:table-row>
        <table:table-row table:style-name="ro2">
          <table:table-cell table:number-columns-repeated="2" table:style-name="ce1" office:value-type="float" office:value="1960">
            <text:p>1960</text:p>
          </table:table-cell>
          <table:table-cell table:style-name="ce1"/>
          <table:table-cell table:style-name="ce1" office:value-type="string">
            <text:p>To allow an extra legislative session for reapportionment if reapportionment is not completed during the regular session.</text:p>
          </table:table-cell>
          <table:table-cell table:style-name="ce1" table:formula="of:=IF([.F45] = &quot;U&quot;;&quot;Unresolved&quot;;IF([.F45] = &quot;A&quot;; &quot;Adopted&quot;; &quot;Rejected&quot;))" office:value-type="string" office:string-value="Rejected">
            <text:p>Rejected</text:p>
          </table:table-cell>
          <table:table-cell table:style-name="ce1" office:value-type="string">
            <text:p>R</text:p>
          </table:table-cell>
          <table:table-cell table:style-name="ce3" office:value-type="float" office:value="600797">
            <text:p>600,797</text:p>
          </table:table-cell>
          <table:table-cell office:value-type="float" office:value="661009">
            <text:p>661,009</text:p>
          </table:table-cell>
          <table:table-cell table:style-name="ce1" office:value-type="string">
            <text:p>1,577,509<text:a xlink:href="http://www.leg.state.mn.us/lrl/mngov/constitutionalamendments.aspx#t">t</text:a></text:p>
          </table:table-cell>
          <table:table-cell table:style-name="ce1" office:value-type="string">
            <text:p><text:a xlink:href="https://www.revisor.mn.gov/data/revisor/law/1959/1/1959-EX-047.pdf">1959 1st Sp. Sess Laws of MInnesota Chapter 47</text:a></text:p>
          </table:table-cell>
        </table:table-row>
        <table:table-row table:style-name="ro2">
          <table:table-cell table:number-columns-repeated="2" table:style-name="ce1" office:value-type="float" office:value="1960">
            <text:p>1960</text:p>
          </table:table-cell>
          <table:table-cell table:style-name="ce1"/>
          <table:table-cell table:style-name="ce1" office:value-type="string">
            <text:p>To provide for succession to the office of governor: to provide for continuity of government in emergencies caused by enemy attack.</text:p>
          </table:table-cell>
          <table:table-cell table:style-name="ce1" table:formula="of:=IF([.F46] = &quot;U&quot;;&quot;Unresolved&quot;;IF([.F46] = &quot;A&quot;; &quot;Adopted&quot;; &quot;Rejected&quot;))" office:value-type="string" office:string-value="Adopted">
            <text:p>Adopted</text:p>
          </table:table-cell>
          <table:table-cell table:style-name="ce1" office:value-type="string">
            <text:p>A</text:p>
          </table:table-cell>
          <table:table-cell table:style-name="ce3" office:value-type="float" office:value="974486">
            <text:p>974,486</text:p>
          </table:table-cell>
          <table:table-cell office:value-type="float" office:value="305245">
            <text:p>305,245</text:p>
          </table:table-cell>
          <table:table-cell table:style-name="ce1" office:value-type="string">
            <text:p>1,577,509<text:a xlink:href="http://www.leg.state.mn.us/lrl/mngov/constitutionalamendments.aspx#t">t</text:a></text:p>
          </table:table-cell>
          <table:table-cell table:style-name="ce1" office:value-type="string">
            <text:p><text:a xlink:href="https://www.revisor.mn.gov/data/revisor/law/1959/0/1959-680.pdf">1959 Laws of MInnesota Chapter 680</text:a></text:p>
          </table:table-cell>
        </table:table-row>
        <table:table-row table:style-name="ro2">
          <table:table-cell table:number-columns-repeated="2" table:style-name="ce1" office:value-type="float" office:value="1960">
            <text:p>1960</text:p>
          </table:table-cell>
          <table:table-cell table:style-name="ce1"/>
          <table:table-cell table:style-name="ce1" office:value-type="string">
            <text:p>To prescribe the place where a person moving to a new precinct within 30 days before an election may vote; eliminating obsolete provisions on the voting rights of persons of Indian blood.</text:p>
          </table:table-cell>
          <table:table-cell table:style-name="ce1" table:formula="of:=IF([.F47] = &quot;U&quot;;&quot;Unresolved&quot;;IF([.F47] = &quot;A&quot;; &quot;Adopted&quot;; &quot;Rejected&quot;))" office:value-type="string" office:string-value="Adopted">
            <text:p>Adopted</text:p>
          </table:table-cell>
          <table:table-cell table:style-name="ce1" office:value-type="string">
            <text:p>A</text:p>
          </table:table-cell>
          <table:table-cell table:style-name="ce3" office:value-type="float" office:value="993186">
            <text:p>993,186</text:p>
          </table:table-cell>
          <table:table-cell office:value-type="float" office:value="302217">
            <text:p>302,217</text:p>
          </table:table-cell>
          <table:table-cell table:style-name="ce1" office:value-type="string">
            <text:p>1,577,509<text:a xlink:href="http://www.leg.state.mn.us/lrl/mngov/constitutionalamendments.aspx#t">t</text:a></text:p>
          </table:table-cell>
          <table:table-cell table:style-name="ce1" office:value-type="string">
            <text:p><text:a xlink:href="https://www.revisor.mn.gov/data/revisor/law/1959/0/1959-696.pdf">1959 Laws of MInnesota Chapter 696</text:a></text:p>
          </table:table-cell>
        </table:table-row>
        <table:table-row table:style-name="ro2">
          <table:table-cell table:number-columns-repeated="2" table:style-name="ce1" office:value-type="float" office:value="1958">
            <text:p>1958</text:p>
          </table:table-cell>
          <table:table-cell table:style-name="ce1"/>
          <table:table-cell table:style-name="ce1" office:value-type="string">
            <text:p>To authorize the legislature to revise and consolidate provisions relating to local government, home rule and special laws.</text:p>
          </table:table-cell>
          <table:table-cell table:style-name="ce1" table:formula="of:=IF([.F48] = &quot;U&quot;;&quot;Unresolved&quot;;IF([.F48] = &quot;A&quot;; &quot;Adopted&quot;; &quot;Rejected&quot;))" office:value-type="string" office:string-value="Adopted">
            <text:p>Adopted</text:p>
          </table:table-cell>
          <table:table-cell table:style-name="ce1" office:value-type="string">
            <text:p>A</text:p>
          </table:table-cell>
          <table:table-cell table:style-name="ce3" office:value-type="float" office:value="712552">
            <text:p>712,552</text:p>
          </table:table-cell>
          <table:table-cell office:value-type="float" office:value="309848">
            <text:p>309,848</text:p>
          </table:table-cell>
          <table:table-cell table:style-name="ce1" office:value-type="string">
            <text:p>1,178,173<text:a xlink:href="http://www.leg.state.mn.us/lrl/mngov/constitutionalamendments.aspx#t">t</text:a></text:p>
          </table:table-cell>
          <table:table-cell table:style-name="ce1" office:value-type="string">
            <text:p><text:a xlink:href="https://www.revisor.mn.gov/data/revisor/law/1957/0/1957-809.pdf">1957 Laws of MInnesota Chapter 809</text:a></text:p>
          </table:table-cell>
        </table:table-row>
        <table:table-row table:style-name="ro2">
          <table:table-cell table:number-columns-repeated="2" table:style-name="ce1" office:value-type="float" office:value="1958">
            <text:p>1958</text:p>
          </table:table-cell>
          <table:table-cell table:style-name="ce1"/>
          <table:table-cell table:style-name="ce1" office:value-type="string">
            <text:p>To provide for four-year terms for state constitutional officers to take effect for terms beginning in 1963.</text:p>
          </table:table-cell>
          <table:table-cell table:style-name="ce1" table:formula="of:=IF([.F49] = &quot;U&quot;;&quot;Unresolved&quot;;IF([.F49] = &quot;A&quot;; &quot;Adopted&quot;; &quot;Rejected&quot;))" office:value-type="string" office:string-value="Adopted">
            <text:p>Adopted</text:p>
          </table:table-cell>
          <table:table-cell table:style-name="ce1" office:value-type="string">
            <text:p>A</text:p>
          </table:table-cell>
          <table:table-cell table:style-name="ce3" office:value-type="float" office:value="641887">
            <text:p>641,887</text:p>
          </table:table-cell>
          <table:table-cell office:value-type="float" office:value="382505">
            <text:p>382,505</text:p>
          </table:table-cell>
          <table:table-cell table:style-name="ce1" office:value-type="string">
            <text:p>1,178,173<text:a xlink:href="http://www.leg.state.mn.us/lrl/mngov/constitutionalamendments.aspx#t">t</text:a></text:p>
          </table:table-cell>
          <table:table-cell table:style-name="ce1" office:value-type="string">
            <text:p><text:a xlink:href="https://www.revisor.mn.gov/data/revisor/law/1957/0/1957-813.pdf">1957 Laws of MInnesota Chapter 813</text:a></text:p>
          </table:table-cell>
        </table:table-row>
        <table:table-row table:style-name="ro2">
          <table:table-cell table:number-columns-repeated="2" table:style-name="ce1" office:value-type="float" office:value="1958">
            <text:p>1958</text:p>
          </table:table-cell>
          <table:table-cell table:style-name="ce1"/>
          <table:table-cell table:style-name="ce1" office:value-type="string">
            <text:p>To permit members of the legislature to hold certain elective and nonelective state offices.</text:p>
          </table:table-cell>
          <table:table-cell table:style-name="ce1" table:formula="of:=IF([.F50] = &quot;U&quot;;&quot;Unresolved&quot;;IF([.F50] = &quot;A&quot;; &quot;Adopted&quot;; &quot;Rejected&quot;))" office:value-type="string" office:string-value="Rejected">
            <text:p>Rejected</text:p>
          </table:table-cell>
          <table:table-cell table:style-name="ce1" office:value-type="string">
            <text:p>R</text:p>
          </table:table-cell>
          <table:table-cell table:style-name="ce3" office:value-type="float" office:value="576300">
            <text:p>576,300</text:p>
          </table:table-cell>
          <table:table-cell office:value-type="float" office:value="430112">
            <text:p>430,112</text:p>
          </table:table-cell>
          <table:table-cell table:style-name="ce1" office:value-type="string">
            <text:p>1,178,731<text:a xlink:href="http://www.leg.state.mn.us/lrl/mngov/constitutionalamendments.aspx#t">t</text:a></text:p>
          </table:table-cell>
          <table:table-cell table:style-name="ce1" office:value-type="string">
            <text:p><text:a xlink:href="https://www.revisor.mn.gov/data/revisor/law/1957/0/1957-922.pdf">1957 Laws of MInnesota Chapter 922</text:a></text:p>
          </table:table-cell>
        </table:table-row>
        <table:table-row table:style-name="ro2">
          <table:table-cell table:number-columns-repeated="2" table:style-name="ce1" office:value-type="float" office:value="1956">
            <text:p>1956</text:p>
          </table:table-cell>
          <table:table-cell table:style-name="ce1"/>
          <table:table-cell table:style-name="ce1" office:value-type="string">
            <text:p>To authorize the consolidation of present trunk highway articles and sections, to increase state aid and supervision of public highways; to permit tax of motor vehicles and fuel; to apportion funds for highway purposes 62-29-9 to state and local highways.</text:p>
          </table:table-cell>
          <table:table-cell table:style-name="ce1" table:formula="of:=IF([.F51] = &quot;U&quot;;&quot;Unresolved&quot;;IF([.F51] = &quot;A&quot;; &quot;Adopted&quot;; &quot;Rejected&quot;))" office:value-type="string" office:string-value="Adopted">
            <text:p>Adopted</text:p>
          </table:table-cell>
          <table:table-cell table:style-name="ce1" office:value-type="string">
            <text:p>A</text:p>
          </table:table-cell>
          <table:table-cell table:style-name="ce3" office:value-type="float" office:value="1060063">
            <text:p>1,060,063</text:p>
          </table:table-cell>
          <table:table-cell office:value-type="float" office:value="230707">
            <text:p>230,707</text:p>
          </table:table-cell>
          <table:table-cell table:style-name="ce1" office:value-type="string">
            <text:p>1,443,856<text:a xlink:href="http://www.leg.state.mn.us/lrl/mngov/constitutionalamendments.aspx#t">t</text:a></text:p>
          </table:table-cell>
          <table:table-cell table:style-name="ce1" office:value-type="string">
            <text:p><text:a xlink:href="https://www.revisor.mn.gov/data/revisor/law/1955/0/1955-882.pdf">1955 Laws of MInnesota Chapter 882</text:a></text:p>
          </table:table-cell>
        </table:table-row>
        <table:table-row table:style-name="ro2">
          <table:table-cell table:number-columns-repeated="2" table:style-name="ce1" office:value-type="float" office:value="1956">
            <text:p>1956</text:p>
          </table:table-cell>
          <table:table-cell table:style-name="ce1"/>
          <table:table-cell table:style-name="ce1" office:value-type="string">
            <text:p>To authorize the legislature to divert 50% of the occupation mining tax proceeds earmarked for education from permanent trust funds to current educational needs.</text:p>
          </table:table-cell>
          <table:table-cell table:style-name="ce1" table:formula="of:=IF([.F52] = &quot;U&quot;;&quot;Unresolved&quot;;IF([.F52] = &quot;A&quot;; &quot;Adopted&quot;; &quot;Rejected&quot;))" office:value-type="string" office:string-value="Adopted">
            <text:p>Adopted</text:p>
          </table:table-cell>
          <table:table-cell table:style-name="ce1" office:value-type="string">
            <text:p>A</text:p>
          </table:table-cell>
          <table:table-cell table:style-name="ce3" office:value-type="float" office:value="1084627">
            <text:p>1,084,627</text:p>
          </table:table-cell>
          <table:table-cell office:value-type="float" office:value="209311">
            <text:p>209,311</text:p>
          </table:table-cell>
          <table:table-cell table:style-name="ce1" office:value-type="string">
            <text:p>1,443,856<text:a xlink:href="http://www.leg.state.mn.us/lrl/mngov/constitutionalamendments.aspx#t">t</text:a></text:p>
          </table:table-cell>
          <table:table-cell table:style-name="ce1" office:value-type="string">
            <text:p><text:a xlink:href="https://www.revisor.mn.gov/data/revisor/law/1955/1/1955-EX-006.pdf">1955 1st Sp. Sess Laws of MInnesota Chapter 6</text:a></text:p>
          </table:table-cell>
        </table:table-row>
        <table:table-row table:style-name="ro2">
          <table:table-cell table:number-columns-repeated="2" table:style-name="ce1" office:value-type="float" office:value="1956">
            <text:p>1956</text:p>
          </table:table-cell>
          <table:table-cell table:style-name="ce1"/>
          <table:table-cell table:style-name="ce1" office:value-type="string">
            <text:p>To permit the legislature to reorganize the judicial power of the state.</text:p>
          </table:table-cell>
          <table:table-cell table:style-name="ce1" table:formula="of:=IF([.F53] = &quot;U&quot;;&quot;Unresolved&quot;;IF([.F53] = &quot;A&quot;; &quot;Adopted&quot;; &quot;Rejected&quot;))" office:value-type="string" office:string-value="Adopted">
            <text:p>Adopted</text:p>
          </table:table-cell>
          <table:table-cell table:style-name="ce1" office:value-type="string">
            <text:p>A</text:p>
          </table:table-cell>
          <table:table-cell table:style-name="ce3" office:value-type="float" office:value="939957">
            <text:p>939,957</text:p>
          </table:table-cell>
          <table:table-cell office:value-type="float" office:value="307178">
            <text:p>307,178</text:p>
          </table:table-cell>
          <table:table-cell table:style-name="ce1" office:value-type="string">
            <text:p>1,443,856<text:a xlink:href="http://www.leg.state.mn.us/lrl/mngov/constitutionalamendments.aspx#t">t</text:a></text:p>
          </table:table-cell>
          <table:table-cell table:style-name="ce1" office:value-type="string">
            <text:p><text:a xlink:href="https://www.revisor.mn.gov/data/revisor/law/1955/0/1955-881.pdf">1955 Laws of MInnesota Chapter 881</text:a></text:p>
          </table:table-cell>
        </table:table-row>
        <table:table-row table:style-name="ro2">
          <table:table-cell table:number-columns-repeated="2" table:style-name="ce1" office:value-type="float" office:value="1954">
            <text:p>1954</text:p>
          </table:table-cell>
          <table:table-cell table:style-name="ce1"/>
          <table:table-cell table:style-name="ce1" office:value-type="string">
            <text:p>To permit legislature to extend probate jurisdiction by a 2/3 vote.</text:p>
          </table:table-cell>
          <table:table-cell table:style-name="ce1" table:formula="of:=IF([.F54] = &quot;U&quot;;&quot;Unresolved&quot;;IF([.F54] = &quot;A&quot;; &quot;Adopted&quot;; &quot;Rejected&quot;))" office:value-type="string" office:string-value="Adopted">
            <text:p>Adopted</text:p>
          </table:table-cell>
          <table:table-cell table:style-name="ce1" office:value-type="string">
            <text:p>A</text:p>
          </table:table-cell>
          <table:table-cell table:style-name="ce3" office:value-type="float" office:value="610138">
            <text:p>610,138</text:p>
          </table:table-cell>
          <table:table-cell office:value-type="float" office:value="303838">
            <text:p>303,838</text:p>
          </table:table-cell>
          <table:table-cell table:style-name="ce1" office:value-type="string">
            <text:p>1,168,101<text:a xlink:href="http://www.leg.state.mn.us/lrl/mngov/constitutionalamendments.aspx#t">t</text:a></text:p>
          </table:table-cell>
          <table:table-cell table:style-name="ce1" office:value-type="string">
            <text:p><text:a xlink:href="https://www.revisor.mn.gov/data/revisor/law/1953/0/1953-759.pdf">1953 Laws of MInnesota Chapter 759</text:a></text:p>
          </table:table-cell>
        </table:table-row>
        <table:table-row table:style-name="ro2">
          <table:table-cell table:number-columns-repeated="2" table:style-name="ce1" office:value-type="float" office:value="1954">
            <text:p>1954</text:p>
          </table:table-cell>
          <table:table-cell table:style-name="ce1"/>
          <table:table-cell table:style-name="ce1" office:value-type="string">
            <text:p>To authorize the legislature to limit the liability of stockholders of state banks.</text:p>
          </table:table-cell>
          <table:table-cell table:style-name="ce1" table:formula="of:=IF([.F55] = &quot;U&quot;;&quot;Unresolved&quot;;IF([.F55] = &quot;A&quot;; &quot;Adopted&quot;; &quot;Rejected&quot;))" office:value-type="string" office:string-value="Adopted">
            <text:p>Adopted</text:p>
          </table:table-cell>
          <table:table-cell table:style-name="ce1" office:value-type="string">
            <text:p>A</text:p>
          </table:table-cell>
          <table:table-cell table:style-name="ce3" office:value-type="float" office:value="624611">
            <text:p>624,611</text:p>
          </table:table-cell>
          <table:table-cell office:value-type="float" office:value="290039">
            <text:p>290,039</text:p>
          </table:table-cell>
          <table:table-cell table:style-name="ce1" office:value-type="string">
            <text:p>1,168,101<text:a xlink:href="http://www.leg.state.mn.us/lrl/mngov/constitutionalamendments.aspx#t">t</text:a></text:p>
          </table:table-cell>
          <table:table-cell table:style-name="ce1" office:value-type="string">
            <text:p><text:a xlink:href="https://www.revisor.mn.gov/data/revisor/law/1953/0/1953-760.pdf">1953 Laws of MInnesota Chapter 760</text:a></text:p>
          </table:table-cell>
        </table:table-row>
        <table:table-row table:style-name="ro2">
          <table:table-cell table:number-columns-repeated="2" table:style-name="ce1" office:value-type="float" office:value="1954">
            <text:p>1954</text:p>
          </table:table-cell>
          <table:table-cell table:style-name="ce1"/>
          <table:table-cell table:style-name="ce1" office:value-type="string">
            <text:p>To provide for a 60% popular vote before a new state constitution can be ratified and to remove constitutional bar precluding members of the legislature from serving in a constitutional convention.</text:p>
          </table:table-cell>
          <table:table-cell table:style-name="ce1" table:formula="of:=IF([.F56] = &quot;U&quot;;&quot;Unresolved&quot;;IF([.F56] = &quot;A&quot;; &quot;Adopted&quot;; &quot;Rejected&quot;))" office:value-type="string" office:string-value="Adopted">
            <text:p>Adopted</text:p>
          </table:table-cell>
          <table:table-cell table:style-name="ce1" office:value-type="string">
            <text:p>A</text:p>
          </table:table-cell>
          <table:table-cell table:style-name="ce3" office:value-type="float" office:value="638818">
            <text:p>638,818</text:p>
          </table:table-cell>
          <table:table-cell office:value-type="float" office:value="266434">
            <text:p>266,434</text:p>
          </table:table-cell>
          <table:table-cell table:style-name="ce1" office:value-type="string">
            <text:p>1,168,101<text:a xlink:href="http://www.leg.state.mn.us/lrl/mngov/constitutionalamendments.aspx#t">t</text:a></text:p>
          </table:table-cell>
          <table:table-cell table:style-name="ce1" office:value-type="string">
            <text:p><text:a xlink:href="https://www.revisor.mn.gov/data/revisor/law/1953/0/1953-761.pdf">1953 Laws of MInnesota Chapter 761</text:a></text:p>
          </table:table-cell>
        </table:table-row>
        <table:table-row table:style-name="ro2">
          <table:table-cell table:number-columns-repeated="2" table:style-name="ce1" office:value-type="float" office:value="1954">
            <text:p>1954</text:p>
          </table:table-cell>
          <table:table-cell table:style-name="ce1"/>
          <table:table-cell table:style-name="ce1" office:value-type="string">
            <text:p>To permit gubernatorial appointments in case of vacancy in certain offices to run until end of term or January 1 to eliminate need for election to short terms.</text:p>
          </table:table-cell>
          <table:table-cell table:style-name="ce1" table:formula="of:=IF([.F57] = &quot;U&quot;;&quot;Unresolved&quot;;IF([.F57] = &quot;A&quot;; &quot;Adopted&quot;; &quot;Rejected&quot;))" office:value-type="string" office:string-value="Adopted">
            <text:p>Adopted</text:p>
          </table:table-cell>
          <table:table-cell table:style-name="ce1" office:value-type="string">
            <text:p>A</text:p>
          </table:table-cell>
          <table:table-cell table:style-name="ce3" office:value-type="float" office:value="636237">
            <text:p>636,237</text:p>
          </table:table-cell>
          <table:table-cell office:value-type="float" office:value="282212">
            <text:p>282,212</text:p>
          </table:table-cell>
          <table:table-cell table:style-name="ce1" office:value-type="string">
            <text:p>1,168,101<text:a xlink:href="http://www.leg.state.mn.us/lrl/mngov/constitutionalamendments.aspx#t">t</text:a></text:p>
          </table:table-cell>
          <table:table-cell table:style-name="ce1" office:value-type="string">
            <text:p><text:a xlink:href="https://www.revisor.mn.gov/data/revisor/law/1953/0/1953-762.pdf">1953 Laws of MInnesota Chapter 762</text:a></text:p>
          </table:table-cell>
        </table:table-row>
        <table:table-row table:style-name="ro2">
          <table:table-cell table:number-columns-repeated="2" table:style-name="ce1" office:value-type="float" office:value="1952">
            <text:p>1952</text:p>
          </table:table-cell>
          <table:table-cell table:style-name="ce1"/>
          <table:table-cell table:style-name="ce1" office:value-type="string">
            <text:p>To authorize a change in the investment and loan requirements governing permanent school and university funds.</text:p>
          </table:table-cell>
          <table:table-cell table:style-name="ce1" table:formula="of:=IF([.F58] = &quot;U&quot;;&quot;Unresolved&quot;;IF([.F58] = &quot;A&quot;; &quot;Adopted&quot;; &quot;Rejected&quot;))" office:value-type="string" office:string-value="Rejected">
            <text:p>Rejected</text:p>
          </table:table-cell>
          <table:table-cell table:style-name="ce1" office:value-type="string">
            <text:p>R</text:p>
          </table:table-cell>
          <table:table-cell table:style-name="ce3" office:value-type="float" office:value="604384">
            <text:p>604,384</text:p>
          </table:table-cell>
          <table:table-cell office:value-type="float" office:value="500490">
            <text:p>500,490</text:p>
          </table:table-cell>
          <table:table-cell table:style-name="ce1" office:value-type="string">
            <text:p>1,460,326<text:a xlink:href="http://www.leg.state.mn.us/lrl/mngov/constitutionalamendments.aspx#t">t</text:a></text:p>
          </table:table-cell>
          <table:table-cell table:style-name="ce1" office:value-type="string">
            <text:p><text:a xlink:href="https://www.revisor.mn.gov/data/revisor/law/1951/0/1951-721.pdf">1951 Laws of MInnesota Chapter 721</text:a></text:p>
          </table:table-cell>
        </table:table-row>
        <table:table-row table:style-name="ro2">
          <table:table-cell table:number-columns-repeated="2" table:style-name="ce1" office:value-type="float" office:value="1952">
            <text:p>1952</text:p>
          </table:table-cell>
          <table:table-cell table:style-name="ce1"/>
          <table:table-cell table:style-name="ce1" office:value-type="string">
            <text:p>To provide for a 60% popular majority of voters voting on the question before a new state constitution can be considered legally ratified by the electorate.</text:p>
          </table:table-cell>
          <table:table-cell table:style-name="ce1" table:formula="of:=IF([.F59] = &quot;U&quot;;&quot;Unresolved&quot;;IF([.F59] = &quot;A&quot;; &quot;Adopted&quot;; &quot;Rejected&quot;))" office:value-type="string" office:string-value="Rejected">
            <text:p>Rejected</text:p>
          </table:table-cell>
          <table:table-cell table:style-name="ce1" office:value-type="string">
            <text:p>R</text:p>
          </table:table-cell>
          <table:table-cell table:style-name="ce3" office:value-type="float" office:value="656618">
            <text:p>656,618</text:p>
          </table:table-cell>
          <table:table-cell office:value-type="float" office:value="424492">
            <text:p>424,492</text:p>
          </table:table-cell>
          <table:table-cell table:style-name="ce1" office:value-type="string">
            <text:p>1,460,326<text:a xlink:href="http://www.leg.state.mn.us/lrl/mngov/constitutionalamendments.aspx#t">t</text:a></text:p>
          </table:table-cell>
          <table:table-cell table:style-name="ce1" office:value-type="string">
            <text:p><text:a xlink:href="https://www.revisor.mn.gov/data/revisor/law/1951/0/1951-722.pdf">1951 Laws of MInnesota Chapter 722</text:a></text:p>
          </table:table-cell>
        </table:table-row>
        <table:table-row table:style-name="ro2">
          <table:table-cell table:number-columns-repeated="2" table:style-name="ce1" office:value-type="float" office:value="1952">
            <text:p>1952</text:p>
          </table:table-cell>
          <table:table-cell table:style-name="ce1"/>
          <table:table-cell table:style-name="ce1" office:value-type="string">
            <text:p>To clarify meaning of who shall be entitled to vote.</text:p>
          </table:table-cell>
          <table:table-cell table:style-name="ce1" table:formula="of:=IF([.F60] = &quot;U&quot;;&quot;Unresolved&quot;;IF([.F60] = &quot;A&quot;; &quot;Adopted&quot;; &quot;Rejected&quot;))" office:value-type="string" office:string-value="Rejected">
            <text:p>Rejected</text:p>
          </table:table-cell>
          <table:table-cell table:style-name="ce1" office:value-type="string">
            <text:p>R</text:p>
          </table:table-cell>
          <table:table-cell table:style-name="ce3" office:value-type="float" office:value="716670">
            <text:p>716,670</text:p>
          </table:table-cell>
          <table:table-cell office:value-type="float" office:value="371508">
            <text:p>371,508</text:p>
          </table:table-cell>
          <table:table-cell table:style-name="ce1" office:value-type="string">
            <text:p>1,460,326<text:a xlink:href="http://www.leg.state.mn.us/lrl/mngov/constitutionalamendments.aspx#t">t</text:a></text:p>
          </table:table-cell>
          <table:table-cell table:style-name="ce1" office:value-type="string">
            <text:p><text:a xlink:href="https://www.revisor.mn.gov/data/revisor/law/1951/0/1951-723.pdf">1951 Laws of MInnesota Chapter 723</text:a></text:p>
          </table:table-cell>
        </table:table-row>
        <table:table-row table:style-name="ro2">
          <table:table-cell table:number-columns-repeated="2" table:style-name="ce1" office:value-type="float" office:value="1952">
            <text:p>1952</text:p>
          </table:table-cell>
          <table:table-cell table:style-name="ce1"/>
          <table:table-cell table:style-name="ce1" office:value-type="string">
            <text:p>To permit legislature to extend probate jurisdiction by a 2/3 vote.</text:p>
          </table:table-cell>
          <table:table-cell table:style-name="ce1" table:formula="of:=IF([.F61] = &quot;U&quot;;&quot;Unresolved&quot;;IF([.F61] = &quot;A&quot;; &quot;Adopted&quot;; &quot;Rejected&quot;))" office:value-type="string" office:string-value="Rejected">
            <text:p>Rejected</text:p>
          </table:table-cell>
          <table:table-cell table:style-name="ce1" office:value-type="string">
            <text:p>R</text:p>
          </table:table-cell>
          <table:table-cell table:style-name="ce3" office:value-type="float" office:value="646608">
            <text:p>646,608</text:p>
          </table:table-cell>
          <table:table-cell office:value-type="float" office:value="443005">
            <text:p>443,005</text:p>
          </table:table-cell>
          <table:table-cell table:style-name="ce1" office:value-type="string">
            <text:p>1,460,326<text:a xlink:href="http://www.leg.state.mn.us/lrl/mngov/constitutionalamendments.aspx#t">t</text:a></text:p>
          </table:table-cell>
          <table:table-cell table:style-name="ce1" office:value-type="string">
            <text:p><text:a xlink:href="https://www.revisor.mn.gov/data/revisor/law/1951/0/1951-724.pdf">1951 Laws of MInnesota Chapter 724</text:a></text:p>
          </table:table-cell>
        </table:table-row>
        <table:table-row table:style-name="ro2">
          <table:table-cell table:number-columns-repeated="2" table:style-name="ce1" office:value-type="float" office:value="1952">
            <text:p>1952</text:p>
          </table:table-cell>
          <table:table-cell table:style-name="ce1"/>
          <table:table-cell table:style-name="ce1" office:value-type="string">
            <text:p>To provide for a 65-10-25 apportionment of excise tax on motor vehicles.</text:p>
          </table:table-cell>
          <table:table-cell table:style-name="ce1" table:formula="of:=IF([.F62] = &quot;U&quot;;&quot;Unresolved&quot;;IF([.F62] = &quot;A&quot;; &quot;Adopted&quot;; &quot;Rejected&quot;))" office:value-type="string" office:string-value="Rejected">
            <text:p>Rejected</text:p>
          </table:table-cell>
          <table:table-cell table:style-name="ce1" office:value-type="string">
            <text:p>R</text:p>
          </table:table-cell>
          <table:table-cell table:style-name="ce3" office:value-type="float" office:value="580316">
            <text:p>580,316</text:p>
          </table:table-cell>
          <table:table-cell office:value-type="float" office:value="704336">
            <text:p>704,336</text:p>
          </table:table-cell>
          <table:table-cell table:style-name="ce1" office:value-type="string">
            <text:p>1,460,326<text:a xlink:href="http://www.leg.state.mn.us/lrl/mngov/constitutionalamendments.aspx#t">t</text:a></text:p>
          </table:table-cell>
          <table:table-cell table:style-name="ce1" office:value-type="string">
            <text:p><text:a xlink:href="https://www.revisor.mn.gov/data/revisor/law/1951/0/1951-725.pdf">1951 Laws of MInnesota Chapter 725</text:a></text:p>
          </table:table-cell>
        </table:table-row>
        <table:table-row table:style-name="ro2">
          <table:table-cell table:number-columns-repeated="2" table:style-name="ce1" office:value-type="float" office:value="1950">
            <text:p>1950</text:p>
          </table:table-cell>
          <table:table-cell table:style-name="ce1"/>
          <table:table-cell table:style-name="ce1" office:value-type="string">
            <text:p>To authorize forestry management funds by diverting certain proceeds (25%) from the public land trust fund.</text:p>
          </table:table-cell>
          <table:table-cell table:style-name="ce1" table:formula="of:=IF([.F63] = &quot;U&quot;;&quot;Unresolved&quot;;IF([.F63] = &quot;A&quot;; &quot;Adopted&quot;; &quot;Rejected&quot;))" office:value-type="string" office:string-value="Rejected">
            <text:p>Rejected</text:p>
          </table:table-cell>
          <table:table-cell table:style-name="ce1" office:value-type="string">
            <text:p>R</text:p>
          </table:table-cell>
          <table:table-cell table:style-name="ce3" office:value-type="float" office:value="367013">
            <text:p>367,013</text:p>
          </table:table-cell>
          <table:table-cell office:value-type="float" office:value="465239">
            <text:p>465,239</text:p>
          </table:table-cell>
          <table:table-cell table:style-name="ce1" office:value-type="string">
            <text:p>1,067,967<text:a xlink:href="http://www.leg.state.mn.us/lrl/mngov/constitutionalamendments.aspx#t">t</text:a></text:p>
          </table:table-cell>
          <table:table-cell table:style-name="ce1" office:value-type="string">
            <text:p><text:a xlink:href="https://www.revisor.mn.gov/data/revisor/law/1949/0/1949-746.pdf">1949 Laws of MInnesota Chapter 746</text:a></text:p>
          </table:table-cell>
        </table:table-row>
        <table:table-row table:style-name="ro2">
          <table:table-cell table:number-columns-repeated="2" table:style-name="ce1" office:value-type="float" office:value="1950">
            <text:p>1950</text:p>
          </table:table-cell>
          <table:table-cell table:style-name="ce1"/>
          <table:table-cell table:style-name="ce1" office:value-type="string">
            <text:p>To authorize diversion of 1% of the proceeds of the occupation mining tax to the veterans’ compensation fund.</text:p>
          </table:table-cell>
          <table:table-cell table:style-name="ce1" table:formula="of:=IF([.F64] = &quot;U&quot;;&quot;Unresolved&quot;;IF([.F64] = &quot;A&quot;; &quot;Adopted&quot;; &quot;Rejected&quot;))" office:value-type="string" office:string-value="Adopted">
            <text:p>Adopted</text:p>
          </table:table-cell>
          <table:table-cell table:style-name="ce1" office:value-type="string">
            <text:p>A</text:p>
          </table:table-cell>
          <table:table-cell table:style-name="ce3" office:value-type="float" office:value="594092">
            <text:p>594,092</text:p>
          </table:table-cell>
          <table:table-cell office:value-type="float" office:value="290870">
            <text:p>290,870</text:p>
          </table:table-cell>
          <table:table-cell table:style-name="ce1" office:value-type="string">
            <text:p>1,067,967<text:a xlink:href="http://www.leg.state.mn.us/lrl/mngov/constitutionalamendments.aspx#t">t</text:a></text:p>
          </table:table-cell>
          <table:table-cell table:style-name="ce1" office:value-type="string">
            <text:p><text:a xlink:href="https://www.revisor.mn.gov/data/revisor/law/1949/0/1949-643.pdf">1949 Laws of MInnesota Chapter 643</text:a></text:p>
          </table:table-cell>
        </table:table-row>
        <table:table-row table:style-name="ro2">
          <table:table-cell table:number-columns-repeated="2" table:style-name="ce1" office:value-type="float" office:value="1950">
            <text:p>1950</text:p>
          </table:table-cell>
          <table:table-cell table:style-name="ce1"/>
          <table:table-cell table:style-name="ce1" office:value-type="string">
            <text:p>To provide for a 50-44-6 apportionment of the excise tax on petroleum products.</text:p>
          </table:table-cell>
          <table:table-cell table:style-name="ce1" table:formula="of:=IF([.F65] = &quot;U&quot;;&quot;Unresolved&quot;;IF([.F65] = &quot;A&quot;; &quot;Adopted&quot;; &quot;Rejected&quot;))" office:value-type="string" office:string-value="Rejected">
            <text:p>Rejected</text:p>
          </table:table-cell>
          <table:table-cell table:style-name="ce1" office:value-type="string">
            <text:p>R</text:p>
          </table:table-cell>
          <table:table-cell table:style-name="ce3" office:value-type="float" office:value="420530">
            <text:p>420,530</text:p>
          </table:table-cell>
          <table:table-cell office:value-type="float" office:value="456346">
            <text:p>456,346</text:p>
          </table:table-cell>
          <table:table-cell table:style-name="ce1" office:value-type="string">
            <text:p>1,067,967<text:a xlink:href="http://www.leg.state.mn.us/lrl/mngov/constitutionalamendments.aspx#t">t</text:a></text:p>
          </table:table-cell>
          <table:table-cell table:style-name="ce1" office:value-type="string">
            <text:p><text:a xlink:href="https://www.revisor.mn.gov/data/revisor/law/1949/0/1949-747.pdf">1949 Laws of MInnesota Chapter 747</text:a></text:p>
          </table:table-cell>
        </table:table-row>
        <table:table-row table:style-name="ro2">
          <table:table-cell table:number-columns-repeated="2" table:style-name="ce1" office:value-type="float" office:value="1948">
            <text:p>1948</text:p>
          </table:table-cell>
          <table:table-cell table:style-name="ce1"/>
          <table:table-cell table:style-name="ce1" office:value-type="string">
            <text:p>To provide for 50-50 apportionment of excise tax on petroleum products.</text:p>
          </table:table-cell>
          <table:table-cell table:style-name="ce1" table:formula="of:=IF([.F66] = &quot;U&quot;;&quot;Unresolved&quot;;IF([.F66] = &quot;A&quot;; &quot;Adopted&quot;; &quot;Rejected&quot;))" office:value-type="string" office:string-value="Rejected">
            <text:p>Rejected</text:p>
          </table:table-cell>
          <table:table-cell table:style-name="ce1" office:value-type="string">
            <text:p>R</text:p>
          </table:table-cell>
          <table:table-cell table:style-name="ce3" office:value-type="float" office:value="534538">
            <text:p>534,538</text:p>
          </table:table-cell>
          <table:table-cell office:value-type="float" office:value="539224">
            <text:p>539,224</text:p>
          </table:table-cell>
          <table:table-cell table:style-name="ce1" office:value-type="string">
            <text:p>1,257,804<text:a xlink:href="http://www.leg.state.mn.us/lrl/mngov/constitutionalamendments.aspx#t">t</text:a></text:p>
          </table:table-cell>
          <table:table-cell table:style-name="ce1" office:value-type="string">
            <text:p><text:a xlink:href="https://www.revisor.mn.gov/data/revisor/law/1947/0/1947-639.pdf">1947 Laws of MInnesota Chapter 639</text:a></text:p>
          </table:table-cell>
        </table:table-row>
        <table:table-row table:style-name="ro2">
          <table:table-cell table:number-columns-repeated="2" table:style-name="ce1" office:value-type="float" office:value="1948">
            <text:p>1948</text:p>
          </table:table-cell>
          <table:table-cell table:style-name="ce1"/>
          <table:table-cell table:style-name="ce1" office:value-type="string">
            <text:p>To authorize submission of two or more amendments without requiring voters to vote</text:p>
          </table:table-cell>
          <table:table-cell table:style-name="ce1" table:formula="of:=IF([.F67] = &quot;U&quot;;&quot;Unresolved&quot;;IF([.F67] = &quot;A&quot;; &quot;Adopted&quot;; &quot;Rejected&quot;))" office:value-type="string" office:string-value="Rejected">
            <text:p>Rejected</text:p>
          </table:table-cell>
          <table:table-cell table:style-name="ce1" office:value-type="string">
            <text:p>R</text:p>
          </table:table-cell>
          <table:table-cell table:style-name="ce3" office:value-type="float" office:value="319667">
            <text:p>319,667</text:p>
          </table:table-cell>
          <table:table-cell office:value-type="float" office:value="621523">
            <text:p>621,523</text:p>
          </table:table-cell>
          <table:table-cell table:style-name="ce1" office:value-type="string">
            <text:p>1,257,804<text:a xlink:href="http://www.leg.state.mn.us/lrl/mngov/constitutionalamendments.aspx#t">t</text:a></text:p>
          </table:table-cell>
          <table:table-cell table:style-name="ce1" office:value-type="string">
            <text:p><text:a xlink:href="https://www.revisor.mn.gov/data/revisor/law/1947/0/1947-640.pdf">1947 Laws of MInnesota Chapter 640</text:a></text:p>
          </table:table-cell>
        </table:table-row>
        <table:table-row table:style-name="ro2">
          <table:table-cell table:number-columns-repeated="2" table:style-name="ce1" office:value-type="float" office:value="1948">
            <text:p>1948</text:p>
          </table:table-cell>
          <table:table-cell table:style-name="ce1"/>
          <table:table-cell table:style-name="ce1" office:value-type="string">
            <text:p>To authorize 2/3 of the legislature to call for a constitutional convention without submitting the question to the voters.</text:p>
          </table:table-cell>
          <table:table-cell table:style-name="ce1" table:formula="of:=IF([.F68] = &quot;U&quot;;&quot;Unresolved&quot;;IF([.F68] = &quot;A&quot;; &quot;Adopted&quot;; &quot;Rejected&quot;))" office:value-type="string" office:string-value="Rejected">
            <text:p>Rejected</text:p>
          </table:table-cell>
          <table:table-cell table:style-name="ce1" office:value-type="string">
            <text:p>R</text:p>
          </table:table-cell>
          <table:table-cell table:style-name="ce3" office:value-type="float" office:value="294842">
            <text:p>294,842</text:p>
          </table:table-cell>
          <table:table-cell office:value-type="float" office:value="641013">
            <text:p>641,013</text:p>
          </table:table-cell>
          <table:table-cell table:style-name="ce1" office:value-type="string">
            <text:p>1,257,804<text:a xlink:href="http://www.leg.state.mn.us/lrl/mngov/constitutionalamendments.aspx#t">t</text:a></text:p>
          </table:table-cell>
          <table:table-cell table:style-name="ce1" office:value-type="string">
            <text:p><text:a xlink:href="https://www.revisor.mn.gov/data/revisor/law/1947/0/1947-641.pdf">1947 Laws of MInnesota Chapter 641</text:a></text:p>
          </table:table-cell>
        </table:table-row>
        <table:table-row table:style-name="ro2">
          <table:table-cell table:number-columns-repeated="2" table:style-name="ce1" office:value-type="float" office:value="1948">
            <text:p>1948</text:p>
          </table:table-cell>
          <table:table-cell table:style-name="ce1"/>
          <table:table-cell table:style-name="ce1" office:value-type="string">
            <text:p>To authorize the state to pay a veterans’ bonus.</text:p>
          </table:table-cell>
          <table:table-cell table:style-name="ce1" table:formula="of:=IF([.F69] = &quot;U&quot;;&quot;Unresolved&quot;;IF([.F69] = &quot;A&quot;; &quot;Adopted&quot;; &quot;Rejected&quot;))" office:value-type="string" office:string-value="Adopted">
            <text:p>Adopted</text:p>
          </table:table-cell>
          <table:table-cell table:style-name="ce1" office:value-type="string">
            <text:p>A</text:p>
          </table:table-cell>
          <table:table-cell table:style-name="ce3" office:value-type="float" office:value="664703">
            <text:p>664,703</text:p>
          </table:table-cell>
          <table:table-cell office:value-type="float" office:value="420518">
            <text:p>420,518</text:p>
          </table:table-cell>
          <table:table-cell table:style-name="ce1" office:value-type="string">
            <text:p>1,257,804<text:a xlink:href="http://www.leg.state.mn.us/lrl/mngov/constitutionalamendments.aspx#t">t</text:a></text:p>
          </table:table-cell>
          <table:table-cell table:style-name="ce1" office:value-type="string">
            <text:p><text:a xlink:href="https://www.revisor.mn.gov/data/revisor/law/1947/0/1947-642.pdf">1947 Laws of MInnesota Chapter 642</text:a></text:p>
          </table:table-cell>
        </table:table-row>
        <table:table-row table:style-name="ro2">
          <table:table-cell table:number-columns-repeated="2" table:style-name="ce1" office:value-type="float" office:value="1944">
            <text:p>1944</text:p>
          </table:table-cell>
          <table:table-cell table:style-name="ce1"/>
          <table:table-cell table:style-name="ce1" office:value-type="string">
            <text:p>To authorize state construction and operation of airports; to authorize taxes on aircraft fuel and aircraft sales.</text:p>
          </table:table-cell>
          <table:table-cell table:style-name="ce1" table:formula="of:=IF([.F70] = &quot;U&quot;;&quot;Unresolved&quot;;IF([.F70] = &quot;A&quot;; &quot;Adopted&quot;; &quot;Rejected&quot;))" office:value-type="string" office:string-value="Adopted">
            <text:p>Adopted</text:p>
          </table:table-cell>
          <table:table-cell table:style-name="ce1" office:value-type="string">
            <text:p>A</text:p>
          </table:table-cell>
          <table:table-cell table:style-name="ce3" office:value-type="float" office:value="737091">
            <text:p>737,091</text:p>
          </table:table-cell>
          <table:table-cell office:value-type="float" office:value="264149">
            <text:p>264,149</text:p>
          </table:table-cell>
          <table:table-cell table:style-name="ce1" office:value-type="string">
            <text:p>1,195,397<text:a xlink:href="http://www.leg.state.mn.us/lrl/mngov/constitutionalamendments.aspx#t">t</text:a></text:p>
          </table:table-cell>
          <table:table-cell table:style-name="ce1" office:value-type="string">
            <text:p><text:a xlink:href="https://www.revisor.mn.gov/data/revisor/law/1943/0/1943-666.pdf">1943 Laws of MInnesota Chapter 666</text:a></text:p>
          </table:table-cell>
        </table:table-row>
        <table:table-row table:style-name="ro2">
          <table:table-cell table:number-columns-repeated="2" table:style-name="ce1" office:value-type="float" office:value="1942">
            <text:p>1942</text:p>
          </table:table-cell>
          <table:table-cell table:style-name="ce1"/>
          <table:table-cell table:style-name="ce1" office:value-type="string">
            <text:p>To change requirements for investment or loan of permanent school and permanent university funds.</text:p>
          </table:table-cell>
          <table:table-cell table:style-name="ce1" table:formula="of:=IF([.F71] = &quot;U&quot;;&quot;Unresolved&quot;;IF([.F71] = &quot;A&quot;; &quot;Adopted&quot;; &quot;Rejected&quot;))" office:value-type="string" office:string-value="Adopted">
            <text:p>Adopted</text:p>
          </table:table-cell>
          <table:table-cell table:style-name="ce1" office:value-type="string">
            <text:p>A</text:p>
          </table:table-cell>
          <table:table-cell table:style-name="ce3" office:value-type="float" office:value="415012">
            <text:p>415,012</text:p>
          </table:table-cell>
          <table:table-cell office:value-type="float" office:value="190563">
            <text:p>190,563</text:p>
          </table:table-cell>
          <table:table-cell table:style-name="ce1" office:value-type="string">
            <text:p>818,182<text:a xlink:href="http://www.leg.state.mn.us/lrl/mngov/constitutionalamendments.aspx#t">t</text:a></text:p>
          </table:table-cell>
          <table:table-cell table:style-name="ce1" office:value-type="string">
            <text:p><text:a xlink:href="https://www.revisor.mn.gov/data/revisor/law/1941/0/1941-171.pdf">1941 Laws of MInnesota Chapter 171</text:a></text:p>
          </table:table-cell>
        </table:table-row>
        <table:table-row table:style-name="ro2">
          <table:table-cell table:number-columns-repeated="2" table:style-name="ce1" office:value-type="float" office:value="1942">
            <text:p>1942</text:p>
          </table:table-cell>
          <table:table-cell table:style-name="ce1"/>
          <table:table-cell table:style-name="ce1" office:value-type="string">
            <text:p>To simplify and reduce the expense of publishing amendments to city and village charters.</text:p>
          </table:table-cell>
          <table:table-cell table:style-name="ce1" table:formula="of:=IF([.F72] = &quot;U&quot;;&quot;Unresolved&quot;;IF([.F72] = &quot;A&quot;; &quot;Adopted&quot;; &quot;Rejected&quot;))" office:value-type="string" office:string-value="Adopted">
            <text:p>Adopted</text:p>
          </table:table-cell>
          <table:table-cell table:style-name="ce1" office:value-type="string">
            <text:p>A</text:p>
          </table:table-cell>
          <table:table-cell table:style-name="ce3" office:value-type="float" office:value="459868">
            <text:p>459,868</text:p>
          </table:table-cell>
          <table:table-cell office:value-type="float" office:value="144842">
            <text:p>144,842</text:p>
          </table:table-cell>
          <table:table-cell table:style-name="ce1" office:value-type="string">
            <text:p>818,182<text:a xlink:href="http://www.leg.state.mn.us/lrl/mngov/constitutionalamendments.aspx#t">t</text:a></text:p>
          </table:table-cell>
          <table:table-cell table:style-name="ce1" office:value-type="string">
            <text:p><text:a xlink:href="https://www.revisor.mn.gov/data/revisor/law/1941/0/1941-135.pdf">1941 Laws of MInnesota Chapter 135</text:a></text:p>
          </table:table-cell>
        </table:table-row>
        <table:table-row table:style-name="ro2">
          <table:table-cell table:number-columns-repeated="2" table:style-name="ce1" office:value-type="float" office:value="1940">
            <text:p>1940</text:p>
          </table:table-cell>
          <table:table-cell table:style-name="ce1"/>
          <table:table-cell table:style-name="ce1" office:value-type="string">
            <text:p>To change requirements for publication of proposed amendments to city and village charters.</text:p>
          </table:table-cell>
          <table:table-cell table:style-name="ce1" table:formula="of:=IF([.F73] = &quot;U&quot;;&quot;Unresolved&quot;;IF([.F73] = &quot;A&quot;; &quot;Adopted&quot;; &quot;Rejected&quot;))" office:value-type="string" office:string-value="Rejected">
            <text:p>Rejected</text:p>
          </table:table-cell>
          <table:table-cell table:style-name="ce1" office:value-type="string">
            <text:p>R</text:p>
          </table:table-cell>
          <table:table-cell table:style-name="ce3" office:value-type="float" office:value="635815">
            <text:p>635,815</text:p>
          </table:table-cell>
          <table:table-cell office:value-type="float" office:value="287286">
            <text:p>287,286</text:p>
          </table:table-cell>
          <table:table-cell table:style-name="ce1" office:value-type="string">
            <text:p>1,301,573<text:a xlink:href="http://www.leg.state.mn.us/lrl/mngov/constitutionalamendments.aspx#t">t</text:a></text:p>
          </table:table-cell>
          <table:table-cell table:style-name="ce1" office:value-type="string">
            <text:p><text:a xlink:href="https://www.revisor.mn.gov/data/revisor/law/1939/0/1939-447.pdf">1939 Laws of MInnesota Chapter 447</text:a></text:p>
          </table:table-cell>
        </table:table-row>
        <table:table-row table:style-name="ro2">
          <table:table-cell table:number-columns-repeated="2" table:style-name="ce1" office:value-type="float" office:value="1938">
            <text:p>1938</text:p>
          </table:table-cell>
          <table:table-cell table:style-name="ce1"/>
          <table:table-cell table:style-name="ce1" office:value-type="string">
            <text:p>To authorize the legislature to exchange state public lands for federal lands.</text:p>
          </table:table-cell>
          <table:table-cell table:style-name="ce1" table:formula="of:=IF([.F74] = &quot;U&quot;;&quot;Unresolved&quot;;IF([.F74] = &quot;A&quot;; &quot;Adopted&quot;; &quot;Rejected&quot;))" office:value-type="string" office:string-value="Adopted">
            <text:p>Adopted</text:p>
          </table:table-cell>
          <table:table-cell table:style-name="ce1" office:value-type="string">
            <text:p>A</text:p>
          </table:table-cell>
          <table:table-cell table:style-name="ce3" office:value-type="float" office:value="609046">
            <text:p>609,046</text:p>
          </table:table-cell>
          <table:table-cell office:value-type="float" office:value="259007">
            <text:p>259,007</text:p>
          </table:table-cell>
          <table:table-cell table:style-name="ce1" office:value-type="string">
            <text:p>1,144,926<text:a xlink:href="http://www.leg.state.mn.us/lrl/mngov/constitutionalamendments.aspx#t">t</text:a></text:p>
          </table:table-cell>
          <table:table-cell table:style-name="ce1" office:value-type="string">
            <text:p><text:a xlink:href="https://www.revisor.mn.gov/data/revisor/law/1937/0/1937-492.pdf">1937 Laws of MInnesota Chapter 492</text:a></text:p>
          </table:table-cell>
        </table:table-row>
        <table:table-row table:style-name="ro2">
          <table:table-cell table:number-columns-repeated="2" table:style-name="ce1" office:value-type="float" office:value="1938">
            <text:p>1938</text:p>
          </table:table-cell>
          <table:table-cell table:style-name="ce1"/>
          <table:table-cell table:style-name="ce1" office:value-type="string">
            <text:p>To change requirements for publication of proposed amendments to city and village charters.</text:p>
          </table:table-cell>
          <table:table-cell table:style-name="ce1" table:formula="of:=IF([.F75] = &quot;U&quot;;&quot;Unresolved&quot;;IF([.F75] = &quot;A&quot;; &quot;Adopted&quot;; &quot;Rejected&quot;))" office:value-type="string" office:string-value="Rejected">
            <text:p>Rejected</text:p>
          </table:table-cell>
          <table:table-cell table:style-name="ce1" office:value-type="string">
            <text:p>R</text:p>
          </table:table-cell>
          <table:table-cell table:style-name="ce3" office:value-type="float" office:value="488370">
            <text:p>488,370</text:p>
          </table:table-cell>
          <table:table-cell office:value-type="float" office:value="260152">
            <text:p>260,152</text:p>
          </table:table-cell>
          <table:table-cell table:style-name="ce1" office:value-type="string">
            <text:p>1,144,926<text:a xlink:href="http://www.leg.state.mn.us/lrl/mngov/constitutionalamendments.aspx#t">t</text:a></text:p>
          </table:table-cell>
          <table:table-cell table:style-name="ce1" office:value-type="string">
            <text:p><text:a xlink:href="https://www.revisor.mn.gov/data/revisor/law/1937/0/1937-493.pdf">1937 Laws of MInnesota Chapter 493</text:a></text:p>
          </table:table-cell>
        </table:table-row>
        <table:table-row table:style-name="ro2">
          <table:table-cell table:number-columns-repeated="2" table:style-name="ce1" office:value-type="float" office:value="1936">
            <text:p>1936</text:p>
          </table:table-cell>
          <table:table-cell table:style-name="ce1"/>
          <table:table-cell table:style-name="ce1" office:value-type="string">
            <text:p>To authorize the legislature to exchange state public lands for federal lands.</text:p>
          </table:table-cell>
          <table:table-cell table:style-name="ce1" table:formula="of:=IF([.F76] = &quot;U&quot;;&quot;Unresolved&quot;;IF([.F76] = &quot;A&quot;; &quot;Adopted&quot;; &quot;Rejected&quot;))" office:value-type="string" office:string-value="Rejected">
            <text:p>Rejected</text:p>
          </table:table-cell>
          <table:table-cell table:style-name="ce1" office:value-type="string">
            <text:p>R</text:p>
          </table:table-cell>
          <table:table-cell table:style-name="ce3" office:value-type="float" office:value="448917">
            <text:p>448,917</text:p>
          </table:table-cell>
          <table:table-cell office:value-type="float" office:value="397106">
            <text:p>397,106</text:p>
          </table:table-cell>
          <table:table-cell table:style-name="ce1" office:value-type="string">
            <text:p>1,164,268<text:a xlink:href="http://www.leg.state.mn.us/lrl/mngov/constitutionalamendments.aspx#t">t</text:a></text:p>
          </table:table-cell>
          <table:table-cell table:style-name="ce1" office:value-type="string">
            <text:p><text:a xlink:href="https://www.revisor.mn.gov/data/revisor/law/1935/0/1935-393.pdf">1935 Laws of MInnesota Chapter 393</text:a></text:p>
          </table:table-cell>
        </table:table-row>
        <table:table-row table:style-name="ro2">
          <table:table-cell table:number-columns-repeated="2" table:style-name="ce1" office:value-type="float" office:value="1936">
            <text:p>1936</text:p>
          </table:table-cell>
          <table:table-cell table:style-name="ce1"/>
          <table:table-cell table:style-name="ce1" office:value-type="string">
            <text:p>To exempt personal property from state tax.</text:p>
          </table:table-cell>
          <table:table-cell table:style-name="ce1" table:formula="of:=IF([.F77] = &quot;U&quot;;&quot;Unresolved&quot;;IF([.F77] = &quot;A&quot;; &quot;Adopted&quot;; &quot;Rejected&quot;))" office:value-type="string" office:string-value="Rejected">
            <text:p>Rejected</text:p>
          </table:table-cell>
          <table:table-cell table:style-name="ce1" office:value-type="string">
            <text:p>R</text:p>
          </table:table-cell>
          <table:table-cell table:style-name="ce3" office:value-type="float" office:value="355588">
            <text:p>355,588</text:p>
          </table:table-cell>
          <table:table-cell office:value-type="float" office:value="543847">
            <text:p>543,847</text:p>
          </table:table-cell>
          <table:table-cell table:style-name="ce1" office:value-type="string">
            <text:p>1,164,268<text:a xlink:href="http://www.leg.state.mn.us/lrl/mngov/constitutionalamendments.aspx#t">t</text:a></text:p>
          </table:table-cell>
          <table:table-cell table:style-name="ce1" office:value-type="string">
            <text:p><text:a xlink:href="https://www.revisor.mn.gov/data/revisor/law/1935/0/1935-394.pdf">1935 Laws of MInnesota Chapter 394</text:a></text:p>
          </table:table-cell>
        </table:table-row>
        <table:table-row table:style-name="ro2">
          <table:table-cell table:number-columns-repeated="2" table:style-name="ce1" office:value-type="float" office:value="1934">
            <text:p>1934</text:p>
          </table:table-cell>
          <table:table-cell table:style-name="ce1"/>
          <table:table-cell table:style-name="ce1" office:value-type="string">
            <text:p>To define “academies, colleges, universities and seminaries of learning” to mean, for tax purposes, property actually used in instruction and housing of students.</text:p>
          </table:table-cell>
          <table:table-cell table:style-name="ce1" table:formula="of:=IF([.F78] = &quot;U&quot;;&quot;Unresolved&quot;;IF([.F78] = &quot;A&quot;; &quot;Adopted&quot;; &quot;Rejected&quot;))" office:value-type="string" office:string-value="Rejected">
            <text:p>Rejected</text:p>
          </table:table-cell>
          <table:table-cell table:style-name="ce1" office:value-type="string">
            <text:p>R</text:p>
          </table:table-cell>
          <table:table-cell table:style-name="ce3" office:value-type="float" office:value="472374">
            <text:p>472,374</text:p>
          </table:table-cell>
          <table:table-cell office:value-type="float" office:value="247166">
            <text:p>247,166</text:p>
          </table:table-cell>
          <table:table-cell table:style-name="ce1" office:value-type="string">
            <text:p>1,064,332<text:a xlink:href="http://www.leg.state.mn.us/lrl/mngov/constitutionalamendments.aspx#t">t</text:a></text:p>
          </table:table-cell>
          <table:table-cell table:style-name="ce1" office:value-type="string">
            <text:p><text:a xlink:href="https://www.revisor.mn.gov/data/revisor/law/1933/0/1933-444.pdf">1933 Laws of MInnesota Chapter 444</text:a></text:p>
          </table:table-cell>
        </table:table-row>
        <table:table-row table:style-name="ro2">
          <table:table-cell table:number-columns-repeated="2" table:style-name="ce1" office:value-type="float" office:value="1934">
            <text:p>1934</text:p>
          </table:table-cell>
          <table:table-cell table:style-name="ce1"/>
          <table:table-cell table:style-name="ce1" office:value-type="string">
            <text:p>To authorize legislature to add new routes to trunk highway system.</text:p>
          </table:table-cell>
          <table:table-cell table:style-name="ce1" table:formula="of:=IF([.F79] = &quot;U&quot;;&quot;Unresolved&quot;;IF([.F79] = &quot;A&quot;; &quot;Adopted&quot;; &quot;Rejected&quot;))" office:value-type="string" office:string-value="Rejected">
            <text:p>Rejected</text:p>
          </table:table-cell>
          <table:table-cell table:style-name="ce1" office:value-type="string">
            <text:p>R</text:p>
          </table:table-cell>
          <table:table-cell table:style-name="ce3" office:value-type="float" office:value="509074">
            <text:p>509,074</text:p>
          </table:table-cell>
          <table:table-cell office:value-type="float" office:value="279877">
            <text:p>279,877</text:p>
          </table:table-cell>
          <table:table-cell table:style-name="ce1" office:value-type="string">
            <text:p>1,064,332<text:a xlink:href="http://www.leg.state.mn.us/lrl/mngov/constitutionalamendments.aspx#t">t</text:a></text:p>
          </table:table-cell>
          <table:table-cell table:style-name="ce1" office:value-type="string">
            <text:p><text:a xlink:href="https://www.revisor.mn.gov/data/revisor/law/1933/0/1933-439.pdf">1933 Laws of MInnesota Chapter 439</text:a></text:p>
          </table:table-cell>
        </table:table-row>
        <table:table-row table:style-name="ro2">
          <table:table-cell table:number-columns-repeated="2" table:style-name="ce1" office:value-type="float" office:value="1934">
            <text:p>1934</text:p>
          </table:table-cell>
          <table:table-cell table:style-name="ce1"/>
          <table:table-cell table:style-name="ce1" office:value-type="string">
            <text:p>To authorize taxation of lands acquired through rural credit system.</text:p>
          </table:table-cell>
          <table:table-cell table:style-name="ce1" table:formula="of:=IF([.F80] = &quot;U&quot;;&quot;Unresolved&quot;;IF([.F80] = &quot;A&quot;; &quot;Adopted&quot;; &quot;Rejected&quot;))" office:value-type="string" office:string-value="Rejected">
            <text:p>Rejected</text:p>
          </table:table-cell>
          <table:table-cell table:style-name="ce1" office:value-type="string">
            <text:p>R</text:p>
          </table:table-cell>
          <table:table-cell table:style-name="ce3" office:value-type="float" office:value="496017">
            <text:p>496,017</text:p>
          </table:table-cell>
          <table:table-cell office:value-type="float" office:value="215623">
            <text:p>215,623</text:p>
          </table:table-cell>
          <table:table-cell table:style-name="ce1" office:value-type="string">
            <text:p>1,064,332<text:a xlink:href="http://www.leg.state.mn.us/lrl/mngov/constitutionalamendments.aspx#t">t</text:a></text:p>
          </table:table-cell>
          <table:table-cell table:style-name="ce1" office:value-type="string">
            <text:p><text:a xlink:href="https://www.revisor.mn.gov/data/revisor/law/1933/0/1933-441.pdf">1933 Laws of MInnesota Chapter 441</text:a></text:p>
          </table:table-cell>
        </table:table-row>
        <table:table-row table:style-name="ro2">
          <table:table-cell table:number-columns-repeated="2" table:style-name="ce1" office:value-type="float" office:value="1934">
            <text:p>1934</text:p>
          </table:table-cell>
          <table:table-cell table:style-name="ce1"/>
          <table:table-cell table:style-name="ce1" office:value-type="string">
            <text:p>To exempt all household goods and farm machinery and equipment from taxation.</text:p>
          </table:table-cell>
          <table:table-cell table:style-name="ce1" table:formula="of:=IF([.F81] = &quot;U&quot;;&quot;Unresolved&quot;;IF([.F81] = &quot;A&quot;; &quot;Adopted&quot;; &quot;Rejected&quot;))" office:value-type="string" office:string-value="Adopted">
            <text:p>Adopted</text:p>
          </table:table-cell>
          <table:table-cell table:style-name="ce1" office:value-type="string">
            <text:p>A</text:p>
          </table:table-cell>
          <table:table-cell table:style-name="ce3" office:value-type="float" office:value="630125">
            <text:p>630,125</text:p>
          </table:table-cell>
          <table:table-cell office:value-type="float" office:value="181126">
            <text:p>181,126</text:p>
          </table:table-cell>
          <table:table-cell table:style-name="ce1" office:value-type="string">
            <text:p>1,064,332<text:a xlink:href="http://www.leg.state.mn.us/lrl/mngov/constitutionalamendments.aspx#t">t</text:a></text:p>
          </table:table-cell>
          <table:table-cell table:style-name="ce1" office:value-type="string">
            <text:p><text:a xlink:href="https://www.revisor.mn.gov/data/revisor/law/1933/0/1933-442.pdf">1933 Laws of MInnesota Chapter 442</text:a></text:p>
          </table:table-cell>
        </table:table-row>
        <table:table-row table:style-name="ro2">
          <table:table-cell table:number-columns-repeated="2" table:style-name="ce1" office:value-type="float" office:value="1934">
            <text:p>1934</text:p>
          </table:table-cell>
          <table:table-cell table:style-name="ce1"/>
          <table:table-cell table:style-name="ce1" office:value-type="string">
            <text:p>To authorize the legislature to exchange state public lands for federal lands.</text:p>
          </table:table-cell>
          <table:table-cell table:style-name="ce1" table:formula="of:=IF([.F82] = &quot;U&quot;;&quot;Unresolved&quot;;IF([.F82] = &quot;A&quot;; &quot;Adopted&quot;; &quot;Rejected&quot;))" office:value-type="string" office:string-value="Rejected">
            <text:p>Rejected</text:p>
          </table:table-cell>
          <table:table-cell table:style-name="ce1" office:value-type="string">
            <text:p>R</text:p>
          </table:table-cell>
          <table:table-cell table:style-name="ce3" office:value-type="float" office:value="468617">
            <text:p>468,617</text:p>
          </table:table-cell>
          <table:table-cell office:value-type="float" office:value="216760">
            <text:p>216,760</text:p>
          </table:table-cell>
          <table:table-cell table:style-name="ce1" office:value-type="string">
            <text:p>1,064,332<text:a xlink:href="http://www.leg.state.mn.us/lrl/mngov/constitutionalamendments.aspx#t">t</text:a></text:p>
          </table:table-cell>
          <table:table-cell table:style-name="ce1" office:value-type="string">
            <text:p><text:a xlink:href="https://www.revisor.mn.gov/data/revisor/law/1933/0/1933-443.pdf">1933 Laws of MInnesota Chapter 443</text:a></text:p>
          </table:table-cell>
        </table:table-row>
        <table:table-row table:style-name="ro2">
          <table:table-cell table:number-columns-repeated="2" table:style-name="ce1" office:value-type="float" office:value="1932">
            <text:p>1932</text:p>
          </table:table-cell>
          <table:table-cell table:style-name="ce1"/>
          <table:table-cell table:style-name="ce1" office:value-type="string">
            <text:p>To authorize taxation of income, franchises and privileges of railroad companies; to authorize legislation to make taxation of national banking associations conform to federal law.</text:p>
          </table:table-cell>
          <table:table-cell table:style-name="ce1" table:formula="of:=IF([.F83] = &quot;U&quot;;&quot;Unresolved&quot;;IF([.F83] = &quot;A&quot;; &quot;Adopted&quot;; &quot;Rejected&quot;))" office:value-type="string" office:string-value="Rejected">
            <text:p>Rejected</text:p>
          </table:table-cell>
          <table:table-cell table:style-name="ce1" office:value-type="string">
            <text:p>R</text:p>
          </table:table-cell>
          <table:table-cell table:style-name="ce3" office:value-type="float" office:value="420052">
            <text:p>420,052</text:p>
          </table:table-cell>
          <table:table-cell office:value-type="float" office:value="409924">
            <text:p>409,924</text:p>
          </table:table-cell>
          <table:table-cell table:style-name="ce1" office:value-type="string">
            <text:p>1,054,203<text:a xlink:href="http://www.leg.state.mn.us/lrl/mngov/constitutionalamendments.aspx#t">t</text:a></text:p>
          </table:table-cell>
          <table:table-cell table:style-name="ce1" office:value-type="string">
            <text:p><text:a xlink:href="https://www.revisor.mn.gov/data/revisor/law/1931/0/1931-420.pdf">1931 Laws of MInnesota Chapter 420</text:a></text:p>
          </table:table-cell>
        </table:table-row>
        <table:table-row table:style-name="ro2">
          <table:table-cell table:number-columns-repeated="2" table:style-name="ce1" office:value-type="float" office:value="1932">
            <text:p>1932</text:p>
          </table:table-cell>
          <table:table-cell table:style-name="ce1"/>
          <table:table-cell table:style-name="ce1" office:value-type="string">
            <text:p>To authorize taxation of motor vehicles of companies paying taxes under the gross earnings taxation system.</text:p>
          </table:table-cell>
          <table:table-cell table:style-name="ce1" table:formula="of:=IF([.F84] = &quot;U&quot;;&quot;Unresolved&quot;;IF([.F84] = &quot;A&quot;; &quot;Adopted&quot;; &quot;Rejected&quot;))" office:value-type="string" office:string-value="Adopted">
            <text:p>Adopted</text:p>
          </table:table-cell>
          <table:table-cell table:style-name="ce1" office:value-type="string">
            <text:p>A</text:p>
          </table:table-cell>
          <table:table-cell table:style-name="ce3" office:value-type="float" office:value="537292">
            <text:p>537,292</text:p>
          </table:table-cell>
          <table:table-cell office:value-type="float" office:value="227634">
            <text:p>227,634</text:p>
          </table:table-cell>
          <table:table-cell table:style-name="ce1" office:value-type="string">
            <text:p>1,054,203<text:a xlink:href="http://www.leg.state.mn.us/lrl/mngov/constitutionalamendments.aspx#t">t</text:a></text:p>
          </table:table-cell>
          <table:table-cell table:style-name="ce1" office:value-type="string">
            <text:p><text:a xlink:href="https://www.revisor.mn.gov/data/revisor/law/1931/0/1931-418.pdf">1931 Laws of MInnesota Chapter 418</text:a></text:p>
          </table:table-cell>
        </table:table-row>
        <table:table-row table:style-name="ro2">
          <table:table-cell table:number-columns-repeated="2" table:style-name="ce1" office:value-type="float" office:value="1932">
            <text:p>1932</text:p>
          </table:table-cell>
          <table:table-cell table:style-name="ce1"/>
          <table:table-cell table:style-name="ce1" office:value-type="string">
            <text:p>To authorize the legislature to exchange state public lands for federal lands.</text:p>
          </table:table-cell>
          <table:table-cell table:style-name="ce1" table:formula="of:=IF([.F85] = &quot;U&quot;;&quot;Unresolved&quot;;IF([.F85] = &quot;A&quot;; &quot;Adopted&quot;; &quot;Rejected&quot;))" office:value-type="string" office:string-value="Rejected">
            <text:p>Rejected</text:p>
          </table:table-cell>
          <table:table-cell table:style-name="ce1" office:value-type="string">
            <text:p>R</text:p>
          </table:table-cell>
          <table:table-cell table:style-name="ce3" office:value-type="float" office:value="433913">
            <text:p>433,913</text:p>
          </table:table-cell>
          <table:table-cell office:value-type="float" office:value="258257">
            <text:p>258,257</text:p>
          </table:table-cell>
          <table:table-cell table:style-name="ce1" office:value-type="string">
            <text:p>1,054,203<text:a xlink:href="http://www.leg.state.mn.us/lrl/mngov/constitutionalamendments.aspx#t">t</text:a></text:p>
          </table:table-cell>
          <table:table-cell table:style-name="ce1" office:value-type="string">
            <text:p><text:a xlink:href="https://www.revisor.mn.gov/data/revisor/law/1931/0/1931-417.pdf">1931 Laws of MInnesota Chapter 417</text:a></text:p>
          </table:table-cell>
        </table:table-row>
        <table:table-row table:style-name="ro2">
          <table:table-cell table:number-columns-repeated="2" table:style-name="ce1" office:value-type="float" office:value="1932">
            <text:p>1932</text:p>
          </table:table-cell>
          <table:table-cell table:style-name="ce1"/>
          <table:table-cell table:style-name="ce1" office:value-type="string">
            <text:p>To authorize the taxation of lands acquired through rural credit system.</text:p>
          </table:table-cell>
          <table:table-cell table:style-name="ce1" table:formula="of:=IF([.F86] = &quot;U&quot;;&quot;Unresolved&quot;;IF([.F86] = &quot;A&quot;; &quot;Adopted&quot;; &quot;Rejected&quot;))" office:value-type="string" office:string-value="Rejected">
            <text:p>Rejected</text:p>
          </table:table-cell>
          <table:table-cell table:style-name="ce1" office:value-type="string">
            <text:p>R</text:p>
          </table:table-cell>
          <table:table-cell table:style-name="ce3" office:value-type="float" office:value="468101">
            <text:p>468,101</text:p>
          </table:table-cell>
          <table:table-cell office:value-type="float" office:value="261856">
            <text:p>261,856</text:p>
          </table:table-cell>
          <table:table-cell table:style-name="ce1" office:value-type="string">
            <text:p>1,054,203<text:a xlink:href="http://www.leg.state.mn.us/lrl/mngov/constitutionalamendments.aspx#t">t</text:a></text:p>
          </table:table-cell>
          <table:table-cell table:style-name="ce1" office:value-type="string">
            <text:p><text:a xlink:href="https://www.revisor.mn.gov/data/revisor/law/1931/0/1931-419.pdf">1931 Laws of MInnesota Chapter 419</text:a></text:p>
          </table:table-cell>
        </table:table-row>
        <table:table-row table:style-name="ro2">
          <table:table-cell table:number-columns-repeated="2" table:style-name="ce1" office:value-type="float" office:value="1930">
            <text:p>1930</text:p>
          </table:table-cell>
          <table:table-cell table:style-name="ce1"/>
          <table:table-cell table:style-name="ce1" office:value-type="string">
            <text:p>To provide two elective associate supreme court justices to replace appointed court commissioners.</text:p>
          </table:table-cell>
          <table:table-cell table:style-name="ce1" table:formula="of:=IF([.F87] = &quot;U&quot;;&quot;Unresolved&quot;;IF([.F87] = &quot;A&quot;; &quot;Adopted&quot;; &quot;Rejected&quot;))" office:value-type="string" office:string-value="Adopted">
            <text:p>Adopted</text:p>
          </table:table-cell>
          <table:table-cell table:style-name="ce1" office:value-type="string">
            <text:p>A</text:p>
          </table:table-cell>
          <table:table-cell table:style-name="ce3" office:value-type="float" office:value="428013">
            <text:p>428,013</text:p>
          </table:table-cell>
          <table:table-cell office:value-type="float" office:value="130833">
            <text:p>130,833</text:p>
          </table:table-cell>
          <table:table-cell table:style-name="ce1" office:value-type="string">
            <text:p>828,401<text:a xlink:href="http://www.leg.state.mn.us/lrl/mngov/constitutionalamendments.aspx#t">t</text:a></text:p>
          </table:table-cell>
          <table:table-cell table:style-name="ce1" office:value-type="string">
            <text:p><text:a xlink:href="https://www.revisor.mn.gov/data/revisor/law/1929/0/1929-430.pdf">1929 Laws of MInnesota Chapter 430</text:a></text:p>
          </table:table-cell>
        </table:table-row>
        <table:table-row table:style-name="ro2">
          <table:table-cell table:number-columns-repeated="2" table:style-name="ce1" office:value-type="float" office:value="1930">
            <text:p>1930</text:p>
          </table:table-cell>
          <table:table-cell table:style-name="ce1"/>
          <table:table-cell table:style-name="ce1" office:value-type="string">
            <text:p>To authorize the legislature to exchange state public lands for federal lands.</text:p>
          </table:table-cell>
          <table:table-cell table:style-name="ce1" table:formula="of:=IF([.F88] = &quot;U&quot;;&quot;Unresolved&quot;;IF([.F88] = &quot;A&quot;; &quot;Adopted&quot;; &quot;Rejected&quot;))" office:value-type="string" office:string-value="Rejected">
            <text:p>Rejected</text:p>
          </table:table-cell>
          <table:table-cell table:style-name="ce1" office:value-type="string">
            <text:p>R</text:p>
          </table:table-cell>
          <table:table-cell table:style-name="ce3" office:value-type="float" office:value="378716">
            <text:p>378,716</text:p>
          </table:table-cell>
          <table:table-cell office:value-type="float" office:value="174231">
            <text:p>174,231</text:p>
          </table:table-cell>
          <table:table-cell table:style-name="ce1" office:value-type="string">
            <text:p>828,401<text:a xlink:href="http://www.leg.state.mn.us/lrl/mngov/constitutionalamendments.aspx#t">t</text:a></text:p>
          </table:table-cell>
          <table:table-cell table:style-name="ce1" office:value-type="string">
            <text:p><text:a xlink:href="https://www.revisor.mn.gov/data/revisor/law/1929/0/1929-431.pdf">1929 Laws of MInnesota Chapter 431</text:a></text:p>
          </table:table-cell>
        </table:table-row>
        <table:table-row table:style-name="ro2">
          <table:table-cell table:number-columns-repeated="2" table:style-name="ce1" office:value-type="float" office:value="1930">
            <text:p>1930</text:p>
          </table:table-cell>
          <table:table-cell table:style-name="ce1"/>
          <table:table-cell table:style-name="ce1" office:value-type="string">
            <text:p>To authorize the legislature to limit the liability of stockholders in corporations.</text:p>
          </table:table-cell>
          <table:table-cell table:style-name="ce1" table:formula="of:=IF([.F89] = &quot;U&quot;;&quot;Unresolved&quot;;IF([.F89] = &quot;A&quot;; &quot;Adopted&quot;; &quot;Rejected&quot;))" office:value-type="string" office:string-value="Adopted">
            <text:p>Adopted</text:p>
          </table:table-cell>
          <table:table-cell table:style-name="ce1" office:value-type="string">
            <text:p>A</text:p>
          </table:table-cell>
          <table:table-cell table:style-name="ce3" office:value-type="float" office:value="486818">
            <text:p>486,818</text:p>
          </table:table-cell>
          <table:table-cell office:value-type="float" office:value="135345">
            <text:p>135,345</text:p>
          </table:table-cell>
          <table:table-cell table:style-name="ce1" office:value-type="string">
            <text:p>828,401<text:a xlink:href="http://www.leg.state.mn.us/lrl/mngov/constitutionalamendments.aspx#t">t</text:a></text:p>
          </table:table-cell>
          <table:table-cell table:style-name="ce1" office:value-type="string">
            <text:p><text:a xlink:href="https://www.revisor.mn.gov/data/revisor/law/1929/0/1929-429.pdf">1929 Laws of MInnesota Chapter 429</text:a></text:p>
          </table:table-cell>
        </table:table-row>
        <table:table-row table:style-name="ro2">
          <table:table-cell table:number-columns-repeated="2" table:style-name="ce1" office:value-type="float" office:value="1928">
            <text:p>1928</text:p>
          </table:table-cell>
          <table:table-cell table:style-name="ce1"/>
          <table:table-cell table:style-name="ce1" office:value-type="string">
            <text:p>To place revenue generated by motor fuel tax 2/3 in trunk highway fund and 1/3 in bridge fund.</text:p>
          </table:table-cell>
          <table:table-cell table:style-name="ce1" table:formula="of:=IF([.F90] = &quot;U&quot;;&quot;Unresolved&quot;;IF([.F90] = &quot;A&quot;; &quot;Adopted&quot;; &quot;Rejected&quot;))" office:value-type="string" office:string-value="Adopted">
            <text:p>Adopted</text:p>
          </table:table-cell>
          <table:table-cell table:style-name="ce1" office:value-type="string">
            <text:p>A</text:p>
          </table:table-cell>
          <table:table-cell table:style-name="ce3" office:value-type="float" office:value="542796">
            <text:p>542,796</text:p>
          </table:table-cell>
          <table:table-cell office:value-type="float" office:value="346109">
            <text:p>346,109</text:p>
          </table:table-cell>
          <table:table-cell table:style-name="ce1" office:value-type="string">
            <text:p>1,070,274<text:a xlink:href="http://www.leg.state.mn.us/lrl/mngov/constitutionalamendments.aspx#t">t</text:a></text:p>
          </table:table-cell>
          <table:table-cell table:style-name="ce1" office:value-type="string">
            <text:p><text:a xlink:href="https://www.revisor.mn.gov/data/revisor/law/1927/0/1927-445.pdf">1927 Laws of MInnesota Chapter 445</text:a></text:p>
          </table:table-cell>
        </table:table-row>
        <table:table-row table:style-name="ro2">
          <table:table-cell table:number-columns-repeated="2" table:style-name="ce1" office:value-type="float" office:value="1928">
            <text:p>1928</text:p>
          </table:table-cell>
          <table:table-cell table:style-name="ce1"/>
          <table:table-cell table:style-name="ce1" office:value-type="string">
            <text:p>To authorize the legislature to limit the liability of stockholders in corporations.</text:p>
          </table:table-cell>
          <table:table-cell table:style-name="ce1" table:formula="of:=IF([.F91] = &quot;U&quot;;&quot;Unresolved&quot;;IF([.F91] = &quot;A&quot;; &quot;Adopted&quot;; &quot;Rejected&quot;))" office:value-type="string" office:string-value="Rejected">
            <text:p>Rejected</text:p>
          </table:table-cell>
          <table:table-cell table:style-name="ce1" office:value-type="string">
            <text:p>R</text:p>
          </table:table-cell>
          <table:table-cell table:style-name="ce3" office:value-type="float" office:value="506065">
            <text:p>506,065</text:p>
          </table:table-cell>
          <table:table-cell office:value-type="float" office:value="223725">
            <text:p>223,725</text:p>
          </table:table-cell>
          <table:table-cell table:style-name="ce1" office:value-type="string">
            <text:p>1,070,274<text:a xlink:href="http://www.leg.state.mn.us/lrl/mngov/constitutionalamendments.aspx#t">t</text:a></text:p>
          </table:table-cell>
          <table:table-cell table:style-name="ce1" office:value-type="string">
            <text:p><text:a xlink:href="https://www.revisor.mn.gov/data/revisor/law/1927/0/1927-444.pdf">1927 Laws of MInnesota Chapter 444</text:a></text:p>
          </table:table-cell>
        </table:table-row>
        <table:table-row table:style-name="ro2">
          <table:table-cell table:number-columns-repeated="2" table:style-name="ce1" office:value-type="float" office:value="1926">
            <text:p>1926</text:p>
          </table:table-cell>
          <table:table-cell table:style-name="ce1"/>
          <table:table-cell table:style-name="ce1" office:value-type="string">
            <text:p>To fix the number of justices on the state supreme court.</text:p>
          </table:table-cell>
          <table:table-cell table:style-name="ce1" table:formula="of:=IF([.F92] = &quot;U&quot;;&quot;Unresolved&quot;;IF([.F92] = &quot;A&quot;; &quot;Adopted&quot;; &quot;Rejected&quot;))" office:value-type="string" office:string-value="Rejected">
            <text:p>Rejected</text:p>
          </table:table-cell>
          <table:table-cell table:style-name="ce1" office:value-type="string">
            <text:p>R</text:p>
          </table:table-cell>
          <table:table-cell table:style-name="ce3" office:value-type="float" office:value="331964">
            <text:p>331,964</text:p>
          </table:table-cell>
          <table:table-cell office:value-type="float" office:value="148784">
            <text:p>148,784</text:p>
          </table:table-cell>
          <table:table-cell table:style-name="ce1" office:value-type="string">
            <text:p>722,781<text:a xlink:href="http://www.leg.state.mn.us/lrl/mngov/constitutionalamendments.aspx#t">t</text:a></text:p>
          </table:table-cell>
          <table:table-cell table:style-name="ce1" office:value-type="string">
            <text:p><text:a xlink:href="https://www.revisor.mn.gov/data/revisor/law/1925/0/1925-428.pdf">1925 Laws of MInnesota Chapter 428</text:a></text:p>
          </table:table-cell>
        </table:table-row>
        <table:table-row table:style-name="ro2">
          <table:table-cell table:number-columns-repeated="2" table:style-name="ce1" office:value-type="float" office:value="1926">
            <text:p>1926</text:p>
          </table:table-cell>
          <table:table-cell table:style-name="ce1"/>
          <table:table-cell table:style-name="ce1" office:value-type="string">
            <text:p>To authorize enactment of laws promoting forestation and reforestation of public and private lands.</text:p>
          </table:table-cell>
          <table:table-cell table:style-name="ce1" table:formula="of:=IF([.F93] = &quot;U&quot;;&quot;Unresolved&quot;;IF([.F93] = &quot;A&quot;; &quot;Adopted&quot;; &quot;Rejected&quot;))" office:value-type="string" office:string-value="Adopted">
            <text:p>Adopted</text:p>
          </table:table-cell>
          <table:table-cell table:style-name="ce1" office:value-type="string">
            <text:p>A</text:p>
          </table:table-cell>
          <table:table-cell table:style-name="ce3" office:value-type="float" office:value="383003">
            <text:p>383,003</text:p>
          </table:table-cell>
          <table:table-cell office:value-type="float" office:value="127592">
            <text:p>127,592</text:p>
          </table:table-cell>
          <table:table-cell table:style-name="ce1" office:value-type="string">
            <text:p>722,781<text:a xlink:href="http://www.leg.state.mn.us/lrl/mngov/constitutionalamendments.aspx#t">t</text:a></text:p>
          </table:table-cell>
          <table:table-cell table:style-name="ce1" office:value-type="string">
            <text:p><text:a xlink:href="https://www.revisor.mn.gov/data/revisor/law/1925/0/1925-427.pdf">1925 Laws of MInnesota Chapter 427</text:a></text:p>
          </table:table-cell>
        </table:table-row>
        <table:table-row table:style-name="ro2">
          <table:table-cell table:number-columns-repeated="2" table:style-name="ce1" office:value-type="float" office:value="1926">
            <text:p>1926</text:p>
          </table:table-cell>
          <table:table-cell table:style-name="ce1"/>
          <table:table-cell table:style-name="ce1" office:value-type="string">
            <text:p>To authorize the legislature to limit the liability of stockholders in corporations.</text:p>
          </table:table-cell>
          <table:table-cell table:style-name="ce1" table:formula="of:=IF([.F94] = &quot;U&quot;;&quot;Unresolved&quot;;IF([.F94] = &quot;A&quot;; &quot;Adopted&quot;; &quot;Rejected&quot;))" office:value-type="string" office:string-value="Rejected">
            <text:p>Rejected</text:p>
          </table:table-cell>
          <table:table-cell table:style-name="ce1" office:value-type="string">
            <text:p>R</text:p>
          </table:table-cell>
          <table:table-cell table:style-name="ce3" office:value-type="float" office:value="323322">
            <text:p>323,322</text:p>
          </table:table-cell>
          <table:table-cell office:value-type="float" office:value="140422">
            <text:p>140,422</text:p>
          </table:table-cell>
          <table:table-cell table:style-name="ce1" office:value-type="string">
            <text:p>722,781<text:a xlink:href="http://www.leg.state.mn.us/lrl/mngov/constitutionalamendments.aspx#t">t</text:a></text:p>
          </table:table-cell>
          <table:table-cell table:style-name="ce1" office:value-type="string">
            <text:p><text:a xlink:href="https://www.revisor.mn.gov/data/revisor/law/1925/0/1925-429.pdf">1925 Laws of MInnesota Chapter 429</text:a></text:p>
          </table:table-cell>
        </table:table-row>
        <table:table-row table:style-name="ro2">
          <table:table-cell table:number-columns-repeated="2" table:style-name="ce1" office:value-type="float" office:value="1924">
            <text:p>1924</text:p>
          </table:table-cell>
          <table:table-cell table:style-name="ce1"/>
          <table:table-cell table:style-name="ce1" office:value-type="string">
            <text:p>To place revenue generated by excise taxes on motor fuels in trunk highway fund.</text:p>
          </table:table-cell>
          <table:table-cell table:style-name="ce1" table:formula="of:=IF([.F95] = &quot;U&quot;;&quot;Unresolved&quot;;IF([.F95] = &quot;A&quot;; &quot;Adopted&quot;; &quot;Rejected&quot;))" office:value-type="string" office:string-value="Adopted">
            <text:p>Adopted</text:p>
          </table:table-cell>
          <table:table-cell table:style-name="ce1" office:value-type="string">
            <text:p>A</text:p>
          </table:table-cell>
          <table:table-cell table:style-name="ce3" office:value-type="float" office:value="520769">
            <text:p>520,769</text:p>
          </table:table-cell>
          <table:table-cell office:value-type="float" office:value="197455">
            <text:p>197,455</text:p>
          </table:table-cell>
          <table:table-cell table:style-name="ce1" office:value-type="string">
            <text:p>869,151<text:a xlink:href="http://www.leg.state.mn.us/lrl/mngov/constitutionalamendments.aspx#t">t</text:a></text:p>
          </table:table-cell>
          <table:table-cell table:style-name="ce1" office:value-type="string">
            <text:p><text:a xlink:href="https://www.revisor.mn.gov/data/revisor/law/1923/0/1923-447.pdf">1923 Laws of MInnesota Chapter 447</text:a></text:p>
          </table:table-cell>
        </table:table-row>
        <table:table-row table:style-name="ro2">
          <table:table-cell table:number-columns-repeated="2" table:style-name="ce1" office:value-type="float" office:value="1924">
            <text:p>1924</text:p>
          </table:table-cell>
          <table:table-cell table:style-name="ce1"/>
          <table:table-cell table:style-name="ce1" office:value-type="string">
            <text:p>To change requirements for publication of proposed amendments to city and village charters.</text:p>
          </table:table-cell>
          <table:table-cell table:style-name="ce1" table:formula="of:=IF([.F96] = &quot;U&quot;;&quot;Unresolved&quot;;IF([.F96] = &quot;A&quot;; &quot;Adopted&quot;; &quot;Rejected&quot;))" office:value-type="string" office:string-value="Rejected">
            <text:p>Rejected</text:p>
          </table:table-cell>
          <table:table-cell table:style-name="ce1" office:value-type="string">
            <text:p>R</text:p>
          </table:table-cell>
          <table:table-cell table:style-name="ce3" office:value-type="float" office:value="246414">
            <text:p>246,414</text:p>
          </table:table-cell>
          <table:table-cell office:value-type="float" office:value="200391">
            <text:p>200,391</text:p>
          </table:table-cell>
          <table:table-cell table:style-name="ce1" office:value-type="string">
            <text:p>869,151<text:a xlink:href="http://www.leg.state.mn.us/lrl/mngov/constitutionalamendments.aspx#t">t</text:a></text:p>
          </table:table-cell>
          <table:table-cell table:style-name="ce1" office:value-type="string">
            <text:p><text:a xlink:href="https://www.revisor.mn.gov/data/revisor/law/1923/0/1923-448.pdf">1923 Laws of MInnesota Chapter 448</text:a></text:p>
          </table:table-cell>
        </table:table-row>
        <table:table-row table:style-name="ro2">
          <table:table-cell table:number-columns-repeated="2" table:style-name="ce1" office:value-type="float" office:value="1924">
            <text:p>1924</text:p>
          </table:table-cell>
          <table:table-cell table:style-name="ce1"/>
          <table:table-cell table:style-name="ce1" office:value-type="string">
            <text:p>To establish state-owned and operated public terminal grain elevators.</text:p>
          </table:table-cell>
          <table:table-cell table:style-name="ce1" table:formula="of:=IF([.F97] = &quot;U&quot;;&quot;Unresolved&quot;;IF([.F97] = &quot;A&quot;; &quot;Adopted&quot;; &quot;Rejected&quot;))" office:value-type="string" office:string-value="Rejected">
            <text:p>Rejected</text:p>
          </table:table-cell>
          <table:table-cell table:style-name="ce1" office:value-type="string">
            <text:p>R</text:p>
          </table:table-cell>
          <table:table-cell table:style-name="ce3" office:value-type="float" office:value="253732">
            <text:p>253,732</text:p>
          </table:table-cell>
          <table:table-cell office:value-type="float" office:value="257492">
            <text:p>257,492</text:p>
          </table:table-cell>
          <table:table-cell table:style-name="ce1" office:value-type="string">
            <text:p>869,151<text:a xlink:href="http://www.leg.state.mn.us/lrl/mngov/constitutionalamendments.aspx#t">t</text:a></text:p>
          </table:table-cell>
          <table:table-cell table:style-name="ce1" office:value-type="string">
            <text:p><text:a xlink:href="https://www.revisor.mn.gov/data/revisor/law/1923/0/1923-449.pdf">1923 Laws of MInnesota Chapter 449</text:a></text:p>
          </table:table-cell>
        </table:table-row>
        <table:table-row table:style-name="ro2">
          <table:table-cell table:number-columns-repeated="2" table:style-name="ce1" office:value-type="float" office:value="1924">
            <text:p>1924</text:p>
          </table:table-cell>
          <table:table-cell table:style-name="ce1"/>
          <table:table-cell table:style-name="ce1" office:value-type="string">
            <text:p>To authorize enactment of laws promoting forestation and reforestation of public and private lands, including irrepealable provisions for forest land tax and a yield tax on timber products.</text:p>
          </table:table-cell>
          <table:table-cell table:style-name="ce1" table:formula="of:=IF([.F98] = &quot;U&quot;;&quot;Unresolved&quot;;IF([.F98] = &quot;A&quot;; &quot;Adopted&quot;; &quot;Rejected&quot;))" office:value-type="string" office:string-value="Rejected">
            <text:p>Rejected</text:p>
          </table:table-cell>
          <table:table-cell table:style-name="ce1" office:value-type="string">
            <text:p>R</text:p>
          </table:table-cell>
          <table:table-cell table:style-name="ce3" office:value-type="float" office:value="428407">
            <text:p>428,407</text:p>
          </table:table-cell>
          <table:table-cell office:value-type="float" office:value="143977">
            <text:p>143,977</text:p>
          </table:table-cell>
          <table:table-cell table:style-name="ce1" office:value-type="string">
            <text:p>869,151<text:a xlink:href="http://www.leg.state.mn.us/lrl/mngov/constitutionalamendments.aspx#t">t</text:a></text:p>
          </table:table-cell>
          <table:table-cell table:style-name="ce1" office:value-type="string">
            <text:p><text:a xlink:href="https://www.revisor.mn.gov/data/revisor/law/1923/0/1923-450.pdf">1923 Laws of MInnesota Chapter 450</text:a></text:p>
          </table:table-cell>
        </table:table-row>
        <table:table-row table:style-name="ro2">
          <table:table-cell table:number-columns-repeated="2" table:style-name="ce1" office:value-type="float" office:value="1924">
            <text:p>1924</text:p>
          </table:table-cell>
          <table:table-cell table:style-name="ce1"/>
          <table:table-cell table:style-name="ce1" office:value-type="string">
            <text:p>To authorize state expenditure to prevent forest fires, including compulsory taxation, clearing and improvement of public and private wild lands.</text:p>
          </table:table-cell>
          <table:table-cell table:style-name="ce1" table:formula="of:=IF([.F99] = &quot;U&quot;;&quot;Unresolved&quot;;IF([.F99] = &quot;A&quot;; &quot;Adopted&quot;; &quot;Rejected&quot;))" office:value-type="string" office:string-value="Adopted">
            <text:p>Adopted</text:p>
          </table:table-cell>
          <table:table-cell table:style-name="ce1" office:value-type="string">
            <text:p>A</text:p>
          </table:table-cell>
          <table:table-cell table:style-name="ce3" office:value-type="float" office:value="460965">
            <text:p>460,965</text:p>
          </table:table-cell>
          <table:table-cell office:value-type="float" office:value="143518">
            <text:p>143,518</text:p>
          </table:table-cell>
          <table:table-cell table:style-name="ce1" office:value-type="string">
            <text:p>869,151<text:a xlink:href="http://www.leg.state.mn.us/lrl/mngov/constitutionalamendments.aspx#t">t</text:a></text:p>
          </table:table-cell>
          <table:table-cell table:style-name="ce1" office:value-type="string">
            <text:p><text:a xlink:href="https://www.revisor.mn.gov/data/revisor/law/1923/0/1923-451.pdf">1923 Laws of MInnesota Chapter 451</text:a></text:p>
          </table:table-cell>
        </table:table-row>
        <table:table-row table:style-name="ro2">
          <table:table-cell table:number-columns-repeated="2" table:style-name="ce1" office:value-type="float" office:value="1922">
            <text:p>1922</text:p>
          </table:table-cell>
          <table:table-cell table:style-name="ce1"/>
          <table:table-cell table:style-name="ce1" office:value-type="string">
            <text:p>To establish a state rural credit system to aid agricultural development.</text:p>
          </table:table-cell>
          <table:table-cell table:style-name="ce1" table:formula="of:=IF([.F100] = &quot;U&quot;;&quot;Unresolved&quot;;IF([.F100] = &quot;A&quot;; &quot;Adopted&quot;; &quot;Rejected&quot;))" office:value-type="string" office:string-value="Adopted">
            <text:p>Adopted</text:p>
          </table:table-cell>
          <table:table-cell table:style-name="ce1" office:value-type="string">
            <text:p>A</text:p>
          </table:table-cell>
          <table:table-cell table:style-name="ce3" office:value-type="float" office:value="534310">
            <text:p>534,310</text:p>
          </table:table-cell>
          <table:table-cell office:value-type="float" office:value="73917">
            <text:p>73,917</text:p>
          </table:table-cell>
          <table:table-cell table:style-name="ce1" office:value-type="string">
            <text:p>714,630<text:a xlink:href="http://www.leg.state.mn.us/lrl/mngov/constitutionalamendments.aspx#t">t</text:a></text:p>
          </table:table-cell>
          <table:table-cell table:style-name="ce1" office:value-type="string">
            <text:p><text:a xlink:href="https://www.revisor.mn.gov/data/revisor/law/1921/0/1921-528.pdf">1921 Laws of MInnesota Chapter 528</text:a></text:p>
          </table:table-cell>
        </table:table-row>
        <table:table-row table:style-name="ro2">
          <table:table-cell table:number-columns-repeated="2" table:style-name="ce1" office:value-type="float" office:value="1922">
            <text:p>1922</text:p>
          </table:table-cell>
          <table:table-cell table:style-name="ce1"/>
          <table:table-cell table:style-name="ce1" office:value-type="string">
            <text:p>To tax mining of iron and other ores.</text:p>
          </table:table-cell>
          <table:table-cell table:style-name="ce1" table:formula="of:=IF([.F101] = &quot;U&quot;;&quot;Unresolved&quot;;IF([.F101] = &quot;A&quot;; &quot;Adopted&quot;; &quot;Rejected&quot;))" office:value-type="string" office:string-value="Adopted">
            <text:p>Adopted</text:p>
          </table:table-cell>
          <table:table-cell table:style-name="ce1" office:value-type="string">
            <text:p>A</text:p>
          </table:table-cell>
          <table:table-cell table:style-name="ce3" office:value-type="float" office:value="474697">
            <text:p>474,697</text:p>
          </table:table-cell>
          <table:table-cell office:value-type="float" office:value="91011">
            <text:p>91,011</text:p>
          </table:table-cell>
          <table:table-cell table:style-name="ce1" office:value-type="string">
            <text:p>714,630<text:a xlink:href="http://www.leg.state.mn.us/lrl/mngov/constitutionalamendments.aspx#t">t</text:a></text:p>
          </table:table-cell>
          <table:table-cell table:style-name="ce1" office:value-type="string">
            <text:p><text:a xlink:href="https://www.revisor.mn.gov/data/revisor/law/1921/0/1921-529.pdf">1921 Laws of MInnesota Chapter 529</text:a></text:p>
          </table:table-cell>
        </table:table-row>
        <table:table-row table:style-name="ro2">
          <table:table-cell table:number-columns-repeated="2" table:style-name="ce1" office:value-type="float" office:value="1920">
            <text:p>1920</text:p>
          </table:table-cell>
          <table:table-cell table:style-name="ce1"/>
          <table:table-cell table:style-name="ce1" office:value-type="string">
            <text:p>To provide a state trunk highway system.</text:p>
          </table:table-cell>
          <table:table-cell table:style-name="ce1" table:formula="of:=IF([.F102] = &quot;U&quot;;&quot;Unresolved&quot;;IF([.F102] = &quot;A&quot;; &quot;Adopted&quot;; &quot;Rejected&quot;))" office:value-type="string" office:string-value="Adopted">
            <text:p>Adopted</text:p>
          </table:table-cell>
          <table:table-cell table:style-name="ce1" office:value-type="string">
            <text:p>A</text:p>
          </table:table-cell>
          <table:table-cell table:style-name="ce3" office:value-type="float" office:value="526936">
            <text:p>526,936</text:p>
          </table:table-cell>
          <table:table-cell office:value-type="float" office:value="199603">
            <text:p>199,603</text:p>
          </table:table-cell>
          <table:table-cell table:style-name="ce1" office:value-type="string">
            <text:p>797,945<text:a xlink:href="http://www.leg.state.mn.us/lrl/mngov/constitutionalamendments.aspx#t">t</text:a></text:p>
          </table:table-cell>
          <table:table-cell table:style-name="ce1" office:value-type="string">
            <text:p><text:a xlink:href="https://www.revisor.mn.gov/data/revisor/law/1919/0/1919-530.pdf">1919 Laws of MInnesota Chapter 530</text:a></text:p>
          </table:table-cell>
        </table:table-row>
        <table:table-row table:style-name="ro2">
          <table:table-cell table:number-columns-repeated="2" table:style-name="ce1" office:value-type="float" office:value="1920">
            <text:p>1920</text:p>
          </table:table-cell>
          <table:table-cell table:style-name="ce1"/>
          <table:table-cell table:style-name="ce1" office:value-type="string">
            <text:p>To extend terms of probate judges to four years.</text:p>
          </table:table-cell>
          <table:table-cell table:style-name="ce1" table:formula="of:=IF([.F103] = &quot;U&quot;;&quot;Unresolved&quot;;IF([.F103] = &quot;A&quot;; &quot;Adopted&quot;; &quot;Rejected&quot;))" office:value-type="string" office:string-value="Adopted">
            <text:p>Adopted</text:p>
          </table:table-cell>
          <table:table-cell table:style-name="ce1" office:value-type="string">
            <text:p>A</text:p>
          </table:table-cell>
          <table:table-cell table:style-name="ce3" office:value-type="float" office:value="446959">
            <text:p>446,959</text:p>
          </table:table-cell>
          <table:table-cell office:value-type="float" office:value="171414">
            <text:p>171,414</text:p>
          </table:table-cell>
          <table:table-cell table:style-name="ce1" office:value-type="string">
            <text:p>797,945<text:a xlink:href="http://www.leg.state.mn.us/lrl/mngov/constitutionalamendments.aspx#t">t</text:a></text:p>
          </table:table-cell>
          <table:table-cell table:style-name="ce1" office:value-type="string">
            <text:p><text:a xlink:href="https://www.revisor.mn.gov/data/revisor/law/1919/0/1919-531.pdf">1919 Laws of MInnesota Chapter 531</text:a></text:p>
          </table:table-cell>
        </table:table-row>
        <table:table-row table:style-name="ro2">
          <table:table-cell table:number-columns-repeated="2" table:style-name="ce1" office:value-type="float" office:value="1920">
            <text:p>1920</text:p>
          </table:table-cell>
          <table:table-cell table:style-name="ce1"/>
          <table:table-cell table:style-name="ce1" office:value-type="string">
            <text:p>To authorize state income tax and to change provisions on tax-exempt property.</text:p>
          </table:table-cell>
          <table:table-cell table:style-name="ce1" table:formula="of:=IF([.F104] = &quot;U&quot;;&quot;Unresolved&quot;;IF([.F104] = &quot;A&quot;; &quot;Adopted&quot;; &quot;Rejected&quot;))" office:value-type="string" office:string-value="Rejected">
            <text:p>Rejected</text:p>
          </table:table-cell>
          <table:table-cell table:style-name="ce1" office:value-type="string">
            <text:p>R</text:p>
          </table:table-cell>
          <table:table-cell table:style-name="ce3" office:value-type="float" office:value="331105">
            <text:p>331,105</text:p>
          </table:table-cell>
          <table:table-cell office:value-type="float" office:value="217558">
            <text:p>217,558</text:p>
          </table:table-cell>
          <table:table-cell table:style-name="ce1" office:value-type="string">
            <text:p>797,945<text:a xlink:href="http://www.leg.state.mn.us/lrl/mngov/constitutionalamendments.aspx#t">t</text:a></text:p>
          </table:table-cell>
          <table:table-cell table:style-name="ce1" office:value-type="string">
            <text:p><text:a xlink:href="https://www.revisor.mn.gov/data/revisor/law/1919/0/1919-532.pdf">1919 Laws of MInnesota Chapter 532</text:a></text:p>
          </table:table-cell>
        </table:table-row>
        <table:table-row table:style-name="ro2">
          <table:table-cell table:number-columns-repeated="2" table:style-name="ce1" office:value-type="float" office:value="1918">
            <text:p>1918</text:p>
          </table:table-cell>
          <table:table-cell table:style-name="ce1"/>
          <table:table-cell table:style-name="ce1" office:value-type="string">
            <text:p>To prohibit the manufacture and the sale of liquor.</text:p>
          </table:table-cell>
          <table:table-cell table:style-name="ce1" table:formula="of:=IF([.F105] = &quot;U&quot;;&quot;Unresolved&quot;;IF([.F105] = &quot;A&quot;; &quot;Adopted&quot;; &quot;Rejected&quot;))" office:value-type="string" office:string-value="Rejected">
            <text:p>Rejected</text:p>
          </table:table-cell>
          <table:table-cell table:style-name="ce1" office:value-type="string">
            <text:p>R</text:p>
          </table:table-cell>
          <table:table-cell table:style-name="ce3" office:value-type="float" office:value="189614">
            <text:p>189,614</text:p>
          </table:table-cell>
          <table:table-cell office:value-type="float" office:value="173665">
            <text:p>173,665</text:p>
          </table:table-cell>
          <table:table-cell table:style-name="ce1" office:value-type="string">
            <text:p>380,604<text:a xlink:href="http://www.leg.state.mn.us/lrl/mngov/constitutionalamendments.aspx#t">t</text:a></text:p>
          </table:table-cell>
          <table:table-cell table:style-name="ce1" office:value-type="string">
            <text:p><text:a xlink:href="https://www.revisor.mn.gov/data/revisor/law/1917/0/1917-515.pdf">1917 Laws of MInnesota Chapter 515</text:a></text:p>
          </table:table-cell>
        </table:table-row>
        <table:table-row table:style-name="ro2">
          <table:table-cell table:number-columns-repeated="2" table:style-name="ce1" office:value-type="float" office:value="1916">
            <text:p>1916</text:p>
          </table:table-cell>
          <table:table-cell table:style-name="ce1"/>
          <table:table-cell table:style-name="ce1" office:value-type="string">
            <text:p>To authorized a revolving fund for improving state school and swamp lands.</text:p>
          </table:table-cell>
          <table:table-cell table:style-name="ce1" table:formula="of:=IF([.F106] = &quot;U&quot;;&quot;Unresolved&quot;;IF([.F106] = &quot;A&quot;; &quot;Adopted&quot;; &quot;Rejected&quot;))" office:value-type="string" office:string-value="Adopted">
            <text:p>Adopted</text:p>
          </table:table-cell>
          <table:table-cell table:style-name="ce1" office:value-type="string">
            <text:p>A</text:p>
          </table:table-cell>
          <table:table-cell table:style-name="ce3" office:value-type="float" office:value="240975">
            <text:p>240,975</text:p>
          </table:table-cell>
          <table:table-cell office:value-type="float" office:value="58100">
            <text:p>58,100</text:p>
          </table:table-cell>
          <table:table-cell table:style-name="ce1" office:value-type="string">
            <text:p>416,215<text:a xlink:href="http://www.leg.state.mn.us/lrl/mngov/constitutionalamendments.aspx#t">t</text:a></text:p>
          </table:table-cell>
          <table:table-cell table:style-name="ce1" office:value-type="string">
            <text:p><text:a xlink:href="https://www.revisor.mn.gov/data/revisor/law/1915/0/1915-379.pdf">1915 Laws of MInnesota Chapter 379</text:a></text:p>
          </table:table-cell>
        </table:table-row>
        <table:table-row table:style-name="ro2">
          <table:table-cell table:number-columns-repeated="2" table:style-name="ce1" office:value-type="float" office:value="1916">
            <text:p>1916</text:p>
          </table:table-cell>
          <table:table-cell table:style-name="ce1"/>
          <table:table-cell table:style-name="ce1" office:value-type="string">
            <text:p>To authorize investment of school and university funds in first mortgages on improved farms.</text:p>
          </table:table-cell>
          <table:table-cell table:style-name="ce1" table:formula="of:=IF([.F107] = &quot;U&quot;;&quot;Unresolved&quot;;IF([.F107] = &quot;A&quot;; &quot;Adopted&quot;; &quot;Rejected&quot;))" office:value-type="string" office:string-value="Adopted">
            <text:p>Adopted</text:p>
          </table:table-cell>
          <table:table-cell table:style-name="ce1" office:value-type="string">
            <text:p>A</text:p>
          </table:table-cell>
          <table:table-cell table:style-name="ce3" office:value-type="float" office:value="211529">
            <text:p>211,529</text:p>
          </table:table-cell>
          <table:table-cell office:value-type="float" office:value="56147">
            <text:p>56,147</text:p>
          </table:table-cell>
          <table:table-cell table:style-name="ce1" office:value-type="string">
            <text:p>416,215<text:a xlink:href="http://www.leg.state.mn.us/lrl/mngov/constitutionalamendments.aspx#t">t</text:a></text:p>
          </table:table-cell>
          <table:table-cell table:style-name="ce1" office:value-type="string">
            <text:p><text:a xlink:href="https://www.revisor.mn.gov/data/revisor/law/1915/0/1915-380.pdf">1915 Laws of MInnesota Chapter 380</text:a></text:p>
          </table:table-cell>
        </table:table-row>
        <table:table-row table:style-name="ro2">
          <table:table-cell table:number-columns-repeated="2" table:style-name="ce1" office:value-type="float" office:value="1916">
            <text:p>1916</text:p>
          </table:table-cell>
          <table:table-cell table:style-name="ce1"/>
          <table:table-cell table:style-name="ce1" office:value-type="string">
            <text:p>To authorize the state to mine ore under public waters.</text:p>
          </table:table-cell>
          <table:table-cell table:style-name="ce1" table:formula="of:=IF([.F108] = &quot;U&quot;;&quot;Unresolved&quot;;IF([.F108] = &quot;A&quot;; &quot;Adopted&quot;; &quot;Rejected&quot;))" office:value-type="string" office:string-value="Rejected">
            <text:p>Rejected</text:p>
          </table:table-cell>
          <table:table-cell table:style-name="ce1" office:value-type="string">
            <text:p>R</text:p>
          </table:table-cell>
          <table:table-cell table:style-name="ce3" office:value-type="float" office:value="183597">
            <text:p>183,597</text:p>
          </table:table-cell>
          <table:table-cell office:value-type="float" office:value="64255">
            <text:p>64,255</text:p>
          </table:table-cell>
          <table:table-cell table:style-name="ce1" office:value-type="string">
            <text:p>416,215<text:a xlink:href="http://www.leg.state.mn.us/lrl/mngov/constitutionalamendments.aspx#t">t</text:a></text:p>
          </table:table-cell>
          <table:table-cell table:style-name="ce1" office:value-type="string">
            <text:p><text:a xlink:href="https://www.revisor.mn.gov/data/revisor/law/1915/0/1915-381.pdf">1915 Laws of MInnesota Chapter 381</text:a></text:p>
          </table:table-cell>
        </table:table-row>
        <table:table-row table:style-name="ro2">
          <table:table-cell table:number-columns-repeated="2" table:style-name="ce1" office:value-type="float" office:value="1916">
            <text:p>1916</text:p>
          </table:table-cell>
          <table:table-cell table:style-name="ce1"/>
          <table:table-cell table:style-name="ce1" office:value-type="string">
            <text:p>To increase number of justices of supreme court, and to authorize the court to appoint its own clerk.</text:p>
          </table:table-cell>
          <table:table-cell table:style-name="ce1" table:formula="of:=IF([.F109] = &quot;U&quot;;&quot;Unresolved&quot;;IF([.F109] = &quot;A&quot;; &quot;Adopted&quot;; &quot;Rejected&quot;))" office:value-type="string" office:string-value="Rejected">
            <text:p>Rejected</text:p>
          </table:table-cell>
          <table:table-cell table:style-name="ce1" office:value-type="string">
            <text:p>R</text:p>
          </table:table-cell>
          <table:table-cell table:style-name="ce3" office:value-type="float" office:value="130363">
            <text:p>130,363</text:p>
          </table:table-cell>
          <table:table-cell office:value-type="float" office:value="108002">
            <text:p>108,002</text:p>
          </table:table-cell>
          <table:table-cell table:style-name="ce1" office:value-type="string">
            <text:p>416,215<text:a xlink:href="http://www.leg.state.mn.us/lrl/mngov/constitutionalamendments.aspx#t">t</text:a></text:p>
          </table:table-cell>
          <table:table-cell table:style-name="ce1" office:value-type="string">
            <text:p><text:a xlink:href="https://www.revisor.mn.gov/data/revisor/law/1915/0/1915-382.pdf">1915 Laws of MInnesota Chapter 382</text:a></text:p>
          </table:table-cell>
        </table:table-row>
        <table:table-row table:style-name="ro2">
          <table:table-cell table:number-columns-repeated="2" table:style-name="ce1" office:value-type="float" office:value="1916">
            <text:p>1916</text:p>
          </table:table-cell>
          <table:table-cell table:style-name="ce1"/>
          <table:table-cell table:style-name="ce1" office:value-type="string">
            <text:p>To authorize the governor to cut down items in appropriation bills.</text:p>
          </table:table-cell>
          <table:table-cell table:style-name="ce1" table:formula="of:=IF([.F110] = &quot;U&quot;;&quot;Unresolved&quot;;IF([.F110] = &quot;A&quot;; &quot;Adopted&quot;; &quot;Rejected&quot;))" office:value-type="string" office:string-value="Rejected">
            <text:p>Rejected</text:p>
          </table:table-cell>
          <table:table-cell table:style-name="ce1" office:value-type="string">
            <text:p>R</text:p>
          </table:table-cell>
          <table:table-cell table:style-name="ce3" office:value-type="float" office:value="136700">
            <text:p>136,700</text:p>
          </table:table-cell>
          <table:table-cell office:value-type="float" office:value="83324">
            <text:p>83,324</text:p>
          </table:table-cell>
          <table:table-cell table:style-name="ce1" office:value-type="string">
            <text:p>416,215<text:a xlink:href="http://www.leg.state.mn.us/lrl/mngov/constitutionalamendments.aspx#t">t</text:a></text:p>
          </table:table-cell>
          <table:table-cell table:style-name="ce1" office:value-type="string">
            <text:p><text:a xlink:href="https://www.revisor.mn.gov/data/revisor/law/1915/0/1915-383.pdf">1915 Laws of MInnesota Chapter 383</text:a></text:p>
          </table:table-cell>
        </table:table-row>
        <table:table-row table:style-name="ro2">
          <table:table-cell table:number-columns-repeated="2" table:style-name="ce1" office:value-type="float" office:value="1916">
            <text:p>1916</text:p>
          </table:table-cell>
          <table:table-cell table:style-name="ce1"/>
          <table:table-cell table:style-name="ce1" office:value-type="string">
            <text:p>To authorize condemnation of private lands for construction of private drainage ditches.</text:p>
          </table:table-cell>
          <table:table-cell table:style-name="ce1" table:formula="of:=IF([.F111] = &quot;U&quot;;&quot;Unresolved&quot;;IF([.F111] = &quot;A&quot;; &quot;Adopted&quot;; &quot;Rejected&quot;))" office:value-type="string" office:string-value="Rejected">
            <text:p>Rejected</text:p>
          </table:table-cell>
          <table:table-cell table:style-name="ce1" office:value-type="string">
            <text:p>R</text:p>
          </table:table-cell>
          <table:table-cell table:style-name="ce3" office:value-type="float" office:value="132741">
            <text:p>132,741</text:p>
          </table:table-cell>
          <table:table-cell office:value-type="float" office:value="97432">
            <text:p>97,432</text:p>
          </table:table-cell>
          <table:table-cell table:style-name="ce1" office:value-type="string">
            <text:p>416,215<text:a xlink:href="http://www.leg.state.mn.us/lrl/mngov/constitutionalamendments.aspx#t">t</text:a></text:p>
          </table:table-cell>
          <table:table-cell table:style-name="ce1" office:value-type="string">
            <text:p><text:a xlink:href="https://www.revisor.mn.gov/data/revisor/law/1915/0/1915-384.pdf">1915 Laws of MInnesota Chapter 384</text:a></text:p>
          </table:table-cell>
        </table:table-row>
        <table:table-row table:style-name="ro2">
          <table:table-cell table:number-columns-repeated="2" table:style-name="ce1" office:value-type="float" office:value="1916">
            <text:p>1916</text:p>
          </table:table-cell>
          <table:table-cell table:style-name="ce1"/>
          <table:table-cell table:style-name="ce1" office:value-type="string">
            <text:p>To establish initiative and referendum.</text:p>
          </table:table-cell>
          <table:table-cell table:style-name="ce1" table:formula="of:=IF([.F112] = &quot;U&quot;;&quot;Unresolved&quot;;IF([.F112] = &quot;A&quot;; &quot;Adopted&quot;; &quot;Rejected&quot;))" office:value-type="string" office:string-value="Rejected">
            <text:p>Rejected</text:p>
          </table:table-cell>
          <table:table-cell table:style-name="ce1" office:value-type="string">
            <text:p>R</text:p>
          </table:table-cell>
          <table:table-cell table:style-name="ce3" office:value-type="float" office:value="187711">
            <text:p>187,711</text:p>
          </table:table-cell>
          <table:table-cell office:value-type="float" office:value="51544">
            <text:p>51,544</text:p>
          </table:table-cell>
          <table:table-cell table:style-name="ce1" office:value-type="string">
            <text:p>416,215<text:a xlink:href="http://www.leg.state.mn.us/lrl/mngov/constitutionalamendments.aspx#t">t</text:a></text:p>
          </table:table-cell>
          <table:table-cell table:style-name="ce1" office:value-type="string">
            <text:p><text:a xlink:href="https://www.revisor.mn.gov/data/revisor/law/1915/0/1915-385.pdf">1915 Laws of MInnesota Chapter 385</text:a></text:p>
          </table:table-cell>
        </table:table-row>
        <table:table-row table:style-name="ro2">
          <table:table-cell table:number-columns-repeated="2" table:style-name="ce1" office:value-type="float" office:value="1916">
            <text:p>1916</text:p>
          </table:table-cell>
          <table:table-cell table:style-name="ce1"/>
          <table:table-cell table:style-name="ce1" office:value-type="string">
            <text:p>To extend terms of probate judges to four years.</text:p>
          </table:table-cell>
          <table:table-cell table:style-name="ce1" table:formula="of:=IF([.F113] = &quot;U&quot;;&quot;Unresolved&quot;;IF([.F113] = &quot;A&quot;; &quot;Adopted&quot;; &quot;Rejected&quot;))" office:value-type="string" office:string-value="Rejected">
            <text:p>Rejected</text:p>
          </table:table-cell>
          <table:table-cell table:style-name="ce1" office:value-type="string">
            <text:p>R</text:p>
          </table:table-cell>
          <table:table-cell table:style-name="ce3" office:value-type="float" office:value="186847">
            <text:p>186,847</text:p>
          </table:table-cell>
          <table:table-cell office:value-type="float" office:value="72361">
            <text:p>72,361</text:p>
          </table:table-cell>
          <table:table-cell table:style-name="ce1" office:value-type="string">
            <text:p>416,215<text:a xlink:href="http://www.leg.state.mn.us/lrl/mngov/constitutionalamendments.aspx#t">t</text:a></text:p>
          </table:table-cell>
          <table:table-cell table:style-name="ce1" office:value-type="string">
            <text:p><text:a xlink:href="https://www.revisor.mn.gov/data/revisor/law/1915/0/1915-386.pdf">1915 Laws of MInnesota Chapter 386</text:a></text:p>
          </table:table-cell>
        </table:table-row>
        <table:table-row table:style-name="ro2">
          <table:table-cell table:number-columns-repeated="2" table:style-name="ce1" office:value-type="float" office:value="1914">
            <text:p>1914</text:p>
          </table:table-cell>
          <table:table-cell table:style-name="ce1"/>
          <table:table-cell table:style-name="ce1" office:value-type="string">
            <text:p>To establish initiative and referendum.</text:p>
          </table:table-cell>
          <table:table-cell table:style-name="ce1" table:formula="of:=IF([.F114] = &quot;U&quot;;&quot;Unresolved&quot;;IF([.F114] = &quot;A&quot;; &quot;Adopted&quot;; &quot;Rejected&quot;))" office:value-type="string" office:string-value="Rejected">
            <text:p>Rejected</text:p>
          </table:table-cell>
          <table:table-cell table:style-name="ce1" office:value-type="string">
            <text:p>R</text:p>
          </table:table-cell>
          <table:table-cell table:style-name="ce3" office:value-type="float" office:value="168004">
            <text:p>168,004</text:p>
          </table:table-cell>
          <table:table-cell office:value-type="float" office:value="41577">
            <text:p>41,577</text:p>
          </table:table-cell>
          <table:table-cell table:style-name="ce1" office:value-type="string">
            <text:p>356,906<text:a xlink:href="http://www.leg.state.mn.us/lrl/mngov/constitutionalamendments.aspx#t">t</text:a></text:p>
          </table:table-cell>
          <table:table-cell table:style-name="ce1" office:value-type="string">
            <text:p><text:a xlink:href="https://www.revisor.mn.gov/data/revisor/law/1913/0/1913-584.pdf">1913 Laws of MInnesota Chapter 584</text:a></text:p>
          </table:table-cell>
        </table:table-row>
        <table:table-row table:style-name="ro2">
          <table:table-cell table:number-columns-repeated="2" table:style-name="ce1" office:value-type="float" office:value="1914">
            <text:p>1914</text:p>
          </table:table-cell>
          <table:table-cell table:style-name="ce1"/>
          <table:table-cell table:style-name="ce1" office:value-type="string">
            <text:p>To increase number of justices of supreme court, and to authorize the court to appoint its clerk.</text:p>
          </table:table-cell>
          <table:table-cell table:style-name="ce1" table:formula="of:=IF([.F115] = &quot;U&quot;;&quot;Unresolved&quot;;IF([.F115] = &quot;A&quot;; &quot;Adopted&quot;; &quot;Rejected&quot;))" office:value-type="string" office:string-value="Rejected">
            <text:p>Rejected</text:p>
          </table:table-cell>
          <table:table-cell table:style-name="ce1" office:value-type="string">
            <text:p>R</text:p>
          </table:table-cell>
          <table:table-cell table:style-name="ce3" office:value-type="float" office:value="127352">
            <text:p>127,352</text:p>
          </table:table-cell>
          <table:table-cell office:value-type="float" office:value="68886">
            <text:p>68,886</text:p>
          </table:table-cell>
          <table:table-cell table:style-name="ce1" office:value-type="string">
            <text:p>356,906<text:a xlink:href="http://www.leg.state.mn.us/lrl/mngov/constitutionalamendments.aspx#t">t</text:a></text:p>
          </table:table-cell>
          <table:table-cell table:style-name="ce1" office:value-type="string">
            <text:p><text:a xlink:href="https://www.revisor.mn.gov/data/revisor/law/1913/0/1913-585.pdf">1913 Laws of MInnesota Chapter 585</text:a></text:p>
          </table:table-cell>
        </table:table-row>
        <table:table-row table:style-name="ro2">
          <table:table-cell table:number-columns-repeated="2" table:style-name="ce1" office:value-type="float" office:value="1914">
            <text:p>1914</text:p>
          </table:table-cell>
          <table:table-cell table:style-name="ce1"/>
          <table:table-cell table:style-name="ce1" office:value-type="string">
            <text:p>To authorize a revolving fund for improving state school and swamp lands.</text:p>
          </table:table-cell>
          <table:table-cell table:style-name="ce1" table:formula="of:=IF([.F116] = &quot;U&quot;;&quot;Unresolved&quot;;IF([.F116] = &quot;A&quot;; &quot;Adopted&quot;; &quot;Rejected&quot;))" office:value-type="string" office:string-value="Rejected">
            <text:p>Rejected</text:p>
          </table:table-cell>
          <table:table-cell table:style-name="ce1" office:value-type="string">
            <text:p>R</text:p>
          </table:table-cell>
          <table:table-cell table:style-name="ce3" office:value-type="float" office:value="162951">
            <text:p>162,951</text:p>
          </table:table-cell>
          <table:table-cell office:value-type="float" office:value="47906">
            <text:p>47,906</text:p>
          </table:table-cell>
          <table:table-cell table:style-name="ce1" office:value-type="string">
            <text:p>356,906<text:a xlink:href="http://www.leg.state.mn.us/lrl/mngov/constitutionalamendments.aspx#t">t</text:a></text:p>
          </table:table-cell>
          <table:table-cell table:style-name="ce1" office:value-type="string">
            <text:p><text:a xlink:href="https://www.revisor.mn.gov/data/revisor/law/1913/0/1913-586.pdf">1913 Laws of MInnesota Chapter 586</text:a></text:p>
          </table:table-cell>
        </table:table-row>
        <table:table-row table:style-name="ro2">
          <table:table-cell table:number-columns-repeated="2" table:style-name="ce1" office:value-type="float" office:value="1914">
            <text:p>1914</text:p>
          </table:table-cell>
          <table:table-cell table:style-name="ce1"/>
          <table:table-cell table:style-name="ce1" office:value-type="string">
            <text:p>To repeal the requirement as to publication of treasurer’s report annually in a St. Paul newspaper and also in the biennial session laws.</text:p>
          </table:table-cell>
          <table:table-cell table:style-name="ce1" table:formula="of:=IF([.F117] = &quot;U&quot;;&quot;Unresolved&quot;;IF([.F117] = &quot;A&quot;; &quot;Adopted&quot;; &quot;Rejected&quot;))" office:value-type="string" office:string-value="Rejected">
            <text:p>Rejected</text:p>
          </table:table-cell>
          <table:table-cell table:style-name="ce1" office:value-type="string">
            <text:p>R</text:p>
          </table:table-cell>
          <table:table-cell table:style-name="ce3" office:value-type="float" office:value="131213">
            <text:p>131,213</text:p>
          </table:table-cell>
          <table:table-cell office:value-type="float" office:value="58827">
            <text:p>58,827</text:p>
          </table:table-cell>
          <table:table-cell table:style-name="ce1" office:value-type="string">
            <text:p>356,906<text:a xlink:href="http://www.leg.state.mn.us/lrl/mngov/constitutionalamendments.aspx#t">t</text:a></text:p>
          </table:table-cell>
          <table:table-cell table:style-name="ce1" office:value-type="string">
            <text:p><text:a xlink:href="https://www.revisor.mn.gov/data/revisor/law/1913/0/1913-587.pdf">1913 Laws of MInnesota Chapter 587</text:a></text:p>
          </table:table-cell>
        </table:table-row>
        <table:table-row table:style-name="ro2">
          <table:table-cell table:number-columns-repeated="2" table:style-name="ce1" office:value-type="float" office:value="1914">
            <text:p>1914</text:p>
          </table:table-cell>
          <table:table-cell table:style-name="ce1"/>
          <table:table-cell table:style-name="ce1" office:value-type="string">
            <text:p>To authorize investment of school and university funds in first mortgages on improved farms.</text:p>
          </table:table-cell>
          <table:table-cell table:style-name="ce1" table:formula="of:=IF([.F118] = &quot;U&quot;;&quot;Unresolved&quot;;IF([.F118] = &quot;A&quot;; &quot;Adopted&quot;; &quot;Rejected&quot;))" office:value-type="string" office:string-value="Rejected">
            <text:p>Rejected</text:p>
          </table:table-cell>
          <table:table-cell table:style-name="ce1" office:value-type="string">
            <text:p>R</text:p>
          </table:table-cell>
          <table:table-cell table:style-name="ce3" office:value-type="float" office:value="159531">
            <text:p>159,531</text:p>
          </table:table-cell>
          <table:table-cell office:value-type="float" office:value="38145">
            <text:p>38,145</text:p>
          </table:table-cell>
          <table:table-cell table:style-name="ce1" office:value-type="string">
            <text:p>356,906<text:a xlink:href="http://www.leg.state.mn.us/lrl/mngov/constitutionalamendments.aspx#t">t</text:a></text:p>
          </table:table-cell>
          <table:table-cell table:style-name="ce1" office:value-type="string">
            <text:p><text:a xlink:href="https://www.revisor.mn.gov/data/revisor/law/1913/0/1913-588.pdf">1913 Laws of MInnesota Chapter 588</text:a></text:p>
          </table:table-cell>
        </table:table-row>
        <table:table-row table:style-name="ro2">
          <table:table-cell table:number-columns-repeated="2" table:style-name="ce1" office:value-type="float" office:value="1914">
            <text:p>1914</text:p>
          </table:table-cell>
          <table:table-cell table:style-name="ce1"/>
          <table:table-cell table:style-name="ce1" office:value-type="string">
            <text:p>To extend terms of probate judges to four years.</text:p>
          </table:table-cell>
          <table:table-cell table:style-name="ce1" table:formula="of:=IF([.F119] = &quot;U&quot;;&quot;Unresolved&quot;;IF([.F119] = &quot;A&quot;; &quot;Adopted&quot;; &quot;Rejected&quot;))" office:value-type="string" office:string-value="Rejected">
            <text:p>Rejected</text:p>
          </table:table-cell>
          <table:table-cell table:style-name="ce1" office:value-type="string">
            <text:p>R</text:p>
          </table:table-cell>
          <table:table-cell table:style-name="ce3" office:value-type="float" office:value="128601">
            <text:p>128,601</text:p>
          </table:table-cell>
          <table:table-cell office:value-type="float" office:value="64214">
            <text:p>64,214</text:p>
          </table:table-cell>
          <table:table-cell table:style-name="ce1" office:value-type="string">
            <text:p>356,906<text:a xlink:href="http://www.leg.state.mn.us/lrl/mngov/constitutionalamendments.aspx#t">t</text:a></text:p>
          </table:table-cell>
          <table:table-cell table:style-name="ce1" office:value-type="string">
            <text:p><text:a xlink:href="https://www.revisor.mn.gov/data/revisor/law/1913/0/1913-589.pdf">1913 Laws of MInnesota Chapter 589</text:a></text:p>
          </table:table-cell>
        </table:table-row>
        <table:table-row table:style-name="ro2">
          <table:table-cell table:number-columns-repeated="2" table:style-name="ce1" office:value-type="float" office:value="1914">
            <text:p>1914</text:p>
          </table:table-cell>
          <table:table-cell table:style-name="ce1"/>
          <table:table-cell table:style-name="ce1" office:value-type="string">
            <text:p>To limit size of state senate and number of senators from any county.</text:p>
          </table:table-cell>
          <table:table-cell table:style-name="ce1" table:formula="of:=IF([.F120] = &quot;U&quot;;&quot;Unresolved&quot;;IF([.F120] = &quot;A&quot;; &quot;Adopted&quot;; &quot;Rejected&quot;))" office:value-type="string" office:string-value="Rejected">
            <text:p>Rejected</text:p>
          </table:table-cell>
          <table:table-cell table:style-name="ce1" office:value-type="string">
            <text:p>R</text:p>
          </table:table-cell>
          <table:table-cell table:style-name="ce3" office:value-type="float" office:value="98144">
            <text:p>98,144</text:p>
          </table:table-cell>
          <table:table-cell office:value-type="float" office:value="84436">
            <text:p>84,436</text:p>
          </table:table-cell>
          <table:table-cell table:style-name="ce1" office:value-type="string">
            <text:p>356,906<text:a xlink:href="http://www.leg.state.mn.us/lrl/mngov/constitutionalamendments.aspx#t">t</text:a></text:p>
          </table:table-cell>
          <table:table-cell table:style-name="ce1" office:value-type="string">
            <text:p><text:a xlink:href="https://www.revisor.mn.gov/data/revisor/law/1913/0/1913-590.pdf">1913 Laws of MInnesota Chapter 590</text:a></text:p>
          </table:table-cell>
        </table:table-row>
        <table:table-row table:style-name="ro2">
          <table:table-cell table:number-columns-repeated="2" table:style-name="ce1" office:value-type="float" office:value="1914">
            <text:p>1914</text:p>
          </table:table-cell>
          <table:table-cell table:style-name="ce1"/>
          <table:table-cell table:style-name="ce1" office:value-type="string">
            <text:p>To authorize the recall by the voters of “every public official in Minnesota, elective or appointive.”</text:p>
          </table:table-cell>
          <table:table-cell table:style-name="ce1" table:formula="of:=IF([.F121] = &quot;U&quot;;&quot;Unresolved&quot;;IF([.F121] = &quot;A&quot;; &quot;Adopted&quot;; &quot;Rejected&quot;))" office:value-type="string" office:string-value="Rejected">
            <text:p>Rejected</text:p>
          </table:table-cell>
          <table:table-cell table:style-name="ce1" office:value-type="string">
            <text:p>R</text:p>
          </table:table-cell>
          <table:table-cell table:style-name="ce3" office:value-type="float" office:value="139801">
            <text:p>139,801</text:p>
          </table:table-cell>
          <table:table-cell office:value-type="float" office:value="44961">
            <text:p>44,961</text:p>
          </table:table-cell>
          <table:table-cell table:style-name="ce1" office:value-type="string">
            <text:p>356,906<text:a xlink:href="http://www.leg.state.mn.us/lrl/mngov/constitutionalamendments.aspx#t">t</text:a></text:p>
          </table:table-cell>
          <table:table-cell table:style-name="ce1" office:value-type="string">
            <text:p><text:a xlink:href="https://www.revisor.mn.gov/data/revisor/law/1913/0/1913-593.pdf">1913 Laws of MInnesota Chapter 593</text:a></text:p>
          </table:table-cell>
        </table:table-row>
        <table:table-row table:style-name="ro2">
          <table:table-cell table:number-columns-repeated="2" table:style-name="ce1" office:value-type="float" office:value="1914">
            <text:p>1914</text:p>
          </table:table-cell>
          <table:table-cell table:style-name="ce1"/>
          <table:table-cell table:style-name="ce1" office:value-type="string">
            <text:p>To authorize special dog taxes and use of proceeds to compensate owners of animals injured by dogs.</text:p>
          </table:table-cell>
          <table:table-cell table:style-name="ce1" table:formula="of:=IF([.F122] = &quot;U&quot;;&quot;Unresolved&quot;;IF([.F122] = &quot;A&quot;; &quot;Adopted&quot;; &quot;Rejected&quot;))" office:value-type="string" office:string-value="Rejected">
            <text:p>Rejected</text:p>
          </table:table-cell>
          <table:table-cell table:style-name="ce1" office:value-type="string">
            <text:p>R</text:p>
          </table:table-cell>
          <table:table-cell table:style-name="ce3" office:value-type="float" office:value="136671">
            <text:p>136,671</text:p>
          </table:table-cell>
          <table:table-cell office:value-type="float" office:value="59786">
            <text:p>59,786</text:p>
          </table:table-cell>
          <table:table-cell table:style-name="ce1" office:value-type="string">
            <text:p>356,906<text:a xlink:href="http://www.leg.state.mn.us/lrl/mngov/constitutionalamendments.aspx#t">t</text:a></text:p>
          </table:table-cell>
          <table:table-cell table:style-name="ce1" office:value-type="string">
            <text:p><text:a xlink:href="https://www.revisor.mn.gov/data/revisor/law/1913/0/1913-594.pdf">1913 Laws of MInnesota Chapter 594</text:a></text:p>
          </table:table-cell>
        </table:table-row>
        <table:table-row table:style-name="ro2">
          <table:table-cell table:number-columns-repeated="2" table:style-name="ce1" office:value-type="float" office:value="1914">
            <text:p>1914</text:p>
          </table:table-cell>
          <table:table-cell table:style-name="ce1"/>
          <table:table-cell table:style-name="ce1" office:value-type="string">
            <text:p>To authorize state bounties for reforestation</text:p>
          </table:table-cell>
          <table:table-cell table:style-name="ce1" table:formula="of:=IF([.F123] = &quot;U&quot;;&quot;Unresolved&quot;;IF([.F123] = &quot;A&quot;; &quot;Adopted&quot;; &quot;Rejected&quot;))" office:value-type="string" office:string-value="Rejected">
            <text:p>Rejected</text:p>
          </table:table-cell>
          <table:table-cell table:style-name="ce1" office:value-type="string">
            <text:p>R</text:p>
          </table:table-cell>
          <table:table-cell table:style-name="ce3" office:value-type="float" office:value="108352">
            <text:p>108,352</text:p>
          </table:table-cell>
          <table:table-cell office:value-type="float" office:value="63782">
            <text:p>63,782</text:p>
          </table:table-cell>
          <table:table-cell table:style-name="ce1" office:value-type="string">
            <text:p>356,906<text:a xlink:href="http://www.leg.state.mn.us/lrl/mngov/constitutionalamendments.aspx#t">t</text:a></text:p>
          </table:table-cell>
          <table:table-cell table:style-name="ce1" office:value-type="string">
            <text:p><text:a xlink:href="https://www.revisor.mn.gov/laws/?id=591&amp;year=1913">1913 Laws of MInnesota Chapter 591</text:a></text:p>
          </table:table-cell>
        </table:table-row>
        <table:table-row table:style-name="ro2">
          <table:table-cell table:number-columns-repeated="2" table:style-name="ce1" office:value-type="float" office:value="1914">
            <text:p>1914</text:p>
          </table:table-cell>
          <table:table-cell table:style-name="ce1"/>
          <table:table-cell table:style-name="ce1" office:value-type="string">
            <text:p>To authorize certain public lands to be set aside as state forests</text:p>
          </table:table-cell>
          <table:table-cell table:style-name="ce1" table:formula="of:=IF([.F124] = &quot;U&quot;;&quot;Unresolved&quot;;IF([.F124] = &quot;A&quot;; &quot;Adopted&quot;; &quot;Rejected&quot;))" office:value-type="string" office:string-value="Adopted">
            <text:p>Adopted</text:p>
          </table:table-cell>
          <table:table-cell table:style-name="ce1" office:value-type="string">
            <text:p>A</text:p>
          </table:table-cell>
          <table:table-cell table:style-name="ce3" office:value-type="float" office:value="178954">
            <text:p>178,954</text:p>
          </table:table-cell>
          <table:table-cell office:value-type="float" office:value="44033">
            <text:p>44,033</text:p>
          </table:table-cell>
          <table:table-cell table:style-name="ce1" office:value-type="string">
            <text:p>356,906<text:a xlink:href="http://www.leg.state.mn.us/lrl/mngov/constitutionalamendments.aspx#t">t</text:a></text:p>
          </table:table-cell>
          <table:table-cell table:style-name="ce1" office:value-type="string">
            <text:p><text:a xlink:href="https://www.revisor.mn.gov/laws/?id=592&amp;year=1913">1913 Laws of MInnesota Chapter 592</text:a></text:p>
          </table:table-cell>
        </table:table-row>
        <table:table-row table:style-name="ro2">
          <table:table-cell table:number-columns-repeated="2" table:style-name="ce1" office:value-type="float" office:value="1912">
            <text:p>1912</text:p>
          </table:table-cell>
          <table:table-cell table:style-name="ce1"/>
          <table:table-cell table:style-name="ce1" office:value-type="string">
            <text:p>To authorize a one mill state tax for roads and bridges and to permit state to assume entire cost of any project.</text:p>
          </table:table-cell>
          <table:table-cell table:style-name="ce1" table:formula="of:=IF([.F125] = &quot;U&quot;;&quot;Unresolved&quot;;IF([.F125] = &quot;A&quot;; &quot;Adopted&quot;; &quot;Rejected&quot;))" office:value-type="string" office:string-value="Adopted">
            <text:p>Adopted</text:p>
          </table:table-cell>
          <table:table-cell table:style-name="ce1" office:value-type="string">
            <text:p>A</text:p>
          </table:table-cell>
          <table:table-cell table:style-name="ce3" office:value-type="float" office:value="195724">
            <text:p>195,724</text:p>
          </table:table-cell>
          <table:table-cell office:value-type="float" office:value="51135">
            <text:p>51,135</text:p>
          </table:table-cell>
          <table:table-cell table:style-name="ce1" office:value-type="string">
            <text:p>349,678<text:a xlink:href="http://www.leg.state.mn.us/lrl/mngov/constitutionalamendments.aspx#t">t</text:a></text:p>
          </table:table-cell>
          <table:table-cell table:style-name="ce1" office:value-type="string">
            <text:p><text:a xlink:href="https://www.revisor.mn.gov/data/revisor/law/1911/0/1911-390.pdf">1911 Laws of MInnesota Chapter 390</text:a></text:p>
          </table:table-cell>
        </table:table-row>
        <table:table-row table:style-name="ro2">
          <table:table-cell table:number-columns-repeated="2" table:style-name="ce1" office:value-type="float" office:value="1912">
            <text:p>1912</text:p>
          </table:table-cell>
          <table:table-cell table:style-name="ce1"/>
          <table:table-cell table:style-name="ce1" office:value-type="string">
            <text:p>To authorize state hail insurance.</text:p>
          </table:table-cell>
          <table:table-cell table:style-name="ce1" table:formula="of:=IF([.F126] = &quot;U&quot;;&quot;Unresolved&quot;;IF([.F126] = &quot;A&quot;; &quot;Adopted&quot;; &quot;Rejected&quot;))" office:value-type="string" office:string-value="Rejected">
            <text:p>Rejected</text:p>
          </table:table-cell>
          <table:table-cell table:style-name="ce1" office:value-type="string">
            <text:p>R</text:p>
          </table:table-cell>
          <table:table-cell table:style-name="ce3" office:value-type="float" office:value="145173">
            <text:p>145,173</text:p>
          </table:table-cell>
          <table:table-cell office:value-type="float" office:value="60439">
            <text:p>60,439</text:p>
          </table:table-cell>
          <table:table-cell table:style-name="ce1" office:value-type="string">
            <text:p>349,678<text:a xlink:href="http://www.leg.state.mn.us/lrl/mngov/constitutionalamendments.aspx#t">t</text:a></text:p>
          </table:table-cell>
          <table:table-cell table:style-name="ce1" office:value-type="string">
            <text:p><text:a xlink:href="https://www.revisor.mn.gov/data/revisor/law/1911/0/1911-391.pdf">1911 Laws of MInnesota Chapter 391</text:a></text:p>
          </table:table-cell>
        </table:table-row>
        <table:table-row table:style-name="ro2">
          <table:table-cell table:number-columns-repeated="2" table:style-name="ce1" office:value-type="float" office:value="1912">
            <text:p>1912</text:p>
          </table:table-cell>
          <table:table-cell table:style-name="ce1"/>
          <table:table-cell table:style-name="ce1" office:value-type="string">
            <text:p>To authorize investment of school and university funds in first mortgages on improved farms.</text:p>
          </table:table-cell>
          <table:table-cell table:style-name="ce1" table:formula="of:=IF([.F127] = &quot;U&quot;;&quot;Unresolved&quot;;IF([.F127] = &quot;A&quot;; &quot;Adopted&quot;; &quot;Rejected&quot;))" office:value-type="string" office:string-value="Rejected">
            <text:p>Rejected</text:p>
          </table:table-cell>
          <table:table-cell table:style-name="ce1" office:value-type="string">
            <text:p>R</text:p>
          </table:table-cell>
          <table:table-cell table:style-name="ce3" office:value-type="float" office:value="168440">
            <text:p>168,440</text:p>
          </table:table-cell>
          <table:table-cell office:value-type="float" office:value="39483">
            <text:p>39,483</text:p>
          </table:table-cell>
          <table:table-cell table:style-name="ce1" office:value-type="string">
            <text:p>349,678<text:a xlink:href="http://www.leg.state.mn.us/lrl/mngov/constitutionalamendments.aspx#t">t</text:a></text:p>
          </table:table-cell>
          <table:table-cell table:style-name="ce1" office:value-type="string">
            <text:p><text:a xlink:href="https://www.revisor.mn.gov/data/revisor/law/1911/0/1911-392.pdf">1911 Laws of MInnesota Chapter 392</text:a></text:p>
          </table:table-cell>
        </table:table-row>
        <table:table-row table:style-name="ro2">
          <table:table-cell table:number-columns-repeated="2" table:style-name="ce1" office:value-type="float" office:value="1912">
            <text:p>1912</text:p>
          </table:table-cell>
          <table:table-cell table:style-name="ce1"/>
          <table:table-cell table:style-name="ce1" office:value-type="string">
            <text:p>To amend the municipal home rule clause to authorize commission government and for other purposes.</text:p>
          </table:table-cell>
          <table:table-cell table:style-name="ce1" table:formula="of:=IF([.F128] = &quot;U&quot;;&quot;Unresolved&quot;;IF([.F128] = &quot;A&quot;; &quot;Adopted&quot;; &quot;Rejected&quot;))" office:value-type="string" office:string-value="Rejected">
            <text:p>Rejected</text:p>
          </table:table-cell>
          <table:table-cell table:style-name="ce1" office:value-type="string">
            <text:p>R</text:p>
          </table:table-cell>
          <table:table-cell table:style-name="ce3" office:value-type="float" office:value="157086">
            <text:p>157,086</text:p>
          </table:table-cell>
          <table:table-cell office:value-type="float" office:value="41971">
            <text:p>41,971</text:p>
          </table:table-cell>
          <table:table-cell table:style-name="ce1" office:value-type="string">
            <text:p>349,678<text:a xlink:href="http://www.leg.state.mn.us/lrl/mngov/constitutionalamendments.aspx#t">t</text:a></text:p>
          </table:table-cell>
          <table:table-cell table:style-name="ce1" office:value-type="string">
            <text:p><text:a xlink:href="https://www.revisor.mn.gov/data/revisor/law/1911/0/1911-393.pdf">1911 Laws of MInnesota Chapter 393</text:a></text:p>
          </table:table-cell>
        </table:table-row>
        <table:table-row table:style-name="ro2">
          <table:table-cell table:number-columns-repeated="2" table:style-name="ce1" office:value-type="float" office:value="1912">
            <text:p>1912</text:p>
          </table:table-cell>
          <table:table-cell table:style-name="ce1"/>
          <table:table-cell table:style-name="ce1" office:value-type="string">
            <text:p>To authorize legislature to establish educational qualifications for county superintendents of schools.</text:p>
          </table:table-cell>
          <table:table-cell table:style-name="ce1" table:formula="of:=IF([.F129] = &quot;U&quot;;&quot;Unresolved&quot;;IF([.F129] = &quot;A&quot;; &quot;Adopted&quot;; &quot;Rejected&quot;))" office:value-type="string" office:string-value="Rejected">
            <text:p>Rejected</text:p>
          </table:table-cell>
          <table:table-cell table:style-name="ce1" office:value-type="string">
            <text:p>R</text:p>
          </table:table-cell>
          <table:table-cell table:style-name="ce3" office:value-type="float" office:value="167983">
            <text:p>167,983</text:p>
          </table:table-cell>
          <table:table-cell office:value-type="float" office:value="36584">
            <text:p>36,584</text:p>
          </table:table-cell>
          <table:table-cell table:style-name="ce1" office:value-type="string">
            <text:p>349,678<text:a xlink:href="http://www.leg.state.mn.us/lrl/mngov/constitutionalamendments.aspx#t">t</text:a></text:p>
          </table:table-cell>
          <table:table-cell table:style-name="ce1" office:value-type="string">
            <text:p><text:a xlink:href="https://www.revisor.mn.gov/data/revisor/law/1911/0/1911-394.pdf">1911 Laws of MInnesota Chapter 394</text:a></text:p>
          </table:table-cell>
        </table:table-row>
        <table:table-row table:style-name="ro2">
          <table:table-cell table:number-columns-repeated="2" table:style-name="ce1" office:value-type="float" office:value="1912">
            <text:p>1912</text:p>
          </table:table-cell>
          <table:table-cell table:style-name="ce1"/>
          <table:table-cell table:style-name="ce1" office:value-type="string">
            <text:p>To limit size of state senate and number of senators from any county.</text:p>
          </table:table-cell>
          <table:table-cell table:style-name="ce1" table:formula="of:=IF([.F130] = &quot;U&quot;;&quot;Unresolved&quot;;IF([.F130] = &quot;A&quot;; &quot;Adopted&quot;; &quot;Rejected&quot;))" office:value-type="string" office:string-value="Rejected">
            <text:p>Rejected</text:p>
          </table:table-cell>
          <table:table-cell table:style-name="ce1" office:value-type="string">
            <text:p>R</text:p>
          </table:table-cell>
          <table:table-cell table:style-name="ce3" office:value-type="float" office:value="122457">
            <text:p>122,457</text:p>
          </table:table-cell>
          <table:table-cell office:value-type="float" office:value="77187">
            <text:p>77,187</text:p>
          </table:table-cell>
          <table:table-cell table:style-name="ce1" office:value-type="string">
            <text:p>349,678<text:a xlink:href="http://www.leg.state.mn.us/lrl/mngov/constitutionalamendments.aspx#t">t</text:a></text:p>
          </table:table-cell>
          <table:table-cell table:style-name="ce1" office:value-type="string">
            <text:p><text:a xlink:href="https://www.revisor.mn.gov/data/revisor/law/1911/0/1911-395.pdf">1911 Laws of MInnesota Chapter 395</text:a></text:p>
          </table:table-cell>
        </table:table-row>
        <table:table-row table:style-name="ro2">
          <table:table-cell table:number-columns-repeated="2" table:style-name="ce1" office:value-type="float" office:value="1910">
            <text:p>1910</text:p>
          </table:table-cell>
          <table:table-cell table:style-name="ce1"/>
          <table:table-cell table:style-name="ce1" office:value-type="string">
            <text:p>To permit state to assume half the cost of any road or bridge project.</text:p>
          </table:table-cell>
          <table:table-cell table:style-name="ce1" table:formula="of:=IF([.F131] = &quot;U&quot;;&quot;Unresolved&quot;;IF([.F131] = &quot;A&quot;; &quot;Adopted&quot;; &quot;Rejected&quot;))" office:value-type="string" office:string-value="Adopted">
            <text:p>Adopted</text:p>
          </table:table-cell>
          <table:table-cell table:style-name="ce1" office:value-type="string">
            <text:p>A</text:p>
          </table:table-cell>
          <table:table-cell table:style-name="ce3" office:value-type="float" office:value="159746">
            <text:p>159,746</text:p>
          </table:table-cell>
          <table:table-cell office:value-type="float" office:value="44387">
            <text:p>44,387</text:p>
          </table:table-cell>
          <table:table-cell table:style-name="ce1" office:value-type="string">
            <text:p>310,165<text:a xlink:href="http://www.leg.state.mn.us/lrl/mngov/constitutionalamendments.aspx#t">t</text:a></text:p>
          </table:table-cell>
          <table:table-cell table:style-name="ce1" office:value-type="string">
            <text:p><text:a xlink:href="https://www.revisor.mn.gov/data/revisor/law/1909/0/1909-506.pdf">1909 Laws of MInnesota Chapter 506</text:a></text:p>
          </table:table-cell>
        </table:table-row>
        <table:table-row table:style-name="ro2">
          <table:table-cell table:number-columns-repeated="2" table:style-name="ce1" office:value-type="float" office:value="1910">
            <text:p>1910</text:p>
          </table:table-cell>
          <table:table-cell table:style-name="ce1"/>
          <table:table-cell table:style-name="ce1" office:value-type="string">
            <text:p>To repeal the requirement as to publication of treasurer’s report annually in a St. Paul newspaper and also in the biennial session laws.</text:p>
          </table:table-cell>
          <table:table-cell table:style-name="ce1" table:formula="of:=IF([.F132] = &quot;U&quot;;&quot;Unresolved&quot;;IF([.F132] = &quot;A&quot;; &quot;Adopted&quot;; &quot;Rejected&quot;))" office:value-type="string" office:string-value="Rejected">
            <text:p>Rejected</text:p>
          </table:table-cell>
          <table:table-cell table:style-name="ce1" office:value-type="string">
            <text:p>R</text:p>
          </table:table-cell>
          <table:table-cell table:style-name="ce3" office:value-type="float" office:value="123787">
            <text:p>123,787</text:p>
          </table:table-cell>
          <table:table-cell office:value-type="float" office:value="51650">
            <text:p>51,650</text:p>
          </table:table-cell>
          <table:table-cell table:style-name="ce1" office:value-type="string">
            <text:p>310,165<text:a xlink:href="http://www.leg.state.mn.us/lrl/mngov/constitutionalamendments.aspx#t">t</text:a></text:p>
          </table:table-cell>
          <table:table-cell table:style-name="ce1" office:value-type="string">
            <text:p><text:a xlink:href="https://www.revisor.mn.gov/data/revisor/law/1909/0/1909-507.pdf">1909 Laws of MInnesota Chapter 507</text:a></text:p>
          </table:table-cell>
        </table:table-row>
        <table:table-row table:style-name="ro2">
          <table:table-cell table:number-columns-repeated="2" table:style-name="ce1" office:value-type="float" office:value="1910">
            <text:p>1910</text:p>
          </table:table-cell>
          <table:table-cell table:style-name="ce1"/>
          <table:table-cell table:style-name="ce1" office:value-type="string">
            <text:p>To authorize state hail insurance.</text:p>
          </table:table-cell>
          <table:table-cell table:style-name="ce1" table:formula="of:=IF([.F133] = &quot;U&quot;;&quot;Unresolved&quot;;IF([.F133] = &quot;A&quot;; &quot;Adopted&quot;; &quot;Rejected&quot;))" office:value-type="string" office:string-value="Rejected">
            <text:p>Rejected</text:p>
          </table:table-cell>
          <table:table-cell table:style-name="ce1" office:value-type="string">
            <text:p>R</text:p>
          </table:table-cell>
          <table:table-cell table:style-name="ce3" office:value-type="float" office:value="108926">
            <text:p>108,926</text:p>
          </table:table-cell>
          <table:table-cell office:value-type="float" office:value="63205">
            <text:p>63,205</text:p>
          </table:table-cell>
          <table:table-cell table:style-name="ce1" office:value-type="string">
            <text:p>310,165<text:a xlink:href="http://www.leg.state.mn.us/lrl/mngov/constitutionalamendments.aspx#t">t</text:a></text:p>
          </table:table-cell>
          <table:table-cell table:style-name="ce1" office:value-type="string">
            <text:p><text:a xlink:href="https://www.revisor.mn.gov/data/revisor/law/1909/0/1909-508.pdf">1909 Laws of MInnesota Chapter 508</text:a></text:p>
          </table:table-cell>
        </table:table-row>
        <table:table-row table:style-name="ro2">
          <table:table-cell table:number-columns-repeated="2" table:style-name="ce1" office:value-type="float" office:value="1910">
            <text:p>1910</text:p>
          </table:table-cell>
          <table:table-cell table:style-name="ce1"/>
          <table:table-cell table:style-name="ce1" office:value-type="string">
            <text:p>To authorize reapportionment of legislative representation at any time.</text:p>
          </table:table-cell>
          <table:table-cell table:style-name="ce1" table:formula="of:=IF([.F134] = &quot;U&quot;;&quot;Unresolved&quot;;IF([.F134] = &quot;A&quot;; &quot;Adopted&quot;; &quot;Rejected&quot;))" office:value-type="string" office:string-value="Rejected">
            <text:p>Rejected</text:p>
          </table:table-cell>
          <table:table-cell table:style-name="ce1" office:value-type="string">
            <text:p>R</text:p>
          </table:table-cell>
          <table:table-cell table:style-name="ce3" office:value-type="float" office:value="95181">
            <text:p>95,181</text:p>
          </table:table-cell>
          <table:table-cell office:value-type="float" office:value="61520">
            <text:p>61,520</text:p>
          </table:table-cell>
          <table:table-cell table:style-name="ce1" office:value-type="string">
            <text:p>310,165<text:a xlink:href="http://www.leg.state.mn.us/lrl/mngov/constitutionalamendments.aspx#t">t</text:a></text:p>
          </table:table-cell>
          <table:table-cell table:style-name="ce1" office:value-type="string">
            <text:p><text:a xlink:href="https://www.revisor.mn.gov/data/revisor/law/1909/0/1909-509.pdf">1909 Laws of MInnesota Chapter 509</text:a></text:p>
          </table:table-cell>
        </table:table-row>
        <table:table-row table:style-name="ro2">
          <table:table-cell table:number-columns-repeated="2" table:style-name="ce1" office:value-type="float" office:value="1910">
            <text:p>1910</text:p>
          </table:table-cell>
          <table:table-cell table:style-name="ce1"/>
          <table:table-cell table:style-name="ce1" office:value-type="string">
            <text:p>To authorize and require an annual state tax for reforestation work.</text:p>
          </table:table-cell>
          <table:table-cell table:style-name="ce1" table:formula="of:=IF([.F135] = &quot;U&quot;;&quot;Unresolved&quot;;IF([.F135] = &quot;A&quot;; &quot;Adopted&quot;; &quot;Rejected&quot;))" office:value-type="string" office:string-value="Rejected">
            <text:p>Rejected</text:p>
          </table:table-cell>
          <table:table-cell table:style-name="ce1" office:value-type="string">
            <text:p>R</text:p>
          </table:table-cell>
          <table:table-cell table:style-name="ce3" office:value-type="float" office:value="100168">
            <text:p>100,168</text:p>
          </table:table-cell>
          <table:table-cell office:value-type="float" office:value="63962">
            <text:p>63,962</text:p>
          </table:table-cell>
          <table:table-cell table:style-name="ce1" office:value-type="string">
            <text:p>310,165<text:a xlink:href="http://www.leg.state.mn.us/lrl/mngov/constitutionalamendments.aspx#t">t</text:a></text:p>
          </table:table-cell>
          <table:table-cell table:style-name="ce1" office:value-type="string">
            <text:p><text:a xlink:href="https://www.revisor.mn.gov/data/revisor/law/1909/0/1909-510.pdf">1909 Laws of MInnesota Chapter 510</text:a></text:p>
          </table:table-cell>
        </table:table-row>
        <table:table-row table:style-name="ro2">
          <table:table-cell table:number-columns-repeated="2" table:style-name="ce1" office:value-type="float" office:value="1910">
            <text:p>1910</text:p>
          </table:table-cell>
          <table:table-cell table:style-name="ce1"/>
          <table:table-cell table:style-name="ce1" office:value-type="string">
            <text:p>To authorize tax exemptions to encourage reforestation.</text:p>
          </table:table-cell>
          <table:table-cell table:style-name="ce1" table:formula="of:=IF([.F136] = &quot;U&quot;;&quot;Unresolved&quot;;IF([.F136] = &quot;A&quot;; &quot;Adopted&quot;; &quot;Rejected&quot;))" office:value-type="string" office:string-value="Rejected">
            <text:p>Rejected</text:p>
          </table:table-cell>
          <table:table-cell table:style-name="ce1" office:value-type="string">
            <text:p>R</text:p>
          </table:table-cell>
          <table:table-cell table:style-name="ce3" office:value-type="float" office:value="87943">
            <text:p>87,943</text:p>
          </table:table-cell>
          <table:table-cell office:value-type="float" office:value="73697">
            <text:p>73,697</text:p>
          </table:table-cell>
          <table:table-cell table:style-name="ce1" office:value-type="string">
            <text:p>310,165<text:a xlink:href="http://www.leg.state.mn.us/lrl/mngov/constitutionalamendments.aspx#t">t</text:a></text:p>
          </table:table-cell>
          <table:table-cell table:style-name="ce1" office:value-type="string">
            <text:p><text:a xlink:href="https://www.revisor.mn.gov/data/revisor/law/1909/0/1909-511.pdf">1909 Laws of MInnesota Chapter 511</text:a></text:p>
          </table:table-cell>
        </table:table-row>
        <table:table-row table:style-name="ro2">
          <table:table-cell table:number-columns-repeated="2" table:style-name="ce1" office:value-type="float" office:value="1908">
            <text:p>1908</text:p>
          </table:table-cell>
          <table:table-cell table:style-name="ce1"/>
          <table:table-cell table:style-name="ce1" office:value-type="string">
            <text:p>To limit the exemption of church property from taxation to that “used for religious purposes.”</text:p>
          </table:table-cell>
          <table:table-cell table:style-name="ce1" table:formula="of:=IF([.F137] = &quot;U&quot;;&quot;Unresolved&quot;;IF([.F137] = &quot;A&quot;; &quot;Adopted&quot;; &quot;Rejected&quot;))" office:value-type="string" office:string-value="Rejected">
            <text:p>Rejected</text:p>
          </table:table-cell>
          <table:table-cell table:style-name="ce1" office:value-type="string">
            <text:p>R</text:p>
          </table:table-cell>
          <table:table-cell table:style-name="ce3" office:value-type="float" office:value="134141">
            <text:p>134,141</text:p>
          </table:table-cell>
          <table:table-cell office:value-type="float" office:value="65776">
            <text:p>65,776</text:p>
          </table:table-cell>
          <table:table-cell table:style-name="ce1" office:value-type="string">
            <text:p>355,263<text:a xlink:href="http://www.leg.state.mn.us/lrl/mngov/constitutionalamendments.aspx#t">t</text:a></text:p>
          </table:table-cell>
          <table:table-cell table:style-name="ce1" office:value-type="string">
            <text:p><text:a xlink:href="https://www.revisor.mn.gov/data/revisor/law/1907/0/1907-477.pdf">1907 Laws of MInnesota Chapter 477</text:a></text:p>
          </table:table-cell>
        </table:table-row>
        <table:table-row table:style-name="ro2">
          <table:table-cell table:number-columns-repeated="2" table:style-name="ce1" office:value-type="float" office:value="1908">
            <text:p>1908</text:p>
          </table:table-cell>
          <table:table-cell table:style-name="ce1"/>
          <table:table-cell table:style-name="ce1" office:value-type="string">
            <text:p>To permit unlimited state taxation for road and bridge purposes.</text:p>
          </table:table-cell>
          <table:table-cell table:style-name="ce1" table:formula="of:=IF([.F138] = &quot;U&quot;;&quot;Unresolved&quot;;IF([.F138] = &quot;A&quot;; &quot;Adopted&quot;; &quot;Rejected&quot;))" office:value-type="string" office:string-value="Rejected">
            <text:p>Rejected</text:p>
          </table:table-cell>
          <table:table-cell table:style-name="ce1" office:value-type="string">
            <text:p>R</text:p>
          </table:table-cell>
          <table:table-cell table:style-name="ce3" office:value-type="float" office:value="154226">
            <text:p>154,226</text:p>
          </table:table-cell>
          <table:table-cell office:value-type="float" office:value="56557">
            <text:p>56,557</text:p>
          </table:table-cell>
          <table:table-cell table:style-name="ce1" office:value-type="string">
            <text:p>355,263<text:a xlink:href="http://www.leg.state.mn.us/lrl/mngov/constitutionalamendments.aspx#t">t</text:a></text:p>
          </table:table-cell>
          <table:table-cell table:style-name="ce1" office:value-type="string">
            <text:p><text:a xlink:href="https://www.revisor.mn.gov/data/revisor/law/1907/0/1907-478.pdf">1907 Laws of MInnesota Chapter 478</text:a></text:p>
          </table:table-cell>
        </table:table-row>
        <table:table-row table:style-name="ro2">
          <table:table-cell table:number-columns-repeated="2" table:style-name="ce1" office:value-type="float" office:value="1908">
            <text:p>1908</text:p>
          </table:table-cell>
          <table:table-cell table:style-name="ce1"/>
          <table:table-cell table:style-name="ce1" office:value-type="string">
            <text:p>To authorize state hail insurance.</text:p>
          </table:table-cell>
          <table:table-cell table:style-name="ce1" table:formula="of:=IF([.F139] = &quot;U&quot;;&quot;Unresolved&quot;;IF([.F139] = &quot;A&quot;; &quot;Adopted&quot;; &quot;Rejected&quot;))" office:value-type="string" office:string-value="Rejected">
            <text:p>Rejected</text:p>
          </table:table-cell>
          <table:table-cell table:style-name="ce1" office:value-type="string">
            <text:p>R</text:p>
          </table:table-cell>
          <table:table-cell table:style-name="ce3" office:value-type="float" office:value="137710">
            <text:p>137,710</text:p>
          </table:table-cell>
          <table:table-cell office:value-type="float" office:value="61084">
            <text:p>61,084</text:p>
          </table:table-cell>
          <table:table-cell table:style-name="ce1" office:value-type="string">
            <text:p>355,263<text:a xlink:href="http://www.leg.state.mn.us/lrl/mngov/constitutionalamendments.aspx#t">t</text:a></text:p>
          </table:table-cell>
          <table:table-cell table:style-name="ce1" office:value-type="string">
            <text:p><text:a xlink:href="https://www.revisor.mn.gov/data/revisor/law/1907/0/1907-479.pdf">1907 Laws of MInnesota Chapter 479</text:a></text:p>
          </table:table-cell>
        </table:table-row>
        <table:table-row table:style-name="ro2">
          <table:table-cell table:number-columns-repeated="2" table:style-name="ce1" office:value-type="float" office:value="1908">
            <text:p>1908</text:p>
          </table:table-cell>
          <table:table-cell table:style-name="ce1"/>
          <table:table-cell table:style-name="ce1" office:value-type="string">
            <text:p>To authorize legislature to establish educational qualifications for county superintendents of schools.</text:p>
          </table:table-cell>
          <table:table-cell table:style-name="ce1" table:formula="of:=IF([.F140] = &quot;U&quot;;&quot;Unresolved&quot;;IF([.F140] = &quot;A&quot;; &quot;Adopted&quot;; &quot;Rejected&quot;))" office:value-type="string" office:string-value="Rejected">
            <text:p>Rejected</text:p>
          </table:table-cell>
          <table:table-cell table:style-name="ce1" office:value-type="string">
            <text:p>R</text:p>
          </table:table-cell>
          <table:table-cell table:style-name="ce3" office:value-type="float" office:value="169785">
            <text:p>169,785</text:p>
          </table:table-cell>
          <table:table-cell office:value-type="float" office:value="42114">
            <text:p>42,114</text:p>
          </table:table-cell>
          <table:table-cell table:style-name="ce1" office:value-type="string">
            <text:p>355,263<text:a xlink:href="http://www.leg.state.mn.us/lrl/mngov/constitutionalamendments.aspx#t">t</text:a></text:p>
          </table:table-cell>
          <table:table-cell table:style-name="ce1" office:value-type="string">
            <text:p><text:a xlink:href="https://www.revisor.mn.gov/data/revisor/law/1907/0/1907-480.pdf">1907 Laws of MInnesota Chapter 480</text:a></text:p>
          </table:table-cell>
        </table:table-row>
        <table:table-row table:style-name="ro2">
          <table:table-cell table:number-columns-repeated="2" table:style-name="ce1" office:value-type="float" office:value="1906">
            <text:p>1906</text:p>
          </table:table-cell>
          <table:table-cell table:style-name="ce1"/>
          <table:table-cell table:style-name="ce1" office:value-type="string">
            <text:p>To simplify the taxing provisions by a “wide open” section.</text:p>
          </table:table-cell>
          <table:table-cell table:style-name="ce1" table:formula="of:=IF([.F141] = &quot;U&quot;;&quot;Unresolved&quot;;IF([.F141] = &quot;A&quot;; &quot;Adopted&quot;; &quot;Rejected&quot;))" office:value-type="string" office:string-value="Adopted">
            <text:p>Adopted</text:p>
          </table:table-cell>
          <table:table-cell table:style-name="ce1" office:value-type="string">
            <text:p>A</text:p>
          </table:table-cell>
          <table:table-cell table:style-name="ce3" office:value-type="float" office:value="156051">
            <text:p>156,051</text:p>
          </table:table-cell>
          <table:table-cell office:value-type="float" office:value="46982">
            <text:p>46,982</text:p>
          </table:table-cell>
          <table:table-cell table:style-name="ce1" office:value-type="string">
            <text:p>284,366<text:a xlink:href="http://www.leg.state.mn.us/lrl/mngov/constitutionalamendments.aspx#t">t</text:a></text:p>
          </table:table-cell>
          <table:table-cell table:style-name="ce1" office:value-type="string">
            <text:p><text:a xlink:href="https://www.revisor.mn.gov/data/revisor/law/1905/0/1905-168.pdf">1905 Laws of MInnesota Chapter 168</text:a></text:p>
          </table:table-cell>
        </table:table-row>
        <table:table-row table:style-name="ro2">
          <table:table-cell table:number-columns-repeated="2" table:style-name="ce1" office:value-type="float" office:value="1906">
            <text:p>1906</text:p>
          </table:table-cell>
          <table:table-cell table:style-name="ce1"/>
          <table:table-cell table:style-name="ce1" office:value-type="string">
            <text:p>To increase state road and bridge tax, and to</text:p>
          </table:table-cell>
          <table:table-cell table:style-name="ce1" table:formula="of:=IF([.F142] = &quot;U&quot;;&quot;Unresolved&quot;;IF([.F142] = &quot;A&quot;; &quot;Adopted&quot;; &quot;Rejected&quot;))" office:value-type="string" office:string-value="Adopted">
            <text:p>Adopted</text:p>
          </table:table-cell>
          <table:table-cell table:style-name="ce1" office:value-type="string">
            <text:p>A</text:p>
          </table:table-cell>
          <table:table-cell table:style-name="ce3" office:value-type="float" office:value="141870">
            <text:p>141,870</text:p>
          </table:table-cell>
          <table:table-cell office:value-type="float" office:value="49232">
            <text:p>49,232</text:p>
          </table:table-cell>
          <table:table-cell table:style-name="ce1" office:value-type="string">
            <text:p>284,366<text:a xlink:href="http://www.leg.state.mn.us/lrl/mngov/constitutionalamendments.aspx#t">t</text:a></text:p>
          </table:table-cell>
          <table:table-cell table:style-name="ce1" office:value-type="string">
            <text:p><text:a xlink:href="https://www.revisor.mn.gov/data/revisor/law/1905/0/1905-212.pdf">1905 Laws of MInnesota Chapter 212</text:a></text:p>
          </table:table-cell>
        </table:table-row>
        <table:table-row table:style-name="ro2">
          <table:table-cell table:number-columns-repeated="2" table:style-name="ce1" office:value-type="float" office:value="1906">
            <text:p>1906</text:p>
          </table:table-cell>
          <table:table-cell table:style-name="ce1"/>
          <table:table-cell table:style-name="ce1" office:value-type="string">
            <text:p>To permit farmers to sell their produce without licenses.</text:p>
          </table:table-cell>
          <table:table-cell table:style-name="ce1" table:formula="of:=IF([.F143] = &quot;U&quot;;&quot;Unresolved&quot;;IF([.F143] = &quot;A&quot;; &quot;Adopted&quot;; &quot;Rejected&quot;))" office:value-type="string" office:string-value="Adopted">
            <text:p>Adopted</text:p>
          </table:table-cell>
          <table:table-cell table:style-name="ce1" office:value-type="string">
            <text:p>A</text:p>
          </table:table-cell>
          <table:table-cell table:style-name="ce3" office:value-type="float" office:value="190897">
            <text:p>190,897</text:p>
          </table:table-cell>
          <table:table-cell office:value-type="float" office:value="34094">
            <text:p>34,094</text:p>
          </table:table-cell>
          <table:table-cell table:style-name="ce1" office:value-type="string">
            <text:p>284,366<text:a xlink:href="http://www.leg.state.mn.us/lrl/mngov/constitutionalamendments.aspx#t">t</text:a></text:p>
          </table:table-cell>
          <table:table-cell table:style-name="ce1" office:value-type="string">
            <text:p><text:a xlink:href="https://www.revisor.mn.gov/data/revisor/law/1905/0/1905-283.pdf">1905 Laws of MInnesota Chapter 283</text:a></text:p>
          </table:table-cell>
        </table:table-row>
        <table:table-row table:style-name="ro2">
          <table:table-cell table:number-columns-repeated="2" table:style-name="ce1" office:value-type="float" office:value="1904">
            <text:p>1904</text:p>
          </table:table-cell>
          <table:table-cell table:style-name="ce1"/>
          <table:table-cell table:style-name="ce1" office:value-type="string">
            <text:p>To increase debt limit of municipalities borrowing school and university funds.</text:p>
          </table:table-cell>
          <table:table-cell table:style-name="ce1" table:formula="of:=IF([.F144] = &quot;U&quot;;&quot;Unresolved&quot;;IF([.F144] = &quot;A&quot;; &quot;Adopted&quot;; &quot;Rejected&quot;))" office:value-type="string" office:string-value="Adopted">
            <text:p>Adopted</text:p>
          </table:table-cell>
          <table:table-cell table:style-name="ce1" office:value-type="string">
            <text:p>A</text:p>
          </table:table-cell>
          <table:table-cell table:style-name="ce3" office:value-type="float" office:value="190718">
            <text:p>190,718</text:p>
          </table:table-cell>
          <table:table-cell office:value-type="float" office:value="39334">
            <text:p>39,334</text:p>
          </table:table-cell>
          <table:table-cell table:style-name="ce1" office:value-type="string">
            <text:p>322,692<text:a xlink:href="http://www.leg.state.mn.us/lrl/mngov/constitutionalamendments.aspx#t">t</text:a></text:p>
          </table:table-cell>
          <table:table-cell table:style-name="ce1" office:value-type="string">
            <text:p><text:a xlink:href="https://www.revisor.mn.gov/data/revisor/law/1903/0/1903-025.pdf">1903 Laws of MInnesota Chapter 25</text:a></text:p>
          </table:table-cell>
        </table:table-row>
        <table:table-row table:style-name="ro2">
          <table:table-cell table:number-columns-repeated="2" table:style-name="ce1" office:value-type="float" office:value="1904">
            <text:p>1904</text:p>
          </table:table-cell>
          <table:table-cell table:style-name="ce1"/>
          <table:table-cell table:style-name="ce1" office:value-type="string">
            <text:p>To abolish the requirement of a grand jury.</text:p>
          </table:table-cell>
          <table:table-cell table:style-name="ce1" table:formula="of:=IF([.F145] = &quot;U&quot;;&quot;Unresolved&quot;;IF([.F145] = &quot;A&quot;; &quot;Adopted&quot;; &quot;Rejected&quot;))" office:value-type="string" office:string-value="Adopted">
            <text:p>Adopted</text:p>
          </table:table-cell>
          <table:table-cell table:style-name="ce1" office:value-type="string">
            <text:p>A</text:p>
          </table:table-cell>
          <table:table-cell table:style-name="ce3" office:value-type="float" office:value="164055">
            <text:p>164,055</text:p>
          </table:table-cell>
          <table:table-cell office:value-type="float" office:value="52152">
            <text:p>52,152</text:p>
          </table:table-cell>
          <table:table-cell table:style-name="ce1" office:value-type="string">
            <text:p>322,692<text:a xlink:href="http://www.leg.state.mn.us/lrl/mngov/constitutionalamendments.aspx#t">t</text:a></text:p>
          </table:table-cell>
          <table:table-cell table:style-name="ce1" office:value-type="string">
            <text:p><text:a xlink:href="https://www.revisor.mn.gov/data/revisor/law/1903/0/1903-269.pdf">1903 Laws of MInnesota Chapter 269</text:a></text:p>
          </table:table-cell>
        </table:table-row>
        <table:table-row table:style-name="ro2">
          <table:table-cell table:number-columns-repeated="2" table:style-name="ce1" office:value-type="float" office:value="1902">
            <text:p>1902</text:p>
          </table:table-cell>
          <table:table-cell table:style-name="ce1"/>
          <table:table-cell table:style-name="ce1" office:value-type="string">
            <text:p>To increase state road and bridge tax, and to eliminate restrictions on expenditure of fund.</text:p>
          </table:table-cell>
          <table:table-cell table:style-name="ce1" table:formula="of:=IF([.F146] = &quot;U&quot;;&quot;Unresolved&quot;;IF([.F146] = &quot;A&quot;; &quot;Adopted&quot;; &quot;Rejected&quot;))" office:value-type="string" office:string-value="Rejected">
            <text:p>Rejected</text:p>
          </table:table-cell>
          <table:table-cell table:style-name="ce1" office:value-type="string">
            <text:p>R</text:p>
          </table:table-cell>
          <table:table-cell table:style-name="ce3" office:value-type="float" office:value="114969">
            <text:p>114,969</text:p>
          </table:table-cell>
          <table:table-cell office:value-type="float" office:value="23948">
            <text:p>23,948</text:p>
          </table:table-cell>
          <table:table-cell table:style-name="ce1" office:value-type="string">
            <text:p>276,071<text:a xlink:href="http://www.leg.state.mn.us/lrl/mngov/constitutionalamendments.aspx#t">t</text:a></text:p>
          </table:table-cell>
          <table:table-cell table:style-name="ce1" office:value-type="string">
            <text:p><text:a xlink:href="https://www.revisor.mn.gov/data/revisor/law/1902/1/1902-EX-001.pdf">1902 1st Sp. Sess Laws of MInnesota Chapter 1</text:a></text:p>
          </table:table-cell>
        </table:table-row>
        <table:table-row table:style-name="ro2">
          <table:table-cell table:number-columns-repeated="2" table:style-name="ce1" office:value-type="float" office:value="1902">
            <text:p>1902</text:p>
          </table:table-cell>
          <table:table-cell table:style-name="ce1"/>
          <table:table-cell table:style-name="ce1" office:value-type="string">
            <text:p>To increase debt limit of municipalities borrowing permanent school funds.</text:p>
          </table:table-cell>
          <table:table-cell table:style-name="ce1" table:formula="of:=IF([.F147] = &quot;U&quot;;&quot;Unresolved&quot;;IF([.F147] = &quot;A&quot;; &quot;Adopted&quot;; &quot;Rejected&quot;))" office:value-type="string" office:string-value="Rejected">
            <text:p>Rejected</text:p>
          </table:table-cell>
          <table:table-cell table:style-name="ce1" office:value-type="string">
            <text:p>R</text:p>
          </table:table-cell>
          <table:table-cell table:style-name="ce3" office:value-type="float" office:value="116766">
            <text:p>116,766</text:p>
          </table:table-cell>
          <table:table-cell office:value-type="float" office:value="20777">
            <text:p>20,777</text:p>
          </table:table-cell>
          <table:table-cell table:style-name="ce1" office:value-type="string">
            <text:p>276,071<text:a xlink:href="http://www.leg.state.mn.us/lrl/mngov/constitutionalamendments.aspx#t">t</text:a></text:p>
          </table:table-cell>
          <table:table-cell table:style-name="ce1" office:value-type="string">
            <text:p><text:a xlink:href="https://www.revisor.mn.gov/data/revisor/law/1902/1/1902-EX-001.pdf">1902 1st Sp. Sess Laws of MInnesota Chapter 1</text:a></text:p>
          </table:table-cell>
        </table:table-row>
        <table:table-row table:style-name="ro2">
          <table:table-cell table:number-columns-repeated="2" table:style-name="ce1" office:value-type="float" office:value="1902">
            <text:p>1902</text:p>
          </table:table-cell>
          <table:table-cell table:style-name="ce1"/>
          <table:table-cell table:style-name="ce1" office:value-type="string">
            <text:p>To simplify the taxing provisions of the constitution.</text:p>
          </table:table-cell>
          <table:table-cell table:style-name="ce1" table:formula="of:=IF([.F148] = &quot;U&quot;;&quot;Unresolved&quot;;IF([.F148] = &quot;A&quot;; &quot;Adopted&quot;; &quot;Rejected&quot;))" office:value-type="string" office:string-value="Rejected">
            <text:p>Rejected</text:p>
          </table:table-cell>
          <table:table-cell table:style-name="ce1" office:value-type="string">
            <text:p>R</text:p>
          </table:table-cell>
          <table:table-cell table:style-name="ce3" office:value-type="float" office:value="124584">
            <text:p>124,584</text:p>
          </table:table-cell>
          <table:table-cell office:value-type="float" office:value="21251">
            <text:p>21,251</text:p>
          </table:table-cell>
          <table:table-cell table:style-name="ce1" office:value-type="string">
            <text:p>276,071<text:a xlink:href="http://www.leg.state.mn.us/lrl/mngov/constitutionalamendments.aspx#t">t</text:a></text:p>
          </table:table-cell>
          <table:table-cell table:style-name="ce1" office:value-type="string">
            <text:p><text:a xlink:href="https://www.revisor.mn.gov/data/revisor/law/1902/1/1902-EX-001.pdf">1902 1st Sp. Sess Laws of MInnesota Chapter 1</text:a></text:p>
          </table:table-cell>
        </table:table-row>
        <table:table-row table:style-name="ro2">
          <table:table-cell table:number-columns-repeated="2" table:style-name="ce1" office:value-type="float" office:value="1900">
            <text:p>1900</text:p>
          </table:table-cell>
          <table:table-cell table:style-name="ce1"/>
          <table:table-cell table:style-name="ce1" office:value-type="string">
            <text:p>To increase debt limit of municipalities borrowing permanent school funds.</text:p>
          </table:table-cell>
          <table:table-cell table:style-name="ce1" table:formula="of:=IF([.F149] = &quot;U&quot;;&quot;Unresolved&quot;;IF([.F149] = &quot;A&quot;; &quot;Adopted&quot;; &quot;Rejected&quot;))" office:value-type="string" office:string-value="Rejected">
            <text:p>Rejected</text:p>
          </table:table-cell>
          <table:table-cell table:style-name="ce1" office:value-type="string">
            <text:p>R</text:p>
          </table:table-cell>
          <table:table-cell table:style-name="ce3" office:value-type="float" office:value="108681">
            <text:p>108,681</text:p>
          </table:table-cell>
          <table:table-cell office:value-type="float" office:value="30160">
            <text:p>30,160</text:p>
          </table:table-cell>
          <table:table-cell table:style-name="ce1" office:value-type="string">
            <text:p>314,181<text:a xlink:href="http://www.leg.state.mn.us/lrl/mngov/constitutionalamendments.aspx#t">t</text:a></text:p>
          </table:table-cell>
          <table:table-cell table:style-name="ce1" office:value-type="string">
            <text:p><text:a xlink:href="https://www.revisor.mn.gov/data/revisor/law/1899/0/1899-092.pdf">1899 Laws of MInnesota Chapter 92</text:a></text:p>
          </table:table-cell>
        </table:table-row>
        <table:table-row table:style-name="ro2">
          <table:table-cell table:number-columns-repeated="2" table:style-name="ce1" office:value-type="float" office:value="1898">
            <text:p>1898</text:p>
          </table:table-cell>
          <table:table-cell table:style-name="ce1"/>
          <table:table-cell table:style-name="ce1" office:value-type="string">
            <text:p>To permit women to vote for and serve on library boards.</text:p>
          </table:table-cell>
          <table:table-cell table:style-name="ce1" table:formula="of:=IF([.F150] = &quot;U&quot;;&quot;Unresolved&quot;;IF([.F150] = &quot;A&quot;; &quot;Adopted&quot;; &quot;Rejected&quot;))" office:value-type="string" office:string-value="Adopted">
            <text:p>Adopted</text:p>
          </table:table-cell>
          <table:table-cell table:style-name="ce1" office:value-type="string">
            <text:p>A</text:p>
          </table:table-cell>
          <table:table-cell table:style-name="ce3" office:value-type="float" office:value="71704">
            <text:p>71,704</text:p>
          </table:table-cell>
          <table:table-cell office:value-type="float" office:value="43660">
            <text:p>43,660</text:p>
          </table:table-cell>
          <table:table-cell table:style-name="ce1" office:value-type="string">
            <text:p>252,562<text:a xlink:href="http://www.leg.state.mn.us/lrl/mngov/constitutionalamendments.aspx#g">g</text:a></text:p>
          </table:table-cell>
          <table:table-cell table:style-name="ce1" office:value-type="string">
            <text:p><text:a xlink:href="https://www.revisor.mn.gov/data/revisor/law/1897/0/1897-175.pdf">1897 Laws of MInnesota Chapter 175</text:a></text:p>
          </table:table-cell>
        </table:table-row>
        <table:table-row table:style-name="ro2">
          <table:table-cell table:number-columns-repeated="2" table:style-name="ce1" office:value-type="float" office:value="1898">
            <text:p>1898</text:p>
          </table:table-cell>
          <table:table-cell table:style-name="ce1"/>
          <table:table-cell table:style-name="ce1" office:value-type="string">
            <text:p>To make it more difficult to amend constitution.</text:p>
          </table:table-cell>
          <table:table-cell table:style-name="ce1" table:formula="of:=IF([.F151] = &quot;U&quot;;&quot;Unresolved&quot;;IF([.F151] = &quot;A&quot;; &quot;Adopted&quot;; &quot;Rejected&quot;))" office:value-type="string" office:string-value="Adopted">
            <text:p>Adopted</text:p>
          </table:table-cell>
          <table:table-cell table:style-name="ce1" office:value-type="string">
            <text:p>A</text:p>
          </table:table-cell>
          <table:table-cell table:style-name="ce3" office:value-type="float" office:value="69760">
            <text:p>69,760</text:p>
          </table:table-cell>
          <table:table-cell office:value-type="float" office:value="32881">
            <text:p>32,881</text:p>
          </table:table-cell>
          <table:table-cell table:style-name="ce1" office:value-type="string">
            <text:p>252,562<text:a xlink:href="http://www.leg.state.mn.us/lrl/mngov/constitutionalamendments.aspx#g">g</text:a></text:p>
          </table:table-cell>
          <table:table-cell table:style-name="ce1" office:value-type="string">
            <text:p><text:a xlink:href="https://www.revisor.mn.gov/data/revisor/law/1897/0/1897-185.pdf">1897 Laws of MInnesota Chapter 185</text:a></text:p>
          </table:table-cell>
        </table:table-row>
        <table:table-row table:style-name="ro2">
          <table:table-cell table:number-columns-repeated="2" table:style-name="ce1" office:value-type="float" office:value="1898">
            <text:p>1898</text:p>
          </table:table-cell>
          <table:table-cell table:style-name="ce1"/>
          <table:table-cell table:style-name="ce1" office:value-type="string">
            <text:p>To amend the municipal home rule section.</text:p>
          </table:table-cell>
          <table:table-cell table:style-name="ce1" table:formula="of:=IF([.F152] = &quot;U&quot;;&quot;Unresolved&quot;;IF([.F152] = &quot;A&quot;; &quot;Adopted&quot;; &quot;Rejected&quot;))" office:value-type="string" office:string-value="Adopted">
            <text:p>Adopted</text:p>
          </table:table-cell>
          <table:table-cell table:style-name="ce1" office:value-type="string">
            <text:p>A</text:p>
          </table:table-cell>
          <table:table-cell table:style-name="ce3" office:value-type="float" office:value="68754">
            <text:p>68,754</text:p>
          </table:table-cell>
          <table:table-cell office:value-type="float" office:value="32068">
            <text:p>32,068</text:p>
          </table:table-cell>
          <table:table-cell table:style-name="ce1" office:value-type="string">
            <text:p>252,562<text:a xlink:href="http://www.leg.state.mn.us/lrl/mngov/constitutionalamendments.aspx#g">g</text:a></text:p>
          </table:table-cell>
          <table:table-cell table:style-name="ce1" office:value-type="string">
            <text:p><text:a xlink:href="https://www.revisor.mn.gov/data/revisor/law/1897/0/1897-280.pdf">1897 Laws of MInnesota Chapter 280</text:a></text:p>
          </table:table-cell>
        </table:table-row>
        <table:table-row table:style-name="ro2">
          <table:table-cell table:number-columns-repeated="2" table:style-name="ce1" office:value-type="float" office:value="1898">
            <text:p>1898</text:p>
          </table:table-cell>
          <table:table-cell table:style-name="ce1"/>
          <table:table-cell table:style-name="ce1" office:value-type="string">
            <text:p>To provide state road and bridge fund.</text:p>
          </table:table-cell>
          <table:table-cell table:style-name="ce1" table:formula="of:=IF([.F153] = &quot;U&quot;;&quot;Unresolved&quot;;IF([.F153] = &quot;A&quot;; &quot;Adopted&quot;; &quot;Rejected&quot;))" office:value-type="string" office:string-value="Adopted">
            <text:p>Adopted</text:p>
          </table:table-cell>
          <table:table-cell table:style-name="ce1" office:value-type="string">
            <text:p>A</text:p>
          </table:table-cell>
          <table:table-cell table:style-name="ce3" office:value-type="float" office:value="70043">
            <text:p>70,043</text:p>
          </table:table-cell>
          <table:table-cell office:value-type="float" office:value="38017">
            <text:p>38,017</text:p>
          </table:table-cell>
          <table:table-cell table:style-name="ce1" office:value-type="string">
            <text:p>252,562<text:a xlink:href="http://www.leg.state.mn.us/lrl/mngov/constitutionalamendments.aspx#g">g</text:a></text:p>
          </table:table-cell>
          <table:table-cell table:style-name="ce1" office:value-type="string">
            <text:p><text:a xlink:href="https://www.revisor.mn.gov/data/revisor/law/1897/0/1897-333.pdf">1897 Laws of MInnesota Chapter 333</text:a></text:p>
          </table:table-cell>
        </table:table-row>
        <table:table-row table:style-name="ro2">
          <table:table-cell table:number-columns-repeated="2" table:style-name="ce1" office:value-type="float" office:value="1896">
            <text:p>1896</text:p>
          </table:table-cell>
          <table:table-cell table:style-name="ce1"/>
          <table:table-cell table:style-name="ce1" office:value-type="string">
            <text:p>To take pardoning power from governor and to confer it on a pardon board.</text:p>
          </table:table-cell>
          <table:table-cell table:style-name="ce1" table:formula="of:=IF([.F154] = &quot;U&quot;;&quot;Unresolved&quot;;IF([.F154] = &quot;A&quot;; &quot;Adopted&quot;; &quot;Rejected&quot;))" office:value-type="string" office:string-value="Adopted">
            <text:p>Adopted</text:p>
          </table:table-cell>
          <table:table-cell table:style-name="ce1" office:value-type="string">
            <text:p>A</text:p>
          </table:table-cell>
          <table:table-cell table:style-name="ce3" office:value-type="float" office:value="130354">
            <text:p>130,354</text:p>
          </table:table-cell>
          <table:table-cell office:value-type="float" office:value="45097">
            <text:p>45,097</text:p>
          </table:table-cell>
          <table:table-cell table:style-name="ce1" office:value-type="string">
            <text:p>337,229<text:a xlink:href="http://www.leg.state.mn.us/lrl/mngov/constitutionalamendments.aspx#g">g</text:a></text:p>
          </table:table-cell>
          <table:table-cell table:style-name="ce1" office:value-type="string">
            <text:p><text:a xlink:href="https://www.revisor.mn.gov/data/revisor/law/1895/0/1895-002.pdf">1895 Laws of MInnesota Chapter 2</text:a></text:p>
          </table:table-cell>
        </table:table-row>
        <table:table-row table:style-name="ro2">
          <table:table-cell table:number-columns-repeated="2" table:style-name="ce1" office:value-type="float" office:value="1896">
            <text:p>1896</text:p>
          </table:table-cell>
          <table:table-cell table:style-name="ce1"/>
          <table:table-cell table:style-name="ce1" office:value-type="string">
            <text:p>To prohibit aliens from voting.</text:p>
          </table:table-cell>
          <table:table-cell table:style-name="ce1" table:formula="of:=IF([.F155] = &quot;U&quot;;&quot;Unresolved&quot;;IF([.F155] = &quot;A&quot;; &quot;Adopted&quot;; &quot;Rejected&quot;))" office:value-type="string" office:string-value="Adopted">
            <text:p>Adopted</text:p>
          </table:table-cell>
          <table:table-cell table:style-name="ce1" office:value-type="string">
            <text:p>A</text:p>
          </table:table-cell>
          <table:table-cell table:style-name="ce3" office:value-type="float" office:value="97980">
            <text:p>97,980</text:p>
          </table:table-cell>
          <table:table-cell office:value-type="float" office:value="52454">
            <text:p>52,454</text:p>
          </table:table-cell>
          <table:table-cell table:style-name="ce1" office:value-type="string">
            <text:p>337,229<text:a xlink:href="http://www.leg.state.mn.us/lrl/mngov/constitutionalamendments.aspx#g">g</text:a></text:p>
          </table:table-cell>
          <table:table-cell table:style-name="ce1" office:value-type="string">
            <text:p><text:a xlink:href="https://www.revisor.mn.gov/data/revisor/law/1895/0/1895-003.pdf">1895 Laws of MInnesota Chapter 3</text:a></text:p>
          </table:table-cell>
        </table:table-row>
        <table:table-row table:style-name="ro2">
          <table:table-cell table:number-columns-repeated="2" table:style-name="ce1" office:value-type="float" office:value="1896">
            <text:p>1896</text:p>
          </table:table-cell>
          <table:table-cell table:style-name="ce1"/>
          <table:table-cell table:style-name="ce1" office:value-type="string">
            <text:p>To authorize home rule for cities.</text:p>
          </table:table-cell>
          <table:table-cell table:style-name="ce1" table:formula="of:=IF([.F156] = &quot;U&quot;;&quot;Unresolved&quot;;IF([.F156] = &quot;A&quot;; &quot;Adopted&quot;; &quot;Rejected&quot;))" office:value-type="string" office:string-value="Adopted">
            <text:p>Adopted</text:p>
          </table:table-cell>
          <table:table-cell table:style-name="ce1" office:value-type="string">
            <text:p>A</text:p>
          </table:table-cell>
          <table:table-cell table:style-name="ce3" office:value-type="float" office:value="107086">
            <text:p>107,086</text:p>
          </table:table-cell>
          <table:table-cell office:value-type="float" office:value="58312">
            <text:p>58,312</text:p>
          </table:table-cell>
          <table:table-cell table:style-name="ce1" office:value-type="string">
            <text:p>337,229<text:a xlink:href="http://www.leg.state.mn.us/lrl/mngov/constitutionalamendments.aspx#g">g</text:a></text:p>
          </table:table-cell>
          <table:table-cell table:style-name="ce1" office:value-type="string">
            <text:p><text:a xlink:href="https://www.revisor.mn.gov/data/revisor/law/1895/0/1895-004.pdf">1895 Laws of MInnesota Chapter 4</text:a></text:p>
          </table:table-cell>
        </table:table-row>
        <table:table-row table:style-name="ro2">
          <table:table-cell table:number-columns-repeated="2" table:style-name="ce1" office:value-type="float" office:value="1896">
            <text:p>1896</text:p>
          </table:table-cell>
          <table:table-cell table:style-name="ce1"/>
          <table:table-cell table:style-name="ce1" office:value-type="string">
            <text:p>To require compensation for property destroyed or damaged for public use.</text:p>
          </table:table-cell>
          <table:table-cell table:style-name="ce1" table:formula="of:=IF([.F157] = &quot;U&quot;;&quot;Unresolved&quot;;IF([.F157] = &quot;A&quot;; &quot;Adopted&quot;; &quot;Rejected&quot;))" office:value-type="string" office:string-value="Adopted">
            <text:p>Adopted</text:p>
          </table:table-cell>
          <table:table-cell table:style-name="ce1" office:value-type="string">
            <text:p>A</text:p>
          </table:table-cell>
          <table:table-cell table:style-name="ce3" office:value-type="float" office:value="101188">
            <text:p>101,188</text:p>
          </table:table-cell>
          <table:table-cell office:value-type="float" office:value="56839">
            <text:p>56,839</text:p>
          </table:table-cell>
          <table:table-cell table:style-name="ce1" office:value-type="string">
            <text:p>337,229<text:a xlink:href="http://www.leg.state.mn.us/lrl/mngov/constitutionalamendments.aspx#g">g</text:a></text:p>
          </table:table-cell>
          <table:table-cell table:style-name="ce1" office:value-type="string">
            <text:p><text:a xlink:href="https://www.revisor.mn.gov/data/revisor/law/1895/0/1895-005.pdf">1895 Laws of MInnesota Chapter 5</text:a></text:p>
          </table:table-cell>
        </table:table-row>
        <table:table-row table:style-name="ro2">
          <table:table-cell table:number-columns-repeated="2" table:style-name="ce1" office:value-type="float" office:value="1896">
            <text:p>1896</text:p>
          </table:table-cell>
          <table:table-cell table:style-name="ce1"/>
          <table:table-cell table:style-name="ce1" office:value-type="string">
            <text:p>To permit cities, towns and villages, as well as counties and school districts, to borrow school and university funds.</text:p>
          </table:table-cell>
          <table:table-cell table:style-name="ce1" table:formula="of:=IF([.F158] = &quot;U&quot;;&quot;Unresolved&quot;;IF([.F158] = &quot;A&quot;; &quot;Adopted&quot;; &quot;Rejected&quot;))" office:value-type="string" office:string-value="Adopted">
            <text:p>Adopted</text:p>
          </table:table-cell>
          <table:table-cell table:style-name="ce1" office:value-type="string">
            <text:p>A</text:p>
          </table:table-cell>
          <table:table-cell table:style-name="ce3" office:value-type="float" office:value="127151">
            <text:p>127,151</text:p>
          </table:table-cell>
          <table:table-cell office:value-type="float" office:value="36134">
            <text:p>36,134</text:p>
          </table:table-cell>
          <table:table-cell table:style-name="ce1" office:value-type="string">
            <text:p>337,229<text:a xlink:href="http://www.leg.state.mn.us/lrl/mngov/constitutionalamendments.aspx#g">g</text:a></text:p>
          </table:table-cell>
          <table:table-cell table:style-name="ce1" office:value-type="string">
            <text:p><text:a xlink:href="https://www.revisor.mn.gov/data/revisor/law/1895/0/1895-006.pdf">1895 Laws of MInnesota Chapter 6</text:a></text:p>
          </table:table-cell>
        </table:table-row>
        <table:table-row table:style-name="ro2">
          <table:table-cell table:number-columns-repeated="2" table:style-name="ce1" office:value-type="float" office:value="1896">
            <text:p>1896</text:p>
          </table:table-cell>
          <table:table-cell table:style-name="ce1"/>
          <table:table-cell table:style-name="ce1" office:value-type="string">
            <text:p>To provide flexible system for taxing large corporations.</text:p>
          </table:table-cell>
          <table:table-cell table:style-name="ce1" table:formula="of:=IF([.F159] = &quot;U&quot;;&quot;Unresolved&quot;;IF([.F159] = &quot;A&quot;; &quot;Adopted&quot;; &quot;Rejected&quot;))" office:value-type="string" office:string-value="Adopted">
            <text:p>Adopted</text:p>
          </table:table-cell>
          <table:table-cell table:style-name="ce1" office:value-type="string">
            <text:p>A</text:p>
          </table:table-cell>
          <table:table-cell table:style-name="ce3" office:value-type="float" office:value="163694">
            <text:p>163,694</text:p>
          </table:table-cell>
          <table:table-cell office:value-type="float" office:value="42922">
            <text:p>42,922</text:p>
          </table:table-cell>
          <table:table-cell table:style-name="ce1" office:value-type="string">
            <text:p>337,229<text:a xlink:href="http://www.leg.state.mn.us/lrl/mngov/constitutionalamendments.aspx#g">g</text:a></text:p>
          </table:table-cell>
          <table:table-cell table:style-name="ce1" office:value-type="string">
            <text:p><text:a xlink:href="https://www.revisor.mn.gov/data/revisor/law/1895/0/1895-007.pdf">1895 Laws of MInnesota Chapter 7</text:a></text:p>
          </table:table-cell>
        </table:table-row>
        <table:table-row table:style-name="ro2">
          <table:table-cell table:number-columns-repeated="2" table:style-name="ce1" office:value-type="float" office:value="1894">
            <text:p>1894</text:p>
          </table:table-cell>
          <table:table-cell table:style-name="ce1"/>
          <table:table-cell table:style-name="ce1" office:value-type="string">
            <text:p>To authorize inheritance taxes.</text:p>
          </table:table-cell>
          <table:table-cell table:style-name="ce1" table:formula="of:=IF([.F160] = &quot;U&quot;;&quot;Unresolved&quot;;IF([.F160] = &quot;A&quot;; &quot;Adopted&quot;; &quot;Rejected&quot;))" office:value-type="string" office:string-value="Adopted">
            <text:p>Adopted</text:p>
          </table:table-cell>
          <table:table-cell table:style-name="ce1" office:value-type="string">
            <text:p>A</text:p>
          </table:table-cell>
          <table:table-cell table:style-name="ce3" office:value-type="float" office:value="108332">
            <text:p>108,332</text:p>
          </table:table-cell>
          <table:table-cell office:value-type="float" office:value="41242">
            <text:p>41,242</text:p>
          </table:table-cell>
          <table:table-cell table:style-name="ce1" office:value-type="string">
            <text:p>296,249<text:a xlink:href="http://www.leg.state.mn.us/lrl/mngov/constitutionalamendments.aspx#g">g</text:a></text:p>
          </table:table-cell>
          <table:table-cell table:style-name="ce1" office:value-type="string">
            <text:p><text:a xlink:href="https://www.revisor.mn.gov/data/revisor/law/1893/0/1893-001.pdf">1893 Laws of MInnesota Chapter 1</text:a></text:p>
          </table:table-cell>
        </table:table-row>
        <table:table-row table:style-name="ro2">
          <table:table-cell table:number-columns-repeated="2" table:style-name="ce1" office:value-type="float" office:value="1892">
            <text:p>1892</text:p>
          </table:table-cell>
          <table:table-cell table:style-name="ce1"/>
          <table:table-cell table:style-name="ce1" office:value-type="string">
            <text:p>To extend and strengthen the prohibition against special legislation.</text:p>
          </table:table-cell>
          <table:table-cell table:style-name="ce1" table:formula="of:=IF([.F161] = &quot;U&quot;;&quot;Unresolved&quot;;IF([.F161] = &quot;A&quot;; &quot;Adopted&quot;; &quot;Rejected&quot;))" office:value-type="string" office:string-value="Adopted">
            <text:p>Adopted</text:p>
          </table:table-cell>
          <table:table-cell table:style-name="ce1" office:value-type="string">
            <text:p>A</text:p>
          </table:table-cell>
          <table:table-cell table:style-name="ce3" office:value-type="float" office:value="77614">
            <text:p>77,614</text:p>
          </table:table-cell>
          <table:table-cell office:value-type="float" office:value="19583">
            <text:p>19,583</text:p>
          </table:table-cell>
          <table:table-cell table:style-name="ce1" office:value-type="string">
            <text:p>255,921<text:a xlink:href="http://www.leg.state.mn.us/lrl/mngov/constitutionalamendments.aspx#g">g</text:a></text:p>
          </table:table-cell>
          <table:table-cell table:style-name="ce1" office:value-type="string">
            <text:p><text:a xlink:href="https://www.revisor.mn.gov/data/revisor/law/1891/0/1891-001.pdf">1891 Laws of MInnesota Chapter 1</text:a></text:p>
          </table:table-cell>
        </table:table-row>
        <table:table-row table:style-name="ro2">
          <table:table-cell table:number-columns-repeated="2" table:style-name="ce1" office:value-type="float" office:value="1892">
            <text:p>1892</text:p>
          </table:table-cell>
          <table:table-cell table:style-name="ce1"/>
          <table:table-cell table:style-name="ce1" office:value-type="string">
            <text:p>To authorize various gross earnings taxes and a tonnage tax on iron ore.</text:p>
          </table:table-cell>
          <table:table-cell table:style-name="ce1" table:formula="of:=IF([.F162] = &quot;U&quot;;&quot;Unresolved&quot;;IF([.F162] = &quot;A&quot;; &quot;Adopted&quot;; &quot;Rejected&quot;))" office:value-type="string" office:string-value="Rejected">
            <text:p>Rejected</text:p>
          </table:table-cell>
          <table:table-cell table:style-name="ce1" office:value-type="string">
            <text:p>R</text:p>
          </table:table-cell>
          <table:table-cell table:style-name="ce3" office:value-type="float" office:value="53372">
            <text:p>53,372</text:p>
          </table:table-cell>
          <table:table-cell office:value-type="float" office:value="82910">
            <text:p>82,910</text:p>
          </table:table-cell>
          <table:table-cell table:style-name="ce1" office:value-type="string">
            <text:p>255,921<text:a xlink:href="http://www.leg.state.mn.us/lrl/mngov/constitutionalamendments.aspx#g">g</text:a></text:p>
          </table:table-cell>
          <table:table-cell table:style-name="ce1" office:value-type="string">
            <text:p><text:a xlink:href="https://www.revisor.mn.gov/data/revisor/law/1891/0/1891-002.pdf">1891 Laws of MInnesota Chapter 2</text:a></text:p>
          </table:table-cell>
        </table:table-row>
        <table:table-row table:style-name="ro2">
          <table:table-cell table:number-columns-repeated="2" table:style-name="ce1" office:value-type="float" office:value="1890">
            <text:p>1890</text:p>
          </table:table-cell>
          <table:table-cell table:style-name="ce1"/>
          <table:table-cell table:style-name="ce1" office:value-type="string">
            <text:p>To provide for verdicts by 5/6 of jury in civil cases.</text:p>
          </table:table-cell>
          <table:table-cell table:style-name="ce1" table:formula="of:=IF([.F163] = &quot;U&quot;;&quot;Unresolved&quot;;IF([.F163] = &quot;A&quot;; &quot;Adopted&quot;; &quot;Rejected&quot;))" office:value-type="string" office:string-value="Adopted">
            <text:p>Adopted</text:p>
          </table:table-cell>
          <table:table-cell table:style-name="ce1" office:value-type="string">
            <text:p>A</text:p>
          </table:table-cell>
          <table:table-cell table:style-name="ce3" office:value-type="float" office:value="66929">
            <text:p>66,929</text:p>
          </table:table-cell>
          <table:table-cell office:value-type="float" office:value="41341">
            <text:p>41,341</text:p>
          </table:table-cell>
          <table:table-cell table:style-name="ce1" office:value-type="string">
            <text:p>240,892<text:a xlink:href="http://www.leg.state.mn.us/lrl/mngov/constitutionalamendments.aspx#g">g</text:a></text:p>
          </table:table-cell>
          <table:table-cell table:style-name="ce1" office:value-type="string">
            <text:p><text:a xlink:href="https://www.revisor.mn.gov/data/revisor/law/1889/0/1889-001.pdf">1889 Laws of MInnesota Chapter 1</text:a></text:p>
          </table:table-cell>
        </table:table-row>
        <table:table-row table:style-name="ro2">
          <table:table-cell table:number-columns-repeated="2" table:style-name="ce1" office:value-type="float" office:value="1888">
            <text:p>1888</text:p>
          </table:table-cell>
          <table:table-cell table:style-name="ce1"/>
          <table:table-cell table:style-name="ce1" office:value-type="string">
            <text:p>To prohibit the monopolization of the markets of food products.</text:p>
          </table:table-cell>
          <table:table-cell table:style-name="ce1" table:formula="of:=IF([.F164] = &quot;U&quot;;&quot;Unresolved&quot;;IF([.F164] = &quot;A&quot;; &quot;Adopted&quot;; &quot;Rejected&quot;))" office:value-type="string" office:string-value="Adopted">
            <text:p>Adopted</text:p>
          </table:table-cell>
          <table:table-cell table:style-name="ce1" office:value-type="string">
            <text:p>A</text:p>
          </table:table-cell>
          <table:table-cell table:style-name="ce3" office:value-type="float" office:value="194932">
            <text:p>194,932</text:p>
          </table:table-cell>
          <table:table-cell office:value-type="float" office:value="13064">
            <text:p>13,064</text:p>
          </table:table-cell>
          <table:table-cell table:style-name="ce1" office:value-type="string">
            <text:p>261,632<text:a xlink:href="http://www.leg.state.mn.us/lrl/mngov/constitutionalamendments.aspx#g">g</text:a></text:p>
          </table:table-cell>
          <table:table-cell table:style-name="ce1" office:value-type="string">
            <text:p><text:a xlink:href="https://www.revisor.mn.gov/data/revisor/law/1887/0/1887-001.pdf">1887 Laws of MInnesota Chapter 1</text:a></text:p>
          </table:table-cell>
        </table:table-row>
        <table:table-row table:style-name="ro2">
          <table:table-cell table:number-columns-repeated="2" table:style-name="ce1" office:value-type="float" office:value="1888">
            <text:p>1888</text:p>
          </table:table-cell>
          <table:table-cell table:style-name="ce1"/>
          <table:table-cell table:style-name="ce1" office:value-type="string">
            <text:p>To guarantee the payment of linens of workmen and material-men out of exempted property.</text:p>
          </table:table-cell>
          <table:table-cell table:style-name="ce1" table:formula="of:=IF([.F165] = &quot;U&quot;;&quot;Unresolved&quot;;IF([.F165] = &quot;A&quot;; &quot;Adopted&quot;; &quot;Rejected&quot;))" office:value-type="string" office:string-value="Adopted">
            <text:p>Adopted</text:p>
          </table:table-cell>
          <table:table-cell table:style-name="ce1" office:value-type="string">
            <text:p>A</text:p>
          </table:table-cell>
          <table:table-cell table:style-name="ce3" office:value-type="float" office:value="153908">
            <text:p>153,908</text:p>
          </table:table-cell>
          <table:table-cell office:value-type="float" office:value="48649">
            <text:p>48,649</text:p>
          </table:table-cell>
          <table:table-cell table:style-name="ce1" office:value-type="string">
            <text:p>261,632<text:a xlink:href="http://www.leg.state.mn.us/lrl/mngov/constitutionalamendments.aspx#g">g</text:a></text:p>
          </table:table-cell>
          <table:table-cell table:style-name="ce1" office:value-type="string">
            <text:p><text:a xlink:href="https://www.revisor.mn.gov/data/revisor/law/1887/0/1887-002.pdf">1887 Laws of MInnesota Chapter 2</text:a></text:p>
          </table:table-cell>
        </table:table-row>
        <table:table-row table:style-name="ro2">
          <table:table-cell table:number-columns-repeated="2" table:style-name="ce1" office:value-type="float" office:value="1888">
            <text:p>1888</text:p>
          </table:table-cell>
          <table:table-cell table:style-name="ce1"/>
          <table:table-cell table:style-name="ce1" office:value-type="string">
            <text:p>To extend biennial sessions of legislature to 90 days each.</text:p>
          </table:table-cell>
          <table:table-cell table:style-name="ce1" table:formula="of:=IF([.F166] = &quot;U&quot;;&quot;Unresolved&quot;;IF([.F166] = &quot;A&quot;; &quot;Adopted&quot;; &quot;Rejected&quot;))" office:value-type="string" office:string-value="Adopted">
            <text:p>Adopted</text:p>
          </table:table-cell>
          <table:table-cell table:style-name="ce1" office:value-type="string">
            <text:p>A</text:p>
          </table:table-cell>
          <table:table-cell table:style-name="ce3" office:value-type="float" office:value="150003">
            <text:p>150,003</text:p>
          </table:table-cell>
          <table:table-cell office:value-type="float" office:value="52946">
            <text:p>52,946</text:p>
          </table:table-cell>
          <table:table-cell table:style-name="ce1" office:value-type="string">
            <text:p>261,632<text:a xlink:href="http://www.leg.state.mn.us/lrl/mngov/constitutionalamendments.aspx#g">g</text:a></text:p>
          </table:table-cell>
          <table:table-cell table:style-name="ce1" office:value-type="string">
            <text:p><text:a xlink:href="https://www.revisor.mn.gov/data/revisor/law/1887/0/1887-003.pdf">1887 Laws of MInnesota Chapter 3</text:a></text:p>
          </table:table-cell>
        </table:table-row>
        <table:table-row table:style-name="ro2">
          <table:table-cell table:number-columns-repeated="2" table:style-name="ce1" office:value-type="float" office:value="1886">
            <text:p>1886</text:p>
          </table:table-cell>
          <table:table-cell table:style-name="ce1"/>
          <table:table-cell table:style-name="ce1" office:value-type="string">
            <text:p>To provide for loans of state school funds to counties and school districts.</text:p>
          </table:table-cell>
          <table:table-cell table:style-name="ce1" table:formula="of:=IF([.F167] = &quot;U&quot;;&quot;Unresolved&quot;;IF([.F167] = &quot;A&quot;; &quot;Adopted&quot;; &quot;Rejected&quot;))" office:value-type="string" office:string-value="Adopted">
            <text:p>Adopted</text:p>
          </table:table-cell>
          <table:table-cell table:style-name="ce1" office:value-type="string">
            <text:p>A</text:p>
          </table:table-cell>
          <table:table-cell table:style-name="ce3" office:value-type="float" office:value="131533">
            <text:p>131,533</text:p>
          </table:table-cell>
          <table:table-cell office:value-type="float" office:value="17914">
            <text:p>17,914</text:p>
          </table:table-cell>
          <table:table-cell table:style-name="ce1" office:value-type="string">
            <text:p>220,558<text:a xlink:href="http://www.leg.state.mn.us/lrl/mngov/constitutionalamendments.aspx#g">g</text:a></text:p>
          </table:table-cell>
          <table:table-cell table:style-name="ce1" office:value-type="string">
            <text:p><text:a xlink:href="https://www.revisor.mn.gov/data/revisor/law/1885/0/1885-001.pdf">1885 Laws of MInnesota Chapter 1</text:a></text:p>
          </table:table-cell>
        </table:table-row>
        <table:table-row table:style-name="ro2">
          <table:table-cell table:number-columns-repeated="2" table:style-name="ce1" office:value-type="float" office:value="1883">
            <text:p>1883</text:p>
          </table:table-cell>
          <table:table-cell table:style-name="ce1"/>
          <table:table-cell table:style-name="ce1" office:value-type="string">
            <text:p>To make auditor’s term four years, to conform to system of biennial elections.</text:p>
          </table:table-cell>
          <table:table-cell table:style-name="ce1" table:formula="of:=IF([.F168] = &quot;U&quot;;&quot;Unresolved&quot;;IF([.F168] = &quot;A&quot;; &quot;Adopted&quot;; &quot;Rejected&quot;))" office:value-type="string" office:string-value="Adopted">
            <text:p>Adopted</text:p>
          </table:table-cell>
          <table:table-cell table:style-name="ce1" office:value-type="string">
            <text:p>A</text:p>
          </table:table-cell>
          <table:table-cell table:style-name="ce3" office:value-type="float" office:value="74375">
            <text:p>74,375</text:p>
          </table:table-cell>
          <table:table-cell office:value-type="float" office:value="24359">
            <text:p>24,359</text:p>
          </table:table-cell>
          <table:table-cell table:style-name="ce1" office:value-type="string">
            <text:p>130,713<text:a xlink:href="http://www.leg.state.mn.us/lrl/mngov/constitutionalamendments.aspx#g">g</text:a></text:p>
          </table:table-cell>
          <table:table-cell table:style-name="ce1" office:value-type="string">
            <text:p><text:a xlink:href="https://www.revisor.mn.gov/data/revisor/law/1883/0/1883-001.pdf">1883 Laws of MInnesota Chapter 1</text:a></text:p>
          </table:table-cell>
        </table:table-row>
        <table:table-row table:style-name="ro2">
          <table:table-cell table:number-columns-repeated="2" table:style-name="ce1" office:value-type="float" office:value="1883">
            <text:p>1883</text:p>
          </table:table-cell>
          <table:table-cell table:style-name="ce1"/>
          <table:table-cell table:style-name="ce1" office:value-type="string">
            <text:p>To establish the official year and to provide for a system of biennial elections.</text:p>
          </table:table-cell>
          <table:table-cell table:style-name="ce1" table:formula="of:=IF([.F169] = &quot;U&quot;;&quot;Unresolved&quot;;IF([.F169] = &quot;A&quot;; &quot;Adopted&quot;; &quot;Rejected&quot;))" office:value-type="string" office:string-value="Adopted">
            <text:p>Adopted</text:p>
          </table:table-cell>
          <table:table-cell table:style-name="ce1" office:value-type="string">
            <text:p>A</text:p>
          </table:table-cell>
          <table:table-cell table:style-name="ce3" office:value-type="float" office:value="75782">
            <text:p>75,782</text:p>
          </table:table-cell>
          <table:table-cell office:value-type="float" office:value="24082">
            <text:p>24,082</text:p>
          </table:table-cell>
          <table:table-cell table:style-name="ce1" office:value-type="string">
            <text:p>130,713<text:a xlink:href="http://www.leg.state.mn.us/lrl/mngov/constitutionalamendments.aspx#g">g</text:a></text:p>
          </table:table-cell>
          <table:table-cell table:style-name="ce1" office:value-type="string">
            <text:p><text:a xlink:href="https://www.revisor.mn.gov/data/revisor/law/1883/0/1883-002.pdf">1883 Laws of MInnesota Chapter 2</text:a></text:p>
          </table:table-cell>
        </table:table-row>
        <table:table-row table:style-name="ro2">
          <table:table-cell table:number-columns-repeated="2" table:style-name="ce1" office:value-type="float" office:value="1883">
            <text:p>1883</text:p>
          </table:table-cell>
          <table:table-cell table:style-name="ce1"/>
          <table:table-cell table:style-name="ce1" office:value-type="string">
            <text:p>To make term of clerk of supreme court four instead of three years.</text:p>
          </table:table-cell>
          <table:table-cell table:style-name="ce1" table:formula="of:=IF([.F170] = &quot;U&quot;;&quot;Unresolved&quot;;IF([.F170] = &quot;A&quot;; &quot;Adopted&quot;; &quot;Rejected&quot;))" office:value-type="string" office:string-value="Adopted">
            <text:p>Adopted</text:p>
          </table:table-cell>
          <table:table-cell table:style-name="ce1" office:value-type="string">
            <text:p>A</text:p>
          </table:table-cell>
          <table:table-cell table:style-name="ce3" office:value-type="float" office:value="73565">
            <text:p>73,565</text:p>
          </table:table-cell>
          <table:table-cell office:value-type="float" office:value="24016">
            <text:p>24,016</text:p>
          </table:table-cell>
          <table:table-cell table:style-name="ce1" office:value-type="string">
            <text:p>130,713<text:a xlink:href="http://www.leg.state.mn.us/lrl/mngov/constitutionalamendments.aspx#g">g</text:a></text:p>
          </table:table-cell>
          <table:table-cell table:style-name="ce1" office:value-type="string">
            <text:p><text:a xlink:href="https://www.revisor.mn.gov/data/revisor/law/1883/0/1883-003.pdf">1883 Laws of MInnesota Chapter 3</text:a></text:p>
          </table:table-cell>
        </table:table-row>
        <table:table-row table:style-name="ro2">
          <table:table-cell table:number-columns-repeated="2" table:style-name="ce1" office:value-type="float" office:value="1883">
            <text:p>1883</text:p>
          </table:table-cell>
          <table:table-cell table:style-name="ce1"/>
          <table:table-cell table:style-name="ce1" office:value-type="string">
            <text:p>To make terms of justices of supreme court six instead of seven years.</text:p>
          </table:table-cell>
          <table:table-cell table:style-name="ce1" table:formula="of:=IF([.F171] = &quot;U&quot;;&quot;Unresolved&quot;;IF([.F171] = &quot;A&quot;; &quot;Adopted&quot;; &quot;Rejected&quot;))" office:value-type="string" office:string-value="Adopted">
            <text:p>Adopted</text:p>
          </table:table-cell>
          <table:table-cell table:style-name="ce1" office:value-type="string">
            <text:p>A</text:p>
          </table:table-cell>
          <table:table-cell table:style-name="ce3" office:value-type="float" office:value="73565">
            <text:p>73,565</text:p>
          </table:table-cell>
          <table:table-cell office:value-type="float" office:value="24016">
            <text:p>24,016</text:p>
          </table:table-cell>
          <table:table-cell table:style-name="ce1" office:value-type="string">
            <text:p>130,713<text:a xlink:href="http://www.leg.state.mn.us/lrl/mngov/constitutionalamendments.aspx#g">g</text:a></text:p>
          </table:table-cell>
          <table:table-cell table:style-name="ce1" office:value-type="string">
            <text:p><text:a xlink:href="https://www.revisor.mn.gov/data/revisor/law/1883/0/1883-003.pdf">1883 Laws of MInnesota Chapter 3</text:a></text:p>
          </table:table-cell>
        </table:table-row>
        <table:table-row table:style-name="ro2">
          <table:table-cell table:number-columns-repeated="2" table:style-name="ce1" office:value-type="float" office:value="1883">
            <text:p>1883</text:p>
          </table:table-cell>
          <table:table-cell table:style-name="ce1"/>
          <table:table-cell table:style-name="ce1" office:value-type="string">
            <text:p>To make terms of district judges six instead of seven years.</text:p>
          </table:table-cell>
          <table:table-cell table:style-name="ce1" table:formula="of:=IF([.F172] = &quot;U&quot;;&quot;Unresolved&quot;;IF([.F172] = &quot;A&quot;; &quot;Adopted&quot;; &quot;Rejected&quot;))" office:value-type="string" office:string-value="Adopted">
            <text:p>Adopted</text:p>
          </table:table-cell>
          <table:table-cell table:style-name="ce1" office:value-type="string">
            <text:p>A</text:p>
          </table:table-cell>
          <table:table-cell table:style-name="ce3" office:value-type="float" office:value="73565">
            <text:p>73,565</text:p>
          </table:table-cell>
          <table:table-cell office:value-type="float" office:value="24016">
            <text:p>24,016</text:p>
          </table:table-cell>
          <table:table-cell table:style-name="ce1" office:value-type="string">
            <text:p>130,713<text:a xlink:href="http://www.leg.state.mn.us/lrl/mngov/constitutionalamendments.aspx#g">g</text:a></text:p>
          </table:table-cell>
          <table:table-cell table:style-name="ce1" office:value-type="string">
            <text:p><text:a xlink:href="https://www.revisor.mn.gov/data/revisor/law/1883/0/1883-003.pdf">1883 Laws of MInnesota Chapter 3</text:a></text:p>
          </table:table-cell>
        </table:table-row>
        <table:table-row table:style-name="ro2">
          <table:table-cell table:number-columns-repeated="2" table:style-name="ce1" office:value-type="float" office:value="1881">
            <text:p>1881</text:p>
          </table:table-cell>
          <table:table-cell table:style-name="ce1"/>
          <table:table-cell table:style-name="ce1" office:value-type="string">
            <text:p>To authorize levy of water-mains assessments on a frontage basis.</text:p>
          </table:table-cell>
          <table:table-cell table:style-name="ce1" table:formula="of:=IF([.F173] = &quot;U&quot;;&quot;Unresolved&quot;;IF([.F173] = &quot;A&quot;; &quot;Adopted&quot;; &quot;Rejected&quot;))" office:value-type="string" office:string-value="Adopted">
            <text:p>Adopted</text:p>
          </table:table-cell>
          <table:table-cell table:style-name="ce1" office:value-type="string">
            <text:p>A</text:p>
          </table:table-cell>
          <table:table-cell table:style-name="ce3" office:value-type="float" office:value="35019">
            <text:p>35,019</text:p>
          </table:table-cell>
          <table:table-cell office:value-type="float" office:value="18320">
            <text:p>18,320</text:p>
          </table:table-cell>
          <table:table-cell table:style-name="ce1" office:value-type="string">
            <text:p>102,193<text:a xlink:href="http://www.leg.state.mn.us/lrl/mngov/constitutionalamendments.aspx#g">g</text:a></text:p>
          </table:table-cell>
          <table:table-cell table:style-name="ce1" office:value-type="string">
            <text:p><text:a xlink:href="https://www.revisor.mn.gov/data/revisor/law/1881/0/1881-001.pdf">1881 Laws of MInnesota Chapter 1</text:a></text:p>
          </table:table-cell>
        </table:table-row>
        <table:table-row table:style-name="ro2">
          <table:table-cell table:number-columns-repeated="2" table:style-name="ce1" office:value-type="float" office:value="1881">
            <text:p>1881</text:p>
          </table:table-cell>
          <table:table-cell table:style-name="ce1"/>
          <table:table-cell table:style-name="ce1" office:value-type="string">
            <text:p>To remove time limitations from sessions of legislature.</text:p>
          </table:table-cell>
          <table:table-cell table:style-name="ce1" table:formula="of:=IF([.F174] = &quot;U&quot;;&quot;Unresolved&quot;;IF([.F174] = &quot;A&quot;; &quot;Adopted&quot;; &quot;Rejected&quot;))" office:value-type="string" office:string-value="Rejected">
            <text:p>Rejected</text:p>
          </table:table-cell>
          <table:table-cell table:style-name="ce1" office:value-type="string">
            <text:p>R</text:p>
          </table:table-cell>
          <table:table-cell table:style-name="ce3" office:value-type="string">
            <text:p>Not Available</text:p>
          </table:table-cell>
          <table:table-cell office:value-type="string">
            <text:p>Not Available</text:p>
          </table:table-cell>
          <table:table-cell table:style-name="ce1" office:value-type="string">
            <text:p>102,193<text:a xlink:href="http://www.leg.state.mn.us/lrl/mngov/constitutionalamendments.aspx#g">g</text:a></text:p>
          </table:table-cell>
          <table:table-cell table:style-name="ce1" office:value-type="string">
            <text:p><text:a xlink:href="https://www.revisor.mn.gov/data/revisor/law/1881/0/1881-002.pdf">1881 Laws of MInnesota Chapter 2</text:a></text:p>
          </table:table-cell>
        </table:table-row>
        <table:table-row table:style-name="ro2">
          <table:table-cell table:number-columns-repeated="2" table:style-name="ce1" office:value-type="float" office:value="1881">
            <text:p>1881</text:p>
          </table:table-cell>
          <table:table-cell table:style-name="ce1"/>
          <table:table-cell table:style-name="ce1" office:value-type="string">
            <text:p>To regulate compensation of legislators.</text:p>
          </table:table-cell>
          <table:table-cell table:style-name="ce1" table:formula="of:=IF([.F175] = &quot;U&quot;;&quot;Unresolved&quot;;IF([.F175] = &quot;A&quot;; &quot;Adopted&quot;; &quot;Rejected&quot;))" office:value-type="string" office:string-value="Rejected">
            <text:p>Rejected</text:p>
          </table:table-cell>
          <table:table-cell table:style-name="ce1" office:value-type="string">
            <text:p>R</text:p>
          </table:table-cell>
          <table:table-cell table:style-name="ce3" office:value-type="string">
            <text:p>Not Available</text:p>
          </table:table-cell>
          <table:table-cell office:value-type="string">
            <text:p>Not Available</text:p>
          </table:table-cell>
          <table:table-cell table:style-name="ce1" office:value-type="string">
            <text:p>102,193<text:a xlink:href="http://www.leg.state.mn.us/lrl/mngov/constitutionalamendments.aspx#g">g</text:a></text:p>
          </table:table-cell>
          <table:table-cell table:style-name="ce1" office:value-type="string">
            <text:p><text:a xlink:href="https://www.revisor.mn.gov/data/revisor/law/1881/0/1881-002.pdf">1881 Laws of MInnesota Chapter 2</text:a></text:p>
          </table:table-cell>
        </table:table-row>
        <table:table-row table:style-name="ro2">
          <table:table-cell table:number-columns-repeated="2" table:style-name="ce1" office:value-type="float" office:value="1881">
            <text:p>1881</text:p>
          </table:table-cell>
          <table:table-cell table:style-name="ce1"/>
          <table:table-cell table:style-name="ce1" office:value-type="string">
            <text:p>To prohibit special legislation on certain subjects.</text:p>
          </table:table-cell>
          <table:table-cell table:style-name="ce1" table:formula="of:=IF([.F176] = &quot;U&quot;;&quot;Unresolved&quot;;IF([.F176] = &quot;A&quot;; &quot;Adopted&quot;; &quot;Rejected&quot;))" office:value-type="string" office:string-value="Adopted">
            <text:p>Adopted</text:p>
          </table:table-cell>
          <table:table-cell table:style-name="ce1" office:value-type="string">
            <text:p>A</text:p>
          </table:table-cell>
          <table:table-cell table:style-name="ce3" office:value-type="float" office:value="56491">
            <text:p>56,491</text:p>
          </table:table-cell>
          <table:table-cell office:value-type="float" office:value="8369">
            <text:p>8,369</text:p>
          </table:table-cell>
          <table:table-cell table:style-name="ce1" office:value-type="string">
            <text:p>102,193<text:a xlink:href="http://www.leg.state.mn.us/lrl/mngov/constitutionalamendments.aspx#g">g</text:a></text:p>
          </table:table-cell>
          <table:table-cell table:style-name="ce1" office:value-type="string">
            <text:p><text:a xlink:href="https://www.revisor.mn.gov/data/revisor/law/1881/0/1881-003.pdf">1881 Laws of MInnesota Chapter 3</text:a></text:p>
          </table:table-cell>
        </table:table-row>
        <table:table-row table:style-name="ro2">
          <table:table-cell table:number-columns-repeated="2" table:style-name="ce1" office:value-type="float" office:value="1881">
            <text:p>1881</text:p>
          </table:table-cell>
          <table:table-cell table:style-name="ce1"/>
          <table:table-cell table:style-name="ce1" office:value-type="string">
            <text:p>To provide for sale of swamp lands and appropriation of proceeds of swamp land funds.</text:p>
          </table:table-cell>
          <table:table-cell table:style-name="ce1" table:formula="of:=IF([.F177] = &quot;U&quot;;&quot;Unresolved&quot;;IF([.F177] = &quot;A&quot;; &quot;Adopted&quot;; &quot;Rejected&quot;))" office:value-type="string" office:string-value="Adopted">
            <text:p>Adopted</text:p>
          </table:table-cell>
          <table:table-cell table:style-name="ce1" office:value-type="string">
            <text:p>A</text:p>
          </table:table-cell>
          <table:table-cell table:style-name="ce3" office:value-type="float" office:value="51903">
            <text:p>51,903</text:p>
          </table:table-cell>
          <table:table-cell office:value-type="float" office:value="8440">
            <text:p>8,440</text:p>
          </table:table-cell>
          <table:table-cell table:style-name="ce1" office:value-type="string">
            <text:p>102,193<text:a xlink:href="http://www.leg.state.mn.us/lrl/mngov/constitutionalamendments.aspx#g">g</text:a></text:p>
          </table:table-cell>
          <table:table-cell table:style-name="ce1" office:value-type="string">
            <text:p><text:a xlink:href="https://www.revisor.mn.gov/data/revisor/law/1881/0/1881-004.pdf">1881 Laws of MInnesota Chapter 4</text:a></text:p>
          </table:table-cell>
        </table:table-row>
        <table:table-row table:style-name="ro2">
          <table:table-cell table:number-columns-repeated="2" table:style-name="ce1" office:value-type="float" office:value="1879">
            <text:p>1879</text:p>
          </table:table-cell>
          <table:table-cell table:style-name="ce1"/>
          <table:table-cell table:style-name="ce1" office:value-type="string">
            <text:p>To restrict issuance of county, town, and municipal bonds to aid railroads.</text:p>
          </table:table-cell>
          <table:table-cell table:style-name="ce1" table:formula="of:=IF([.F178] = &quot;U&quot;;&quot;Unresolved&quot;;IF([.F178] = &quot;A&quot;; &quot;Adopted&quot;; &quot;Rejected&quot;))" office:value-type="string" office:string-value="Adopted">
            <text:p>Adopted</text:p>
          </table:table-cell>
          <table:table-cell table:style-name="ce1" office:value-type="string">
            <text:p>A</text:p>
          </table:table-cell>
          <table:table-cell table:style-name="ce3" office:value-type="float" office:value="54810">
            <text:p>54,810</text:p>
          </table:table-cell>
          <table:table-cell office:value-type="float" office:value="1700">
            <text:p>1,700</text:p>
          </table:table-cell>
          <table:table-cell table:style-name="ce1" office:value-type="string">
            <text:p>99,048<text:a xlink:href="http://www.leg.state.mn.us/lrl/mngov/constitutionalamendments.aspx#g">g</text:a></text:p>
          </table:table-cell>
          <table:table-cell table:style-name="ce1" office:value-type="string">
            <text:p><text:a xlink:href="https://www.revisor.mn.gov/data/revisor/law/1879/0/1879-001.pdf">1879 Laws of MInnesota Chapter 1</text:a></text:p>
          </table:table-cell>
        </table:table-row>
        <table:table-row table:style-name="ro2">
          <table:table-cell table:number-columns-repeated="2" table:style-name="ce1" office:value-type="float" office:value="1877">
            <text:p>1877</text:p>
          </table:table-cell>
          <table:table-cell table:style-name="ce1"/>
          <table:table-cell table:style-name="ce1" office:value-type="string">
            <text:p>To establish biennial sessions of legislature.</text:p>
          </table:table-cell>
          <table:table-cell table:style-name="ce1" table:formula="of:=IF([.F179] = &quot;U&quot;;&quot;Unresolved&quot;;IF([.F179] = &quot;A&quot;; &quot;Adopted&quot;; &quot;Rejected&quot;))" office:value-type="string" office:string-value="Adopted">
            <text:p>Adopted</text:p>
          </table:table-cell>
          <table:table-cell table:style-name="ce1" office:value-type="string">
            <text:p>A</text:p>
          </table:table-cell>
          <table:table-cell table:style-name="ce3" office:value-type="float" office:value="37995">
            <text:p>37,995</text:p>
          </table:table-cell>
          <table:table-cell office:value-type="float" office:value="20833">
            <text:p>20,833</text:p>
          </table:table-cell>
          <table:table-cell table:style-name="ce1" office:value-type="string">
            <text:p>98,614<text:a xlink:href="http://www.leg.state.mn.us/lrl/mngov/constitutionalamendments.aspx#g">g</text:a></text:p>
          </table:table-cell>
          <table:table-cell table:style-name="ce1" office:value-type="string">
            <text:p><text:a xlink:href="https://www.revisor.mn.gov/data/revisor/law/1877/0/1877-001.pdf">1877 Laws of MInnesota Chapter 1</text:a></text:p>
          </table:table-cell>
        </table:table-row>
        <table:table-row table:style-name="ro2">
          <table:table-cell table:number-columns-repeated="2" table:style-name="ce1" office:value-type="float" office:value="1877">
            <text:p>1877</text:p>
          </table:table-cell>
          <table:table-cell table:style-name="ce1"/>
          <table:table-cell table:style-name="ce1" office:value-type="string">
            <text:p>To extend terms of representatives and senators to two and four years, respectively.</text:p>
          </table:table-cell>
          <table:table-cell table:style-name="ce1" table:formula="of:=IF([.F180] = &quot;U&quot;;&quot;Unresolved&quot;;IF([.F180] = &quot;A&quot;; &quot;Adopted&quot;; &quot;Rejected&quot;))" office:value-type="string" office:string-value="Adopted">
            <text:p>Adopted</text:p>
          </table:table-cell>
          <table:table-cell table:style-name="ce1" office:value-type="string">
            <text:p>A</text:p>
          </table:table-cell>
          <table:table-cell table:style-name="ce3" office:value-type="float" office:value="33072">
            <text:p>33,072</text:p>
          </table:table-cell>
          <table:table-cell office:value-type="float" office:value="25099">
            <text:p>25,099</text:p>
          </table:table-cell>
          <table:table-cell table:style-name="ce1" office:value-type="string">
            <text:p>98,614<text:a xlink:href="http://www.leg.state.mn.us/lrl/mngov/constitutionalamendments.aspx#g">g</text:a></text:p>
          </table:table-cell>
          <table:table-cell table:style-name="ce1" office:value-type="string">
            <text:p><text:a xlink:href="https://www.revisor.mn.gov/data/revisor/law/1877/0/1877-001.pdf">1877 Laws of MInnesota Chapter 1</text:a></text:p>
          </table:table-cell>
        </table:table-row>
        <table:table-row table:style-name="ro2">
          <table:table-cell table:number-columns-repeated="2" table:style-name="ce1" office:value-type="float" office:value="1877">
            <text:p>1877</text:p>
          </table:table-cell>
          <table:table-cell table:style-name="ce1"/>
          <table:table-cell table:style-name="ce1" office:value-type="string">
            <text:p>To provide for state canvassing board.</text:p>
          </table:table-cell>
          <table:table-cell table:style-name="ce1" table:formula="of:=IF([.F181] = &quot;U&quot;;&quot;Unresolved&quot;;IF([.F181] = &quot;A&quot;; &quot;Adopted&quot;; &quot;Rejected&quot;))" office:value-type="string" office:string-value="Adopted">
            <text:p>Adopted</text:p>
          </table:table-cell>
          <table:table-cell table:style-name="ce1" office:value-type="string">
            <text:p>A</text:p>
          </table:table-cell>
          <table:table-cell table:style-name="ce3" office:value-type="float" office:value="36072">
            <text:p>36,072</text:p>
          </table:table-cell>
          <table:table-cell office:value-type="float" office:value="21814">
            <text:p>21,814</text:p>
          </table:table-cell>
          <table:table-cell table:style-name="ce1" office:value-type="string">
            <text:p>98,614<text:a xlink:href="http://www.leg.state.mn.us/lrl/mngov/constitutionalamendments.aspx#g">g</text:a></text:p>
          </table:table-cell>
          <table:table-cell table:style-name="ce1" office:value-type="string">
            <text:p><text:a xlink:href="https://www.revisor.mn.gov/data/revisor/law/1877/0/1877-001.pdf">1877 Laws of MInnesota Chapter 1</text:a></text:p>
          </table:table-cell>
        </table:table-row>
        <table:table-row table:style-name="ro2">
          <table:table-cell table:number-columns-repeated="2" table:style-name="ce1" office:value-type="float" office:value="1877">
            <text:p>1877</text:p>
          </table:table-cell>
          <table:table-cell table:style-name="ce1"/>
          <table:table-cell table:style-name="ce1" office:value-type="string">
            <text:p>To authorize women to vote in local option elections.</text:p>
          </table:table-cell>
          <table:table-cell table:style-name="ce1" table:formula="of:=IF([.F182] = &quot;U&quot;;&quot;Unresolved&quot;;IF([.F182] = &quot;A&quot;; &quot;Adopted&quot;; &quot;Rejected&quot;))" office:value-type="string" office:string-value="Rejected">
            <text:p>Rejected</text:p>
          </table:table-cell>
          <table:table-cell table:style-name="ce1" office:value-type="string">
            <text:p>R</text:p>
          </table:table-cell>
          <table:table-cell table:style-name="ce3" office:value-type="float" office:value="26468">
            <text:p>26,468</text:p>
          </table:table-cell>
          <table:table-cell office:value-type="float" office:value="32963">
            <text:p>32,963</text:p>
          </table:table-cell>
          <table:table-cell table:style-name="ce1" office:value-type="string">
            <text:p>98,614<text:a xlink:href="http://www.leg.state.mn.us/lrl/mngov/constitutionalamendments.aspx#g">g</text:a></text:p>
          </table:table-cell>
          <table:table-cell table:style-name="ce1" office:value-type="string">
            <text:p><text:a xlink:href="https://www.revisor.mn.gov/data/revisor/law/1877/0/1877-002.pdf">1877 Laws of MInnesota Chapter 2</text:a></text:p>
          </table:table-cell>
        </table:table-row>
        <table:table-row table:style-name="ro2">
          <table:table-cell table:number-columns-repeated="2" table:style-name="ce1" office:value-type="float" office:value="1877">
            <text:p>1877</text:p>
          </table:table-cell>
          <table:table-cell table:style-name="ce1"/>
          <table:table-cell table:style-name="ce1" office:value-type="string">
            <text:p>To establish single liability for stockholders in all corporations except banks.</text:p>
          </table:table-cell>
          <table:table-cell table:style-name="ce1" table:formula="of:=IF([.F183] = &quot;U&quot;;&quot;Unresolved&quot;;IF([.F183] = &quot;A&quot;; &quot;Adopted&quot;; &quot;Rejected&quot;))" office:value-type="string" office:string-value="Rejected">
            <text:p>Rejected</text:p>
          </table:table-cell>
          <table:table-cell table:style-name="ce1" office:value-type="string">
            <text:p>R</text:p>
          </table:table-cell>
          <table:table-cell table:style-name="ce3" office:value-type="float" office:value="24415">
            <text:p>24,415</text:p>
          </table:table-cell>
          <table:table-cell office:value-type="float" office:value="26020">
            <text:p>26,020</text:p>
          </table:table-cell>
          <table:table-cell table:style-name="ce1" office:value-type="string">
            <text:p>98,614<text:a xlink:href="http://www.leg.state.mn.us/lrl/mngov/constitutionalamendments.aspx#g">g</text:a></text:p>
          </table:table-cell>
          <table:table-cell table:style-name="ce1" office:value-type="string">
            <text:p><text:a xlink:href="https://www.revisor.mn.gov/data/revisor/law/1877/0/1877-004.pdf">1877 Laws of MInnesota Chapter 4</text:a></text:p>
          </table:table-cell>
        </table:table-row>
        <table:table-row table:style-name="ro2">
          <table:table-cell table:number-columns-repeated="2" table:style-name="ce1" office:value-type="float" office:value="1877">
            <text:p>1877</text:p>
          </table:table-cell>
          <table:table-cell table:style-name="ce1"/>
          <table:table-cell table:style-name="ce1" office:value-type="string">
            <text:p>To authorize sale of internal improvement lands and use of proceeds to pay railroad bonds.</text:p>
          </table:table-cell>
          <table:table-cell table:style-name="ce1" table:formula="of:=IF([.F184] = &quot;U&quot;;&quot;Unresolved&quot;;IF([.F184] = &quot;A&quot;; &quot;Adopted&quot;; &quot;Rejected&quot;))" office:value-type="string" office:string-value="Rejected">
            <text:p>Rejected</text:p>
          </table:table-cell>
          <table:table-cell table:style-name="ce1" office:value-type="string">
            <text:p>R</text:p>
          </table:table-cell>
          <table:table-cell table:style-name="ce3" office:value-type="float" office:value="17324">
            <text:p>17,324</text:p>
          </table:table-cell>
          <table:table-cell office:value-type="float" office:value="59176">
            <text:p>59,176</text:p>
          </table:table-cell>
          <table:table-cell table:style-name="ce1" office:value-type="string">
            <text:p>98,614<text:a xlink:href="http://www.leg.state.mn.us/lrl/mngov/constitutionalamendments.aspx#g">g</text:a></text:p>
          </table:table-cell>
          <table:table-cell table:style-name="ce1" office:value-type="string">
            <text:p><text:a xlink:href="https://www.revisor.mn.gov/data/revisor/law/1877/0/1877-005.pdf">1877 Laws of MInnesota Chapter 5</text:a></text:p>
          </table:table-cell>
        </table:table-row>
        <table:table-row table:style-name="ro2">
          <table:table-cell table:number-columns-repeated="2" table:style-name="ce1" office:value-type="float" office:value="1877">
            <text:p>1877</text:p>
          </table:table-cell>
          <table:table-cell table:style-name="ce1"/>
          <table:table-cell table:style-name="ce1" office:value-type="string">
            <text:p>To prohibit use of state school funds to support sectarian schools.</text:p>
          </table:table-cell>
          <table:table-cell table:style-name="ce1" table:formula="of:=IF([.F185] = &quot;U&quot;;&quot;Unresolved&quot;;IF([.F185] = &quot;A&quot;; &quot;Adopted&quot;; &quot;Rejected&quot;))" office:value-type="string" office:string-value="Adopted">
            <text:p>Adopted</text:p>
          </table:table-cell>
          <table:table-cell table:style-name="ce1" office:value-type="string">
            <text:p>A</text:p>
          </table:table-cell>
          <table:table-cell table:style-name="ce3" office:value-type="float" office:value="36780">
            <text:p>36,780</text:p>
          </table:table-cell>
          <table:table-cell office:value-type="float" office:value="16667">
            <text:p>16,667</text:p>
          </table:table-cell>
          <table:table-cell table:style-name="ce1" office:value-type="string">
            <text:p>98,614<text:a xlink:href="http://www.leg.state.mn.us/lrl/mngov/constitutionalamendments.aspx#g">g</text:a></text:p>
          </table:table-cell>
          <table:table-cell table:style-name="ce1" office:value-type="string">
            <text:p><text:a xlink:href="https://www.revisor.mn.gov/data/revisor/law/1877/0/1877-003.pdf">1877 Laws of MInnesota Chapter 3</text:a></text:p>
          </table:table-cell>
        </table:table-row>
        <table:table-row table:style-name="ro2">
          <table:table-cell table:number-columns-repeated="2" table:style-name="ce1" office:value-type="float" office:value="1876">
            <text:p>1876</text:p>
          </table:table-cell>
          <table:table-cell table:style-name="ce1"/>
          <table:table-cell table:style-name="ce1" office:value-type="string">
            <text:p>To authorize governor to veto items of appropriation bills.</text:p>
          </table:table-cell>
          <table:table-cell table:style-name="ce1" table:formula="of:=IF([.F186] = &quot;U&quot;;&quot;Unresolved&quot;;IF([.F186] = &quot;A&quot;; &quot;Adopted&quot;; &quot;Rejected&quot;))" office:value-type="string" office:string-value="Adopted">
            <text:p>Adopted</text:p>
          </table:table-cell>
          <table:table-cell table:style-name="ce1" office:value-type="string">
            <text:p>A</text:p>
          </table:table-cell>
          <table:table-cell table:style-name="ce3" office:value-type="float" office:value="47302">
            <text:p>47,302</text:p>
          </table:table-cell>
          <table:table-cell office:value-type="float" office:value="4426">
            <text:p>4,426</text:p>
          </table:table-cell>
          <table:table-cell table:style-name="ce1" office:value-type="string">
            <text:p>123,931<text:a xlink:href="http://www.leg.state.mn.us/lrl/mngov/constitutionalamendments.aspx#p">p</text:a></text:p>
          </table:table-cell>
          <table:table-cell table:style-name="ce1" office:value-type="string">
            <text:p><text:a xlink:href="https://www.revisor.mn.gov/data/revisor/law/1876/0/1876-001.pdf">1876 Laws of MInnesota Chapter 1</text:a></text:p>
          </table:table-cell>
        </table:table-row>
        <table:table-row table:style-name="ro2">
          <table:table-cell table:number-columns-repeated="2" table:style-name="ce1" office:value-type="float" office:value="1876">
            <text:p>1876</text:p>
          </table:table-cell>
          <table:table-cell table:style-name="ce1"/>
          <table:table-cell table:style-name="ce1" office:value-type="string">
            <text:p>To establish single liability for stockholders in all corporations except banks.</text:p>
          </table:table-cell>
          <table:table-cell table:style-name="ce1" table:formula="of:=IF([.F187] = &quot;U&quot;;&quot;Unresolved&quot;;IF([.F187] = &quot;A&quot;; &quot;Adopted&quot;; &quot;Rejected&quot;))" office:value-type="string" office:string-value="Rejected">
            <text:p>Rejected</text:p>
          </table:table-cell>
          <table:table-cell table:style-name="ce1" office:value-type="string">
            <text:p>R</text:p>
          </table:table-cell>
          <table:table-cell table:style-name="ce3" office:value-type="float" office:value="21721">
            <text:p>21,721</text:p>
          </table:table-cell>
          <table:table-cell office:value-type="float" office:value="22830">
            <text:p>22,830</text:p>
          </table:table-cell>
          <table:table-cell table:style-name="ce1" office:value-type="string">
            <text:p>123,931<text:a xlink:href="http://www.leg.state.mn.us/lrl/mngov/constitutionalamendments.aspx#p">p</text:a></text:p>
          </table:table-cell>
          <table:table-cell table:style-name="ce1" office:value-type="string">
            <text:p><text:a xlink:href="https://www.revisor.mn.gov/data/revisor/law/1876/0/1876-002.pdf">1876 Laws of MInnesota Chapter 2</text:a></text:p>
          </table:table-cell>
        </table:table-row>
        <table:table-row table:style-name="ro2">
          <table:table-cell table:number-columns-repeated="2" table:style-name="ce1" office:value-type="float" office:value="1876">
            <text:p>1876</text:p>
          </table:table-cell>
          <table:table-cell table:style-name="ce1"/>
          <table:table-cell table:style-name="ce1" office:value-type="string">
            <text:p>To authorize district judges to sit on supreme bench when supreme court justices disqualified.</text:p>
          </table:table-cell>
          <table:table-cell table:style-name="ce1" table:formula="of:=IF([.F188] = &quot;U&quot;;&quot;Unresolved&quot;;IF([.F188] = &quot;A&quot;; &quot;Adopted&quot;; &quot;Rejected&quot;))" office:value-type="string" office:string-value="Adopted">
            <text:p>Adopted</text:p>
          </table:table-cell>
          <table:table-cell table:style-name="ce1" office:value-type="string">
            <text:p>A</text:p>
          </table:table-cell>
          <table:table-cell table:style-name="ce3" office:value-type="float" office:value="41069">
            <text:p>41,069</text:p>
          </table:table-cell>
          <table:table-cell office:value-type="float" office:value="6063">
            <text:p>6,063</text:p>
          </table:table-cell>
          <table:table-cell table:style-name="ce1" office:value-type="string">
            <text:p>123,931<text:a xlink:href="http://www.leg.state.mn.us/lrl/mngov/constitutionalamendments.aspx#p">p</text:a></text:p>
          </table:table-cell>
          <table:table-cell table:style-name="ce1" office:value-type="string">
            <text:p><text:a xlink:href="https://www.revisor.mn.gov/data/revisor/law/1876/0/1876-003.pdf">1876 Laws of MInnesota Chapter 3</text:a></text:p>
          </table:table-cell>
        </table:table-row>
        <table:table-row table:style-name="ro2">
          <table:table-cell table:number-columns-repeated="2" table:style-name="ce1" office:value-type="float" office:value="1875">
            <text:p>1875</text:p>
          </table:table-cell>
          <table:table-cell table:style-name="ce1"/>
          <table:table-cell table:style-name="ce1" office:value-type="string">
            <text:p>To provide for an indefinite number of judges in each judicial district.</text:p>
          </table:table-cell>
          <table:table-cell table:style-name="ce1" table:formula="of:=IF([.F189] = &quot;U&quot;;&quot;Unresolved&quot;;IF([.F189] = &quot;A&quot;; &quot;Adopted&quot;; &quot;Rejected&quot;))" office:value-type="string" office:string-value="Adopted">
            <text:p>Adopted</text:p>
          </table:table-cell>
          <table:table-cell table:style-name="ce1" office:value-type="string">
            <text:p>A</text:p>
          </table:table-cell>
          <table:table-cell table:style-name="ce3" office:value-type="float" office:value="22560">
            <text:p>22,560</text:p>
          </table:table-cell>
          <table:table-cell office:value-type="float" office:value="18534">
            <text:p>18,534</text:p>
          </table:table-cell>
          <table:table-cell table:style-name="ce1" office:value-type="string">
            <text:p>84,017<text:a xlink:href="http://www.leg.state.mn.us/lrl/mngov/constitutionalamendments.aspx#g">g</text:a></text:p>
          </table:table-cell>
          <table:table-cell table:style-name="ce1" office:value-type="string">
            <text:p><text:a xlink:href="https://www.revisor.mn.gov/data/revisor/law/1875/0/1875-001.pdf">1875 Laws of MInnesota Chapter 1</text:a></text:p>
          </table:table-cell>
        </table:table-row>
        <table:table-row table:style-name="ro2">
          <table:table-cell table:number-columns-repeated="2" table:style-name="ce1" office:value-type="float" office:value="1875">
            <text:p>1875</text:p>
          </table:table-cell>
          <table:table-cell table:style-name="ce1"/>
          <table:table-cell table:style-name="ce1" office:value-type="string">
            <text:p>To authorize the legislature to grant women suffrage in school affairs.</text:p>
          </table:table-cell>
          <table:table-cell table:style-name="ce1" table:formula="of:=IF([.F190] = &quot;U&quot;;&quot;Unresolved&quot;;IF([.F190] = &quot;A&quot;; &quot;Adopted&quot;; &quot;Rejected&quot;))" office:value-type="string" office:string-value="Adopted">
            <text:p>Adopted</text:p>
          </table:table-cell>
          <table:table-cell table:style-name="ce1" office:value-type="string">
            <text:p>A</text:p>
          </table:table-cell>
          <table:table-cell table:style-name="ce3" office:value-type="float" office:value="24340">
            <text:p>24,340</text:p>
          </table:table-cell>
          <table:table-cell office:value-type="float" office:value="19468">
            <text:p>19,468</text:p>
          </table:table-cell>
          <table:table-cell table:style-name="ce1" office:value-type="string">
            <text:p>84,017<text:a xlink:href="http://www.leg.state.mn.us/lrl/mngov/constitutionalamendments.aspx#g">g</text:a></text:p>
          </table:table-cell>
          <table:table-cell table:style-name="ce1" office:value-type="string">
            <text:p><text:a xlink:href="https://www.revisor.mn.gov/data/revisor/law/1875/0/1875-002.pdf">1875 Laws of MInnesota Chapter 2</text:a></text:p>
          </table:table-cell>
        </table:table-row>
        <table:table-row table:style-name="ro2">
          <table:table-cell table:number-columns-repeated="2" table:style-name="ce1" office:value-type="float" office:value="1875">
            <text:p>1875</text:p>
          </table:table-cell>
          <table:table-cell table:style-name="ce1"/>
          <table:table-cell table:style-name="ce1" office:value-type="string">
            <text:p>To prescribe manner in which school funds could be invested.</text:p>
          </table:table-cell>
          <table:table-cell table:style-name="ce1" table:formula="of:=IF([.F191] = &quot;U&quot;;&quot;Unresolved&quot;;IF([.F191] = &quot;A&quot;; &quot;Adopted&quot;; &quot;Rejected&quot;))" office:value-type="string" office:string-value="Adopted">
            <text:p>Adopted</text:p>
          </table:table-cell>
          <table:table-cell table:style-name="ce1" office:value-type="string">
            <text:p>A</text:p>
          </table:table-cell>
          <table:table-cell table:style-name="ce3" office:value-type="float" office:value="28755">
            <text:p>28,755</text:p>
          </table:table-cell>
          <table:table-cell office:value-type="float" office:value="10517">
            <text:p>10,517</text:p>
          </table:table-cell>
          <table:table-cell table:style-name="ce1" office:value-type="string">
            <text:p>84,017<text:a xlink:href="http://www.leg.state.mn.us/lrl/mngov/constitutionalamendments.aspx#g">g</text:a></text:p>
          </table:table-cell>
          <table:table-cell table:style-name="ce1" office:value-type="string">
            <text:p><text:a xlink:href="https://www.revisor.mn.gov/data/revisor/law/1875/0/1875-003.pdf">1875 Laws of MInnesota Chapter 3</text:a></text:p>
          </table:table-cell>
        </table:table-row>
        <table:table-row table:style-name="ro2">
          <table:table-cell table:number-columns-repeated="2" table:style-name="ce1" office:value-type="float" office:value="1875">
            <text:p>1875</text:p>
          </table:table-cell>
          <table:table-cell table:style-name="ce1"/>
          <table:table-cell table:style-name="ce1" office:value-type="string">
            <text:p>To establish single liability for stockholders in ordinary business corporations.</text:p>
          </table:table-cell>
          <table:table-cell table:style-name="ce1" table:formula="of:=IF([.F192] = &quot;U&quot;;&quot;Unresolved&quot;;IF([.F192] = &quot;A&quot;; &quot;Adopted&quot;; &quot;Rejected&quot;))" office:value-type="string" office:string-value="Rejected">
            <text:p>Rejected</text:p>
          </table:table-cell>
          <table:table-cell table:style-name="ce1" office:value-type="string">
            <text:p>R</text:p>
          </table:table-cell>
          <table:table-cell table:style-name="ce3" office:value-type="float" office:value="16349">
            <text:p>16,349</text:p>
          </table:table-cell>
          <table:table-cell office:value-type="float" office:value="25858">
            <text:p>25,858</text:p>
          </table:table-cell>
          <table:table-cell table:style-name="ce1" office:value-type="string">
            <text:p>84,017<text:a xlink:href="http://www.leg.state.mn.us/lrl/mngov/constitutionalamendments.aspx#g">g</text:a></text:p>
          </table:table-cell>
          <table:table-cell table:style-name="ce1" office:value-type="string">
            <text:p><text:a xlink:href="https://www.revisor.mn.gov/data/revisor/law/1875/0/1875-004.pdf">1875 Laws of MInnesota Chapter 4</text:a></text:p>
          </table:table-cell>
        </table:table-row>
        <table:table-row table:style-name="ro2">
          <table:table-cell table:number-columns-repeated="2" table:style-name="ce1" office:value-type="float" office:value="1873">
            <text:p>1873</text:p>
          </table:table-cell>
          <table:table-cell table:style-name="ce1"/>
          <table:table-cell table:style-name="ce1" office:value-type="string">
            <text:p>To provide for biennial sessions of the legislature.</text:p>
          </table:table-cell>
          <table:table-cell table:style-name="ce1" table:formula="of:=IF([.F193] = &quot;U&quot;;&quot;Unresolved&quot;;IF([.F193] = &quot;A&quot;; &quot;Adopted&quot;; &quot;Rejected&quot;))" office:value-type="string" office:string-value="Rejected">
            <text:p>Rejected</text:p>
          </table:table-cell>
          <table:table-cell table:style-name="ce1" office:value-type="string">
            <text:p>R</text:p>
          </table:table-cell>
          <table:table-cell table:style-name="ce3" office:value-type="float" office:value="14007">
            <text:p>14,007</text:p>
          </table:table-cell>
          <table:table-cell office:value-type="float" office:value="31729">
            <text:p>31,729</text:p>
          </table:table-cell>
          <table:table-cell table:style-name="ce1" office:value-type="string">
            <text:p>77,057<text:a xlink:href="http://www.leg.state.mn.us/lrl/mngov/constitutionalamendments.aspx#g">g</text:a></text:p>
          </table:table-cell>
          <table:table-cell table:style-name="ce1" office:value-type="string">
            <text:p><text:a xlink:href="https://www.revisor.mn.gov/data/revisor/law/1873/0/1873-003.pdf">1873 Laws of MInnesota Chapter 3</text:a></text:p>
          </table:table-cell>
        </table:table-row>
        <table:table-row table:style-name="ro2">
          <table:table-cell table:number-columns-repeated="2" table:style-name="ce1" office:value-type="float" office:value="1873">
            <text:p>1873</text:p>
          </table:table-cell>
          <table:table-cell table:style-name="ce1"/>
          <table:table-cell table:style-name="ce1" office:value-type="string">
            <text:p>To extend terms of representatives and senators to two and four years, respectively.</text:p>
          </table:table-cell>
          <table:table-cell table:style-name="ce1" table:formula="of:=IF([.F194] = &quot;U&quot;;&quot;Unresolved&quot;;IF([.F194] = &quot;A&quot;; &quot;Adopted&quot;; &quot;Rejected&quot;))" office:value-type="string" office:string-value="Rejected">
            <text:p>Rejected</text:p>
          </table:table-cell>
          <table:table-cell table:style-name="ce1" office:value-type="string">
            <text:p>R</text:p>
          </table:table-cell>
          <table:table-cell table:style-name="ce3" office:value-type="float" office:value="11675">
            <text:p>11,675</text:p>
          </table:table-cell>
          <table:table-cell office:value-type="float" office:value="24331">
            <text:p>24,331</text:p>
          </table:table-cell>
          <table:table-cell table:style-name="ce1" office:value-type="string">
            <text:p>77,057<text:a xlink:href="http://www.leg.state.mn.us/lrl/mngov/constitutionalamendments.aspx#g">g</text:a></text:p>
          </table:table-cell>
          <table:table-cell table:style-name="ce1" office:value-type="string">
            <text:p><text:a xlink:href="https://www.revisor.mn.gov/data/revisor/law/1873/0/1873-003.pdf">1873 Laws of MInnesota Chapter 3</text:a></text:p>
          </table:table-cell>
        </table:table-row>
        <table:table-row table:style-name="ro2">
          <table:table-cell table:number-columns-repeated="2" table:style-name="ce1" office:value-type="float" office:value="1873">
            <text:p>1873</text:p>
          </table:table-cell>
          <table:table-cell table:style-name="ce1"/>
          <table:table-cell table:style-name="ce1" office:value-type="string">
            <text:p>To provide for state canvassing board.</text:p>
          </table:table-cell>
          <table:table-cell table:style-name="ce1" table:formula="of:=IF([.F195] = &quot;U&quot;;&quot;Unresolved&quot;;IF([.F195] = &quot;A&quot;; &quot;Adopted&quot;; &quot;Rejected&quot;))" office:value-type="string" office:string-value="Rejected">
            <text:p>Rejected</text:p>
          </table:table-cell>
          <table:table-cell table:style-name="ce1" office:value-type="string">
            <text:p>R</text:p>
          </table:table-cell>
          <table:table-cell table:style-name="ce3" office:value-type="float" office:value="12116">
            <text:p>12,116</text:p>
          </table:table-cell>
          <table:table-cell office:value-type="float" office:value="25694">
            <text:p>25,694</text:p>
          </table:table-cell>
          <table:table-cell table:style-name="ce1" office:value-type="string">
            <text:p>77,057<text:a xlink:href="http://www.leg.state.mn.us/lrl/mngov/constitutionalamendments.aspx#g">g</text:a></text:p>
          </table:table-cell>
          <table:table-cell table:style-name="ce1" office:value-type="string">
            <text:p><text:a xlink:href="https://www.revisor.mn.gov/data/revisor/law/1873/0/1873-003.pdf">1873 Laws of MInnesota Chapter 3</text:a></text:p>
          </table:table-cell>
        </table:table-row>
        <table:table-row table:style-name="ro2">
          <table:table-cell table:number-columns-repeated="2" table:style-name="ce1" office:value-type="float" office:value="1873">
            <text:p>1873</text:p>
          </table:table-cell>
          <table:table-cell table:style-name="ce1"/>
          <table:table-cell table:style-name="ce1" office:value-type="string">
            <text:p>To provide more effectively for the safekeeping of public funds.</text:p>
          </table:table-cell>
          <table:table-cell table:style-name="ce1" table:formula="of:=IF([.F196] = &quot;U&quot;;&quot;Unresolved&quot;;IF([.F196] = &quot;A&quot;; &quot;Adopted&quot;; &quot;Rejected&quot;))" office:value-type="string" office:string-value="Adopted">
            <text:p>Adopted</text:p>
          </table:table-cell>
          <table:table-cell table:style-name="ce1" office:value-type="string">
            <text:p>A</text:p>
          </table:table-cell>
          <table:table-cell table:style-name="ce3" office:value-type="float" office:value="27143">
            <text:p>27,143</text:p>
          </table:table-cell>
          <table:table-cell office:value-type="float" office:value="5438">
            <text:p>5,438</text:p>
          </table:table-cell>
          <table:table-cell table:style-name="ce1" office:value-type="string">
            <text:p>77,057<text:a xlink:href="http://www.leg.state.mn.us/lrl/mngov/constitutionalamendments.aspx#g">g</text:a></text:p>
          </table:table-cell>
          <table:table-cell table:style-name="ce1" office:value-type="string">
            <text:p><text:a xlink:href="https://www.revisor.mn.gov/data/revisor/law/1873/0/1873-004.pdf">1873 Laws of MInnesota Chapter 4</text:a></text:p>
          </table:table-cell>
        </table:table-row>
        <table:table-row table:style-name="ro2">
          <table:table-cell table:number-columns-repeated="2" table:style-name="ce1" office:value-type="float" office:value="1872">
            <text:p>1872</text:p>
          </table:table-cell>
          <table:table-cell table:style-name="ce1"/>
          <table:table-cell table:style-name="ce1" office:value-type="string">
            <text:p>To authorize state loan for asylum buildings.</text:p>
          </table:table-cell>
          <table:table-cell table:style-name="ce1" table:formula="of:=IF([.F197] = &quot;U&quot;;&quot;Unresolved&quot;;IF([.F197] = &quot;A&quot;; &quot;Adopted&quot;; &quot;Rejected&quot;))" office:value-type="string" office:string-value="Adopted">
            <text:p>Adopted</text:p>
          </table:table-cell>
          <table:table-cell table:style-name="ce1" office:value-type="string">
            <text:p>A</text:p>
          </table:table-cell>
          <table:table-cell table:style-name="ce3" office:value-type="float" office:value="29158">
            <text:p>29,158</text:p>
          </table:table-cell>
          <table:table-cell office:value-type="float" office:value="26881">
            <text:p>26,881</text:p>
          </table:table-cell>
          <table:table-cell table:style-name="ce1" office:value-type="string">
            <text:p>90,919<text:a xlink:href="http://www.leg.state.mn.us/lrl/mngov/constitutionalamendments.aspx#p">p</text:a></text:p>
          </table:table-cell>
          <table:table-cell table:style-name="ce1" office:value-type="string">
            <text:p><text:a xlink:href="https://www.revisor.mn.gov/data/revisor/law/1872/0/1872-011.pdf">1872 Laws of MInnesota Chapter 11</text:a></text:p>
          </table:table-cell>
        </table:table-row>
        <table:table-row table:style-name="ro2">
          <table:table-cell table:number-columns-repeated="2" table:style-name="ce1" office:value-type="float" office:value="1872">
            <text:p>1872</text:p>
          </table:table-cell>
          <table:table-cell table:style-name="ce1"/>
          <table:table-cell table:style-name="ce1" office:value-type="string">
            <text:p>To exempt stockholders in manufacturing or mechanical businesses from double liability.</text:p>
          </table:table-cell>
          <table:table-cell table:style-name="ce1" table:formula="of:=IF([.F198] = &quot;U&quot;;&quot;Unresolved&quot;;IF([.F198] = &quot;A&quot;; &quot;Adopted&quot;; &quot;Rejected&quot;))" office:value-type="string" office:string-value="Adopted">
            <text:p>Adopted</text:p>
          </table:table-cell>
          <table:table-cell table:style-name="ce1" office:value-type="string">
            <text:p>A</text:p>
          </table:table-cell>
          <table:table-cell table:style-name="ce3" office:value-type="float" office:value="23091">
            <text:p>23,091</text:p>
          </table:table-cell>
          <table:table-cell office:value-type="float" office:value="21794">
            <text:p>21,794</text:p>
          </table:table-cell>
          <table:table-cell table:style-name="ce1" office:value-type="string">
            <text:p>90,919<text:a xlink:href="http://www.leg.state.mn.us/lrl/mngov/constitutionalamendments.aspx#p">p</text:a></text:p>
          </table:table-cell>
          <table:table-cell table:style-name="ce1" office:value-type="string">
            <text:p><text:a xlink:href="https://www.revisor.mn.gov/data/revisor/law/1872/0/1872-012.pdf">1872 Laws of MInnesota Chapter 12</text:a></text:p>
          </table:table-cell>
        </table:table-row>
        <table:table-row table:style-name="ro2">
          <table:table-cell table:number-columns-repeated="2" table:style-name="ce1" office:value-type="float" office:value="1872">
            <text:p>1872</text:p>
          </table:table-cell>
          <table:table-cell table:style-name="ce1"/>
          <table:table-cell table:style-name="ce1" office:value-type="string">
            <text:p>To restrict issuance of county, town, and municipal bonds to aid railroads.</text:p>
          </table:table-cell>
          <table:table-cell table:style-name="ce1" table:formula="of:=IF([.F199] = &quot;U&quot;;&quot;Unresolved&quot;;IF([.F199] = &quot;A&quot;; &quot;Adopted&quot;; &quot;Rejected&quot;))" office:value-type="string" office:string-value="Adopted">
            <text:p>Adopted</text:p>
          </table:table-cell>
          <table:table-cell table:style-name="ce1" office:value-type="string">
            <text:p>A</text:p>
          </table:table-cell>
          <table:table-cell table:style-name="ce3" office:value-type="float" office:value="27916">
            <text:p>27,916</text:p>
          </table:table-cell>
          <table:table-cell office:value-type="float" office:value="7796">
            <text:p>7,796</text:p>
          </table:table-cell>
          <table:table-cell table:style-name="ce1" office:value-type="string">
            <text:p>90,919<text:a xlink:href="http://www.leg.state.mn.us/lrl/mngov/constitutionalamendments.aspx#p">p</text:a></text:p>
          </table:table-cell>
          <table:table-cell table:style-name="ce1" office:value-type="string">
            <text:p><text:a xlink:href="https://www.revisor.mn.gov/data/revisor/law/1872/0/1872-013.pdf">1872 Laws of MInnesota Chapter 13</text:a></text:p>
          </table:table-cell>
        </table:table-row>
        <table:table-row table:style-name="ro2">
          <table:table-cell table:number-columns-repeated="2" table:style-name="ce1" office:value-type="float" office:value="1872">
            <text:p>1872</text:p>
          </table:table-cell>
          <table:table-cell table:style-name="ce1"/>
          <table:table-cell table:style-name="ce1" office:value-type="string">
            <text:p>To provide for sale of internal improvement lands.</text:p>
          </table:table-cell>
          <table:table-cell table:style-name="ce1" table:formula="of:=IF([.F200] = &quot;U&quot;;&quot;Unresolved&quot;;IF([.F200] = &quot;A&quot;; &quot;Adopted&quot;; &quot;Rejected&quot;))" office:value-type="string" office:string-value="Adopted">
            <text:p>Adopted</text:p>
          </table:table-cell>
          <table:table-cell table:style-name="ce1" office:value-type="string">
            <text:p>A</text:p>
          </table:table-cell>
          <table:table-cell table:style-name="ce3" office:value-type="float" office:value="55438">
            <text:p>55,438</text:p>
          </table:table-cell>
          <table:table-cell office:value-type="float" office:value="4331">
            <text:p>4,331</text:p>
          </table:table-cell>
          <table:table-cell table:style-name="ce1" office:value-type="string">
            <text:p>90,919<text:a xlink:href="http://www.leg.state.mn.us/lrl/mngov/constitutionalamendments.aspx#p">p</text:a></text:p>
          </table:table-cell>
          <table:table-cell table:style-name="ce1" office:value-type="string">
            <text:p><text:a xlink:href="https://www.revisor.mn.gov/data/revisor/law/1872/0/1872-014.pdf">1872 Laws of MInnesota Chapter 14</text:a></text:p>
          </table:table-cell>
        </table:table-row>
        <table:table-row table:style-name="ro2">
          <table:table-cell table:number-columns-repeated="2" table:style-name="ce1" office:value-type="float" office:value="1871">
            <text:p>1871</text:p>
          </table:table-cell>
          <table:table-cell table:style-name="ce1"/>
          <table:table-cell table:style-name="ce1" office:value-type="string">
            <text:p>To require popular approval of changes in railroad gross earnings tax law.</text:p>
          </table:table-cell>
          <table:table-cell table:style-name="ce1" table:formula="of:=IF([.F201] = &quot;U&quot;;&quot;Unresolved&quot;;IF([.F201] = &quot;A&quot;; &quot;Adopted&quot;; &quot;Rejected&quot;))" office:value-type="string" office:string-value="Adopted">
            <text:p>Adopted</text:p>
          </table:table-cell>
          <table:table-cell table:style-name="ce1" office:value-type="string">
            <text:p>A</text:p>
          </table:table-cell>
          <table:table-cell table:style-name="ce3" office:value-type="float" office:value="41814">
            <text:p>41,814</text:p>
          </table:table-cell>
          <table:table-cell office:value-type="float" office:value="9216">
            <text:p>9,216</text:p>
          </table:table-cell>
          <table:table-cell table:style-name="ce1" office:value-type="string">
            <text:p>78,172<text:a xlink:href="http://www.leg.state.mn.us/lrl/mngov/constitutionalamendments.aspx#g">g</text:a></text:p>
          </table:table-cell>
          <table:table-cell table:style-name="ce1" office:value-type="string">
            <text:p><text:a xlink:href="https://www.revisor.mn.gov/data/revisor/law/1871/0/1871-018.pdf">1871 Laws of MInnesota Chapter 18</text:a></text:p>
          </table:table-cell>
        </table:table-row>
        <table:table-row table:style-name="ro2">
          <table:table-cell table:number-columns-repeated="2" table:style-name="ce1" office:value-type="float" office:value="1871">
            <text:p>1871</text:p>
          </table:table-cell>
          <table:table-cell table:style-name="ce1"/>
          <table:table-cell table:style-name="ce1" office:value-type="string">
            <text:p>To authorize state loan for asylum buildings.</text:p>
          </table:table-cell>
          <table:table-cell table:style-name="ce1" table:formula="of:=IF([.F202] = &quot;U&quot;;&quot;Unresolved&quot;;IF([.F202] = &quot;A&quot;; &quot;Adopted&quot;; &quot;Rejected&quot;))" office:value-type="string" office:string-value="Rejected">
            <text:p>Rejected</text:p>
          </table:table-cell>
          <table:table-cell table:style-name="ce1" office:value-type="string">
            <text:p>R</text:p>
          </table:table-cell>
          <table:table-cell table:style-name="ce3" office:value-type="float" office:value="6724">
            <text:p>6,724</text:p>
          </table:table-cell>
          <table:table-cell office:value-type="float" office:value="40797">
            <text:p>40,797</text:p>
          </table:table-cell>
          <table:table-cell table:style-name="ce1" office:value-type="string">
            <text:p>78,172<text:a xlink:href="http://www.leg.state.mn.us/lrl/mngov/constitutionalamendments.aspx#g">g</text:a></text:p>
          </table:table-cell>
          <table:table-cell table:style-name="ce1" office:value-type="string">
            <text:p><text:a xlink:href="https://www.revisor.mn.gov/data/revisor/law/1871/0/1871-019.pdf">1871 Laws of MInnesota Chapter 19</text:a></text:p>
          </table:table-cell>
        </table:table-row>
        <table:table-row table:style-name="ro2">
          <table:table-cell table:number-columns-repeated="2" table:style-name="ce1" office:value-type="float" office:value="1870">
            <text:p>1870</text:p>
          </table:table-cell>
          <table:table-cell table:style-name="ce1"/>
          <table:table-cell table:style-name="ce1" office:value-type="string">
            <text:p>To exempt holders of railroad stock from double liability.</text:p>
          </table:table-cell>
          <table:table-cell table:style-name="ce1" table:formula="of:=IF([.F203] = &quot;U&quot;;&quot;Unresolved&quot;;IF([.F203] = &quot;A&quot;; &quot;Adopted&quot;; &quot;Rejected&quot;))" office:value-type="string" office:string-value="Rejected">
            <text:p>Rejected</text:p>
          </table:table-cell>
          <table:table-cell table:style-name="ce1" office:value-type="string">
            <text:p>R</text:p>
          </table:table-cell>
          <table:table-cell table:style-name="ce3" office:value-type="float" office:value="7446">
            <text:p>7,446</text:p>
          </table:table-cell>
          <table:table-cell office:value-type="float" office:value="11210">
            <text:p>11,210</text:p>
          </table:table-cell>
          <table:table-cell table:style-name="ce1" office:value-type="string">
            <text:p>18,656<text:a xlink:href="http://www.leg.state.mn.us/lrl/mngov/constitutionalamendments.aspx#l">l</text:a></text:p>
          </table:table-cell>
          <table:table-cell table:style-name="ce1" office:value-type="string">
            <text:p><text:a xlink:href="https://www.revisor.mn.gov/data/revisor/law/1870/0/1870-021.pdf">1870 Laws of MInnesota Chapter 21</text:a></text:p>
          </table:table-cell>
        </table:table-row>
        <table:table-row table:style-name="ro2">
          <table:table-cell table:number-columns-repeated="2" table:style-name="ce1" office:value-type="float" office:value="1869">
            <text:p>1869</text:p>
          </table:table-cell>
          <table:table-cell table:style-name="ce1"/>
          <table:table-cell table:style-name="ce1" office:value-type="string">
            <text:p>To abolish Manomin county.</text:p>
          </table:table-cell>
          <table:table-cell table:style-name="ce1" table:formula="of:=IF([.F204] = &quot;U&quot;;&quot;Unresolved&quot;;IF([.F204] = &quot;A&quot;; &quot;Adopted&quot;; &quot;Rejected&quot;))" office:value-type="string" office:string-value="Adopted">
            <text:p>Adopted</text:p>
          </table:table-cell>
          <table:table-cell table:style-name="ce1" office:value-type="string">
            <text:p>A</text:p>
          </table:table-cell>
          <table:table-cell table:style-name="ce3" office:value-type="float" office:value="13392">
            <text:p>13,392</text:p>
          </table:table-cell>
          <table:table-cell office:value-type="float" office:value="1671">
            <text:p>1,671</text:p>
          </table:table-cell>
          <table:table-cell table:style-name="ce1" office:value-type="string">
            <text:p>54,525<text:a xlink:href="http://www.leg.state.mn.us/lrl/mngov/constitutionalamendments.aspx#g">g</text:a></text:p>
          </table:table-cell>
          <table:table-cell table:style-name="ce1" office:value-type="string">
            <text:p><text:a xlink:href="https://www.revisor.mn.gov/data/revisor/law/1869/0/1869-050.pdf">1869 Laws of MInnesota Chapter 50</text:a></text:p>
          </table:table-cell>
        </table:table-row>
        <table:table-row table:style-name="ro2">
          <table:table-cell table:number-columns-repeated="2" table:style-name="ce1" office:value-type="float" office:value="1869">
            <text:p>1869</text:p>
          </table:table-cell>
          <table:table-cell table:style-name="ce1"/>
          <table:table-cell table:style-name="ce1" office:value-type="string">
            <text:p>To authorize special assessments for local improvements.</text:p>
          </table:table-cell>
          <table:table-cell table:style-name="ce1" table:formula="of:=IF([.F205] = &quot;U&quot;;&quot;Unresolved&quot;;IF([.F205] = &quot;A&quot;; &quot;Adopted&quot;; &quot;Rejected&quot;))" office:value-type="string" office:string-value="Adopted">
            <text:p>Adopted</text:p>
          </table:table-cell>
          <table:table-cell table:style-name="ce1" office:value-type="string">
            <text:p>A</text:p>
          </table:table-cell>
          <table:table-cell table:style-name="ce3" office:value-type="float" office:value="26636">
            <text:p>26,636</text:p>
          </table:table-cell>
          <table:table-cell office:value-type="float" office:value="2560">
            <text:p>2,560</text:p>
          </table:table-cell>
          <table:table-cell table:style-name="ce1" office:value-type="string">
            <text:p>54,525<text:a xlink:href="http://www.leg.state.mn.us/lrl/mngov/constitutionalamendments.aspx#g">g</text:a></text:p>
          </table:table-cell>
          <table:table-cell table:style-name="ce1" office:value-type="string">
            <text:p><text:a xlink:href="https://www.revisor.mn.gov/data/revisor/law/1869/0/1869-051.pdf">1869 Laws of MInnesota Chapter 51</text:a></text:p>
          </table:table-cell>
        </table:table-row>
        <table:table-row table:style-name="ro2">
          <table:table-cell table:number-columns-repeated="2" table:style-name="ce1" office:value-type="float" office:value="1868">
            <text:p>1868</text:p>
          </table:table-cell>
          <table:table-cell table:style-name="ce1"/>
          <table:table-cell table:style-name="ce1" office:value-type="string">
            <text:p>To authorize Negroes to vote.</text:p>
          </table:table-cell>
          <table:table-cell table:style-name="ce1" table:formula="of:=IF([.F206] = &quot;U&quot;;&quot;Unresolved&quot;;IF([.F206] = &quot;A&quot;; &quot;Adopted&quot;; &quot;Rejected&quot;))" office:value-type="string" office:string-value="Adopted">
            <text:p>Adopted</text:p>
          </table:table-cell>
          <table:table-cell table:style-name="ce1" office:value-type="string">
            <text:p>A</text:p>
          </table:table-cell>
          <table:table-cell table:style-name="ce3" office:value-type="float" office:value="39493">
            <text:p>39,493</text:p>
          </table:table-cell>
          <table:table-cell office:value-type="float" office:value="30121">
            <text:p>30,121</text:p>
          </table:table-cell>
          <table:table-cell table:style-name="ce1" office:value-type="string">
            <text:p>71,818<text:a xlink:href="http://www.leg.state.mn.us/lrl/mngov/constitutionalamendments.aspx#p">p</text:a></text:p>
          </table:table-cell>
          <table:table-cell table:style-name="ce1" office:value-type="string">
            <text:p><text:a xlink:href="https://www.revisor.mn.gov/data/revisor/law/1868/0/1868-106.pdf">1868 Laws of MInnesota Chapter 106</text:a></text:p>
          </table:table-cell>
        </table:table-row>
        <table:table-row table:style-name="ro2">
          <table:table-cell table:number-columns-repeated="2" table:style-name="ce1" office:value-type="float" office:value="1868">
            <text:p>1868</text:p>
          </table:table-cell>
          <table:table-cell table:style-name="ce1"/>
          <table:table-cell table:style-name="ce1" office:value-type="string">
            <text:p>To abolish requirement of grand jury.</text:p>
          </table:table-cell>
          <table:table-cell table:style-name="ce1" table:formula="of:=IF([.F207] = &quot;U&quot;;&quot;Unresolved&quot;;IF([.F207] = &quot;A&quot;; &quot;Adopted&quot;; &quot;Rejected&quot;))" office:value-type="string" office:string-value="Rejected">
            <text:p>Rejected</text:p>
          </table:table-cell>
          <table:table-cell table:style-name="ce1" office:value-type="string">
            <text:p>R</text:p>
          </table:table-cell>
          <table:table-cell table:style-name="ce3" office:value-type="float" office:value="14763">
            <text:p>14,763</text:p>
          </table:table-cell>
          <table:table-cell office:value-type="float" office:value="30544">
            <text:p>30,544</text:p>
          </table:table-cell>
          <table:table-cell table:style-name="ce1" office:value-type="string">
            <text:p>71,818<text:a xlink:href="http://www.leg.state.mn.us/lrl/mngov/constitutionalamendments.aspx#p">p</text:a></text:p>
          </table:table-cell>
          <table:table-cell table:style-name="ce1" office:value-type="string">
            <text:p><text:a xlink:href="https://www.revisor.mn.gov/data/revisor/law/1868/0/1868-107.pdf">1868 Laws of MInnesota Chapter 107</text:a></text:p>
          </table:table-cell>
        </table:table-row>
        <table:table-row table:style-name="ro2">
          <table:table-cell table:number-columns-repeated="2" table:style-name="ce1" office:value-type="float" office:value="1868">
            <text:p>1868</text:p>
          </table:table-cell>
          <table:table-cell table:style-name="ce1"/>
          <table:table-cell table:style-name="ce1" office:value-type="string">
            <text:p>To authorize sale of 500,000 acres of internal improvement lands and investment of proceeds in state or national securities.</text:p>
          </table:table-cell>
          <table:table-cell table:style-name="ce1" table:formula="of:=IF([.F208] = &quot;U&quot;;&quot;Unresolved&quot;;IF([.F208] = &quot;A&quot;; &quot;Adopted&quot;; &quot;Rejected&quot;))" office:value-type="string" office:string-value="Rejected">
            <text:p>Rejected</text:p>
          </table:table-cell>
          <table:table-cell table:style-name="ce1" office:value-type="string">
            <text:p>R</text:p>
          </table:table-cell>
          <table:table-cell table:style-name="ce3" office:value-type="float" office:value="19398">
            <text:p>19,398</text:p>
          </table:table-cell>
          <table:table-cell office:value-type="float" office:value="28729">
            <text:p>28,729</text:p>
          </table:table-cell>
          <table:table-cell table:style-name="ce1" office:value-type="string">
            <text:p>71,818<text:a xlink:href="http://www.leg.state.mn.us/lrl/mngov/constitutionalamendments.aspx#p">p</text:a></text:p>
          </table:table-cell>
          <table:table-cell table:style-name="ce1" office:value-type="string">
            <text:p><text:a xlink:href="https://www.revisor.mn.gov/data/revisor/law/1868/0/1868-108.pdf">1868 Laws of MInnesota Chapter 108</text:a></text:p>
          </table:table-cell>
        </table:table-row>
        <table:table-row table:style-name="ro2">
          <table:table-cell table:number-columns-repeated="2" table:style-name="ce1" office:value-type="float" office:value="1867">
            <text:p>1867</text:p>
          </table:table-cell>
          <table:table-cell table:style-name="ce1"/>
          <table:table-cell table:style-name="ce1" office:value-type="string">
            <text:p>To authorize Negroes to vote.</text:p>
          </table:table-cell>
          <table:table-cell table:style-name="ce1" table:formula="of:=IF([.F209] = &quot;U&quot;;&quot;Unresolved&quot;;IF([.F209] = &quot;A&quot;; &quot;Adopted&quot;; &quot;Rejected&quot;))" office:value-type="string" office:string-value="Rejected">
            <text:p>Rejected</text:p>
          </table:table-cell>
          <table:table-cell table:style-name="ce1" office:value-type="string">
            <text:p>R</text:p>
          </table:table-cell>
          <table:table-cell table:style-name="ce3" office:value-type="float" office:value="27479">
            <text:p>27,479</text:p>
          </table:table-cell>
          <table:table-cell office:value-type="float" office:value="28794">
            <text:p>28,794</text:p>
          </table:table-cell>
          <table:table-cell table:style-name="ce1" office:value-type="string">
            <text:p>63,376<text:a xlink:href="http://www.leg.state.mn.us/lrl/mngov/constitutionalamendments.aspx#g">g</text:a></text:p>
          </table:table-cell>
          <table:table-cell table:style-name="ce1" office:value-type="string">
            <text:p><text:a xlink:href="https://www.revisor.mn.gov/data/revisor/law/1867/0/1867-025.pdf">1867 Laws of MInnesota Chapter 25</text:a></text:p>
          </table:table-cell>
        </table:table-row>
        <table:table-row table:style-name="ro2">
          <table:table-cell table:number-columns-repeated="2" table:style-name="ce1" office:value-type="float" office:value="1867">
            <text:p>1867</text:p>
          </table:table-cell>
          <table:table-cell table:style-name="ce1"/>
          <table:table-cell table:style-name="ce1" office:value-type="string">
            <text:p>To subject shares in state and national banks to state taxation.</text:p>
          </table:table-cell>
          <table:table-cell table:style-name="ce1" table:formula="of:=IF([.F210] = &quot;U&quot;;&quot;Unresolved&quot;;IF([.F210] = &quot;A&quot;; &quot;Adopted&quot;; &quot;Rejected&quot;))" office:value-type="string" office:string-value="Rejected">
            <text:p>Rejected</text:p>
          </table:table-cell>
          <table:table-cell table:style-name="ce1" office:value-type="string">
            <text:p>R</text:p>
          </table:table-cell>
          <table:table-cell table:style-name="ce3" office:value-type="float" office:value="8742">
            <text:p>8,742</text:p>
          </table:table-cell>
          <table:table-cell office:value-type="float" office:value="34351">
            <text:p>34,351</text:p>
          </table:table-cell>
          <table:table-cell table:style-name="ce1" office:value-type="string">
            <text:p>64,376<text:a xlink:href="http://www.leg.state.mn.us/lrl/mngov/constitutionalamendments.aspx#g">g</text:a></text:p>
          </table:table-cell>
          <table:table-cell table:style-name="ce1" office:value-type="string">
            <text:p><text:a xlink:href="https://www.revisor.mn.gov/data/revisor/law/1867/0/1867-118.pdf">1867 Laws of MInnesota Chapter 118</text:a></text:p>
          </table:table-cell>
        </table:table-row>
        <table:table-row table:style-name="ro2">
          <table:table-cell table:number-columns-repeated="2" table:style-name="ce1" office:value-type="float" office:value="1865">
            <text:p>1865</text:p>
          </table:table-cell>
          <table:table-cell table:style-name="ce1"/>
          <table:table-cell table:style-name="ce1" office:value-type="string">
            <text:p>To authorize Negroes to vote.</text:p>
          </table:table-cell>
          <table:table-cell table:style-name="ce1" table:formula="of:=IF([.F211] = &quot;U&quot;;&quot;Unresolved&quot;;IF([.F211] = &quot;A&quot;; &quot;Adopted&quot;; &quot;Rejected&quot;))" office:value-type="string" office:string-value="Rejected">
            <text:p>Rejected</text:p>
          </table:table-cell>
          <table:table-cell table:style-name="ce1" office:value-type="string">
            <text:p>R</text:p>
          </table:table-cell>
          <table:table-cell table:style-name="ce3" office:value-type="float" office:value="12135">
            <text:p>12,135</text:p>
          </table:table-cell>
          <table:table-cell office:value-type="float" office:value="14651">
            <text:p>14,651</text:p>
          </table:table-cell>
          <table:table-cell table:style-name="ce1" office:value-type="string">
            <text:p>31,160<text:a xlink:href="http://www.leg.state.mn.us/lrl/mngov/constitutionalamendments.aspx#g">g</text:a></text:p>
          </table:table-cell>
          <table:table-cell table:style-name="ce1" office:value-type="string">
            <text:p><text:a xlink:href="https://www.revisor.mn.gov/data/revisor/law/1865/0/1865-057.pdf">1865 Laws of MInnesota Chapter 57</text:a></text:p>
          </table:table-cell>
        </table:table-row>
        <table:table-row table:style-name="ro2">
          <table:table-cell table:number-columns-repeated="2" table:style-name="ce1" office:value-type="float" office:value="1860">
            <text:p>1860</text:p>
          </table:table-cell>
          <table:table-cell table:style-name="ce1"/>
          <table:table-cell table:style-name="ce1" office:value-type="string">
            <text:p>To limit legislative sessions to 60 days.</text:p>
          </table:table-cell>
          <table:table-cell table:style-name="ce1" table:formula="of:=IF([.F212] = &quot;U&quot;;&quot;Unresolved&quot;;IF([.F212] = &quot;A&quot;; &quot;Adopted&quot;; &quot;Rejected&quot;))" office:value-type="string" office:string-value="Adopted">
            <text:p>Adopted</text:p>
          </table:table-cell>
          <table:table-cell table:style-name="ce1" office:value-type="string">
            <text:p>A</text:p>
          </table:table-cell>
          <table:table-cell table:style-name="ce3" office:value-type="float" office:value="19785">
            <text:p>19,785</text:p>
          </table:table-cell>
          <table:table-cell office:value-type="float" office:value="442">
            <text:p>442</text:p>
          </table:table-cell>
          <table:table-cell table:style-name="ce1" office:value-type="string">
            <text:p>34,737<text:a xlink:href="http://www.leg.state.mn.us/lrl/mngov/constitutionalamendments.aspx#p">p</text:a></text:p>
          </table:table-cell>
          <table:table-cell table:style-name="ce1" office:value-type="string">
            <text:p><text:a xlink:href="https://www.revisor.mn.gov/data/revisor/law/1860/0/1860-022.pdf">1860 Laws of MInnesota Chapter 22</text:a></text:p>
          </table:table-cell>
        </table:table-row>
        <table:table-row table:style-name="ro2">
          <table:table-cell table:number-columns-repeated="2" table:style-name="ce1" office:value-type="float" office:value="1860">
            <text:p>1860</text:p>
          </table:table-cell>
          <table:table-cell table:style-name="ce1"/>
          <table:table-cell table:style-name="ce1" office:value-type="string">
            <text:p>To require popular approval of tax to pay railroad bonds: to repeal the $5 million amendment.</text:p>
          </table:table-cell>
          <table:table-cell table:style-name="ce1" table:formula="of:=IF([.F213] = &quot;U&quot;;&quot;Unresolved&quot;;IF([.F213] = &quot;A&quot;; &quot;Adopted&quot;; &quot;Rejected&quot;))" office:value-type="string" office:string-value="Adopted">
            <text:p>Adopted</text:p>
          </table:table-cell>
          <table:table-cell table:style-name="ce1" office:value-type="string">
            <text:p>A</text:p>
          </table:table-cell>
          <table:table-cell table:style-name="ce3" office:value-type="float" office:value="18648">
            <text:p>18,648</text:p>
          </table:table-cell>
          <table:table-cell office:value-type="float" office:value="743">
            <text:p>743</text:p>
          </table:table-cell>
          <table:table-cell table:style-name="ce1" office:value-type="string">
            <text:p>34,737<text:a xlink:href="http://www.leg.state.mn.us/lrl/mngov/constitutionalamendments.aspx#p">p</text:a></text:p>
          </table:table-cell>
          <table:table-cell table:style-name="ce1" office:value-type="string">
            <text:p><text:a xlink:href="https://www.revisor.mn.gov/data/revisor/law/1860/0/1860-C01.pdf">1860 Concurrent Resolution 1</text:a></text:p>
          </table:table-cell>
        </table:table-row>
        <table:table-row table:style-name="ro2">
          <table:table-cell table:number-columns-repeated="2" table:style-name="ce1" office:value-type="float" office:value="1858">
            <text:p>1858</text:p>
          </table:table-cell>
          <table:table-cell table:style-name="ce1"/>
          <table:table-cell table:style-name="ce1" office:value-type="string">
            <text:p>To authorize $5 million railroad loan.</text:p>
          </table:table-cell>
          <table:table-cell table:style-name="ce1" table:formula="of:=IF([.F214] = &quot;U&quot;;&quot;Unresolved&quot;;IF([.F214] = &quot;A&quot;; &quot;Adopted&quot;; &quot;Rejected&quot;))" office:value-type="string" office:string-value="Adopted">
            <text:p>Adopted</text:p>
          </table:table-cell>
          <table:table-cell table:style-name="ce1" office:value-type="string">
            <text:p>A</text:p>
          </table:table-cell>
          <table:table-cell table:style-name="ce3" office:value-type="float" office:value="25023">
            <text:p>25,023</text:p>
          </table:table-cell>
          <table:table-cell office:value-type="float" office:value="6733">
            <text:p>6,733</text:p>
          </table:table-cell>
          <table:table-cell table:style-name="ce1" office:value-type="string">
            <text:p>31,756<text:a xlink:href="http://www.leg.state.mn.us/lrl/mngov/constitutionalamendments.aspx#s">s</text:a></text:p>
          </table:table-cell>
          <table:table-cell table:style-name="ce1" office:value-type="string">
            <text:p><text:a xlink:href="https://www.revisor.mn.gov/data/revisor/law/1858/0/1858-001.pdf">1858 Laws of MInnesota Chapter 1</text:a></text:p>
          </table:table-cell>
        </table:table-row>
        <table:table-row table:style-name="ro2">
          <table:table-cell table:number-columns-repeated="2" table:style-name="ce1" office:value-type="float" office:value="1858">
            <text:p>1858</text:p>
          </table:table-cell>
          <table:table-cell table:style-name="ce1"/>
          <table:table-cell table:style-name="ce1" office:value-type="string">
            <text:p>To establish state government May 1, 1858.</text:p>
          </table:table-cell>
          <table:table-cell table:style-name="ce1" table:formula="of:=IF([.F215] = &quot;U&quot;;&quot;Unresolved&quot;;IF([.F215] = &quot;A&quot;; &quot;Adopted&quot;; &quot;Rejected&quot;))" office:value-type="string" office:string-value="Adopted">
            <text:p>Adopted</text:p>
          </table:table-cell>
          <table:table-cell table:style-name="ce1" office:value-type="string">
            <text:p>A</text:p>
          </table:table-cell>
          <table:table-cell table:style-name="ce3" office:value-type="float" office:value="25023">
            <text:p>25,023</text:p>
          </table:table-cell>
          <table:table-cell office:value-type="float" office:value="6733">
            <text:p>6,733</text:p>
          </table:table-cell>
          <table:table-cell table:style-name="ce1" office:value-type="string">
            <text:p>31,756<text:a xlink:href="http://www.leg.state.mn.us/lrl/mngov/constitutionalamendments.aspx#s">s</text:a></text:p>
          </table:table-cell>
          <table:table-cell table:style-name="ce1" office:value-type="string">
            <text:p><text:a xlink:href="https://www.revisor.mn.gov/data/revisor/law/1858/0/1858-002.pdf">1858 Laws of MInnesota Chapter 2</text:a></text:p>
          </table:table-cell>
        </table:table-row>
        <table:table-row table:style-name="ro2" table:number-rows-repeated="1048360">
          <table:table-cell table:number-columns-repeated="10"/>
        </table:table-row>
        <table:table-row table:style-name="ro2">
          <table:table-cell table:number-columns-repeated="10"/>
        </table:table-row>
      </table:table>
      <table:table table:name="Sheet2" table:style-name="ta1" table:print="false">
        <table:table-column table:style-name="co7" table:default-cell-style-name="Default"/>
        <table:table-row table:style-name="ro1">
          <table:table-cell/>
        </table:table-row>
      </table:table>
      <table:table table:name="Sheet3" table:style-name="ta1" table:print="false">
        <table:table-column table:style-name="co7"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3-29">03/29/2012</text:date>, <text:time>12:52:1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an Palazzolo</meta:initial-creator>
    <meta:creation-date>2012-03-29T10:10:58</meta:creation-date>
    <dc:date>2012-03-29T12:52:09</dc:date>
    <dc:creator>Alan Palazzolo</dc:creator>
    <meta:editing-duration>PT1H40M29S</meta:editing-duration>
    <meta:editing-cycles>2</meta:editing-cycles>
    <meta:generator>OpenOffice.org/3.3$Unix OpenOffice.org_project/330m20$Build-9567</meta:generator>
    <meta:document-statistic meta:table-count="3" meta:cell-count="1936" meta:object-count="0"/>
  </office:meta>
</office:document-meta>
</file>